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 fo:text-align="justify" style:justify-single-word="false"/>
    </style:style>
    <style:style style:name="P3" style:family="paragraph" style:parent-style-name="Text_20_body">
      <style:paragraph-properties style:line-height-at-least="0.176cm" fo:text-align="justify" style:justify-single-word="false"/>
    </style:style>
    <style:style style:name="P4" style:family="paragraph" style:parent-style-name="Text_20_body">
      <style:paragraph-properties fo:line-height="150%" fo:text-align="justify" style:justify-single-word="false"/>
    </style:style>
    <style:style style:name="P5" style:family="paragraph" style:parent-style-name="Text_20_body">
      <style:paragraph-properties fo:line-height="150%" fo:text-align="start" style:justify-single-word="false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Text_20_body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8" style:family="paragraph" style:parent-style-name="Text_20_body">
      <style:paragraph-properties fo:text-align="justify" style:justify-single-word="false"/>
      <style:text-properties fo:font-size="12pt" fo:font-weight="normal" style:font-size-asian="12pt" style:font-weight-asian="normal" style:font-size-complex="12pt"/>
    </style:style>
    <style:style style:name="P9" style:family="paragraph" style:parent-style-name="Text_20_body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text-align="start" style:justify-single-word="false"/>
    </style:style>
    <style:style style:name="P11" style:family="paragraph" style:parent-style-name="Standard">
      <style:paragraph-properties fo:line-height="150%" fo:text-align="justify" style:justify-single-word="false"/>
    </style:style>
    <style:style style:name="P12" style:family="paragraph" style:parent-style-name="Standard">
      <style:paragraph-properties fo:line-height="150%" fo:text-align="justify" style:justify-single-word="false">
        <style:tab-stops>
          <style:tab-stop style:position="-2.282cm"/>
          <style:tab-stop style:position="-1.647cm"/>
          <style:tab-stop style:position="-1.012cm"/>
          <style:tab-stop style:position="-0.377cm"/>
          <style:tab-stop style:position="-0.25cm"/>
          <style:tab-stop style:position="0.258cm"/>
          <style:tab-stop style:position="0.385cm"/>
          <style:tab-stop style:position="0.893cm"/>
          <style:tab-stop style:position="1.02cm"/>
          <style:tab-stop style:position="1.528cm"/>
          <style:tab-stop style:position="1.655cm"/>
          <style:tab-stop style:position="2.163cm"/>
          <style:tab-stop style:position="2.29cm"/>
          <style:tab-stop style:position="2.798cm"/>
          <style:tab-stop style:position="2.925cm"/>
          <style:tab-stop style:position="3.433cm"/>
          <style:tab-stop style:position="3.56cm"/>
          <style:tab-stop style:position="4.068cm"/>
          <style:tab-stop style:position="4.195cm"/>
          <style:tab-stop style:position="4.83cm"/>
          <style:tab-stop style:position="5.465cm"/>
          <style:tab-stop style:position="7.112cm"/>
          <style:tab-stop style:position="7.216cm"/>
        </style:tab-stops>
      </style:paragraph-properties>
      <style:text-properties fo:font-size="12pt" fo:font-weight="normal" style:font-size-asian="12pt" style:font-weight-asian="normal" style:font-size-complex="14.5pt" style:font-weight-complex="normal"/>
    </style:style>
    <style:style style:name="P13" style:family="paragraph" style:parent-style-name="Standard">
      <style:paragraph-properties fo:line-height="150%" fo:text-align="justify" style:justify-single-word="false">
        <style:tab-stops>
          <style:tab-stop style:position="-0.25cm"/>
        </style:tab-stops>
      </style:paragraph-properties>
      <style:text-properties fo:font-size="12pt" fo:font-weight="normal" style:font-size-asian="12pt" style:font-weight-asian="normal" style:font-size-complex="14.5pt" style:font-weight-complex="normal"/>
    </style:style>
    <style:style style:name="P14" style:family="paragraph" style:parent-style-name="Standard">
      <style:paragraph-properties fo:margin-left="0cm" fo:margin-right="0cm" style:line-height-at-least="0.176cm" fo:text-align="justify" style:justify-single-word="false" fo:text-indent="0cm" style:auto-text-indent="false"/>
    </style:style>
    <style:style style:name="P15" style:family="paragraph" style:parent-style-name="Standard">
      <style:paragraph-properties fo:margin-left="0cm" fo:margin-right="0cm" style:line-height-at-least="0.176cm" fo:text-align="justify" style:justify-single-word="false" fo:text-indent="0cm" style:auto-text-indent="false">
        <style:tab-stops>
          <style:tab-stop style:position="-1.52cm"/>
          <style:tab-stop style:position="-0.885cm"/>
          <style:tab-stop style:position="-0.25cm"/>
          <style:tab-stop style:position="0.385cm"/>
          <style:tab-stop style:position="1.02cm"/>
          <style:tab-stop style:position="1.655cm"/>
          <style:tab-stop style:position="2.29cm"/>
          <style:tab-stop style:position="2.925cm"/>
          <style:tab-stop style:position="3.56cm"/>
          <style:tab-stop style:position="4.195cm"/>
          <style:tab-stop style:position="4.83cm"/>
          <style:tab-stop style:position="5.465cm"/>
          <style:tab-stop style:position="6.35cm"/>
          <style:tab-stop style:position="6.466cm"/>
        </style:tab-stops>
      </style:paragraph-properties>
    </style:style>
    <style:style style:name="P16" style:family="paragraph" style:parent-style-name="Standard">
      <style:paragraph-properties fo:margin-left="0cm" fo:margin-right="0cm" style:line-height-at-least="0.176cm" fo:text-align="center" style:justify-single-word="false" fo:text-indent="0cm" style:auto-text-indent="false">
        <style:tab-stops>
          <style:tab-stop style:position="-1.52cm"/>
          <style:tab-stop style:position="-0.885cm"/>
          <style:tab-stop style:position="-0.25cm"/>
          <style:tab-stop style:position="0.385cm"/>
          <style:tab-stop style:position="1.02cm"/>
          <style:tab-stop style:position="1.655cm"/>
          <style:tab-stop style:position="2.29cm"/>
          <style:tab-stop style:position="2.925cm"/>
          <style:tab-stop style:position="3.56cm"/>
          <style:tab-stop style:position="4.195cm"/>
          <style:tab-stop style:position="4.83cm"/>
          <style:tab-stop style:position="5.465cm"/>
          <style:tab-stop style:position="6.35cm"/>
          <style:tab-stop style:position="6.466cm"/>
        </style:tab-stops>
      </style:paragraph-properties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0cm" style:auto-text-indent="false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-0.25cm"/>
          <style:tab-stop style:position="1.397cm"/>
          <style:tab-stop style:position="1.501cm"/>
        </style:tab-stops>
      </style:paragraph-properties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-2.282cm"/>
          <style:tab-stop style:position="-1.647cm"/>
          <style:tab-stop style:position="-1.012cm"/>
          <style:tab-stop style:position="-0.377cm"/>
          <style:tab-stop style:position="-0.25cm"/>
          <style:tab-stop style:position="0.258cm"/>
          <style:tab-stop style:position="0.385cm"/>
          <style:tab-stop style:position="0.893cm"/>
          <style:tab-stop style:position="1.02cm"/>
          <style:tab-stop style:position="1.528cm"/>
          <style:tab-stop style:position="1.655cm"/>
          <style:tab-stop style:position="2.163cm"/>
          <style:tab-stop style:position="2.29cm"/>
          <style:tab-stop style:position="2.798cm"/>
          <style:tab-stop style:position="2.925cm"/>
          <style:tab-stop style:position="3.433cm"/>
          <style:tab-stop style:position="3.56cm"/>
          <style:tab-stop style:position="4.068cm"/>
          <style:tab-stop style:position="4.195cm"/>
          <style:tab-stop style:position="4.83cm"/>
          <style:tab-stop style:position="5.465cm"/>
          <style:tab-stop style:position="7.112cm"/>
          <style:tab-stop style:position="7.216cm"/>
        </style:tab-stops>
      </style:paragraph-properties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-0.25cm"/>
          <style:tab-stop style:position="1.97cm"/>
        </style:tab-stops>
      </style:paragraph-properties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-0.25cm"/>
        </style:tab-stops>
      </style:paragraph-properties>
    </style:style>
    <style:style style:name="P22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-0.25cm"/>
          <style:tab-stop style:position="1.97cm"/>
        </style:tab-stops>
      </style:paragraph-properties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-2.282cm"/>
          <style:tab-stop style:position="-1.647cm"/>
          <style:tab-stop style:position="-1.012cm"/>
          <style:tab-stop style:position="-0.377cm"/>
          <style:tab-stop style:position="-0.25cm"/>
          <style:tab-stop style:position="0.258cm"/>
          <style:tab-stop style:position="0.385cm"/>
          <style:tab-stop style:position="0.893cm"/>
          <style:tab-stop style:position="1.02cm"/>
          <style:tab-stop style:position="1.528cm"/>
          <style:tab-stop style:position="1.655cm"/>
          <style:tab-stop style:position="2.163cm"/>
          <style:tab-stop style:position="2.29cm"/>
          <style:tab-stop style:position="2.798cm"/>
          <style:tab-stop style:position="2.925cm"/>
          <style:tab-stop style:position="3.433cm"/>
          <style:tab-stop style:position="3.56cm"/>
          <style:tab-stop style:position="4.068cm"/>
          <style:tab-stop style:position="4.195cm"/>
          <style:tab-stop style:position="4.83cm"/>
          <style:tab-stop style:position="5.465cm"/>
          <style:tab-stop style:position="7.112cm"/>
          <style:tab-stop style:position="7.216cm"/>
        </style:tab-stops>
      </style:paragraph-properties>
      <style:text-properties fo:font-size="12pt" fo:font-weight="normal" style:font-size-asian="12pt" style:font-weight-asian="normal" style:font-size-complex="14.5pt" style:font-weight-complex="normal"/>
    </style:style>
    <style:style style:name="P24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-2.282cm"/>
          <style:tab-stop style:position="-1.647cm"/>
          <style:tab-stop style:position="-1.012cm"/>
          <style:tab-stop style:position="-0.377cm"/>
          <style:tab-stop style:position="-0.25cm"/>
          <style:tab-stop style:position="0.258cm"/>
          <style:tab-stop style:position="0.385cm"/>
          <style:tab-stop style:position="0.893cm"/>
          <style:tab-stop style:position="1.02cm"/>
          <style:tab-stop style:position="1.528cm"/>
          <style:tab-stop style:position="1.655cm"/>
          <style:tab-stop style:position="2.163cm"/>
          <style:tab-stop style:position="2.29cm"/>
          <style:tab-stop style:position="2.798cm"/>
          <style:tab-stop style:position="2.925cm"/>
          <style:tab-stop style:position="3.433cm"/>
          <style:tab-stop style:position="3.56cm"/>
          <style:tab-stop style:position="4.068cm"/>
          <style:tab-stop style:position="4.195cm"/>
          <style:tab-stop style:position="4.83cm"/>
          <style:tab-stop style:position="5.465cm"/>
          <style:tab-stop style:position="7.112cm"/>
          <style:tab-stop style:position="7.216cm"/>
        </style:tab-stops>
      </style:paragraph-properties>
      <style:text-properties fo:font-size="12pt" fo:font-weight="normal" style:font-size-asian="12pt" style:font-weight-asian="normal" style:font-size-complex="14.5pt" style:font-weight-complex="normal"/>
    </style:style>
    <style:style style:name="P25" style:family="paragraph" style:parent-style-name="Text_20_body">
      <style:paragraph-properties fo:margin-left="0cm" fo:margin-right="0cm" style:line-height-at-least="0.176cm" fo:text-align="justify" style:justify-single-word="false" fo:text-indent="0cm" style:auto-text-indent="false"/>
    </style:style>
    <style:style style:name="P26" style:family="paragraph" style:parent-style-name="Text_20_body">
      <style:paragraph-properties fo:margin-left="0cm" fo:margin-right="0cm" style:line-height-at-least="0.176cm" fo:text-align="justify" style:justify-single-word="false" fo:text-indent="0cm" style:auto-text-indent="false"/>
      <style:text-properties fo:font-size="12pt" fo:font-weight="normal" style:font-size-asian="12pt" style:font-weight-asian="normal" style:font-size-complex="14.5pt" style:font-weight-complex="normal"/>
    </style:style>
    <style:style style:name="P27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fo:font-size="12pt" fo:font-weight="normal" style:font-size-asian="12pt" style:font-weight-asian="normal" style:font-size-complex="14.5pt" style:font-weight-complex="normal"/>
    </style:style>
    <style:style style:name="P28" style:family="paragraph" style:parent-style-name="Text_20_body">
      <style:paragraph-properties fo:margin-left="0cm" fo:margin-right="0cm" fo:line-height="150%" fo:text-align="start" style:justify-single-word="false" fo:text-indent="0cm" style:auto-text-indent="false"/>
      <style:text-properties fo:font-size="12pt" fo:font-weight="normal" style:font-size-asian="12pt" style:font-weight-asian="normal" style:font-size-complex="14.5pt" style:font-weight-complex="normal"/>
    </style:style>
    <style:style style:name="P29" style:family="paragraph" style:parent-style-name="Text_20_body">
      <style:paragraph-properties fo:margin-left="0cm" fo:margin-right="0cm" fo:line-height="100%" fo:text-align="justify" style:justify-single-word="false" fo:text-indent="0cm" style:auto-text-indent="false"/>
      <style:text-properties fo:font-size="12pt" fo:font-weight="normal" style:font-size-asian="12pt" style:font-weight-asian="normal" style:font-size-complex="14.5pt" style:font-weight-complex="normal"/>
    </style:style>
    <style:style style:name="P30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fo:font-size="12pt" fo:font-weight="normal" style:font-size-asian="12pt" style:font-weight-asian="normal" style:font-size-complex="14.5pt" style:font-weight-complex="normal"/>
    </style:style>
    <style:style style:name="P31" style:family="paragraph" style:parent-style-name="Text_20_body">
      <style:paragraph-properties fo:margin-left="0cm" fo:margin-right="0cm" style:line-height-at-least="0.176cm" fo:text-align="justify" style:justify-single-word="false" fo:text-indent="0cm" style:auto-text-indent="false"/>
      <style:text-properties fo:font-size="12pt" style:font-size-asian="12pt" style:font-size-complex="14.5pt"/>
    </style:style>
    <style:style style:name="P32" style:family="paragraph" style:parent-style-name="Text_20_body">
      <style:paragraph-properties fo:margin-left="0cm" fo:margin-right="0cm" fo:line-height="100%" fo:text-align="justify" style:justify-single-word="false" fo:text-indent="0cm" style:auto-text-indent="false"/>
    </style:style>
    <style:style style:name="P33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</style:style>
    <style:style style:name="P34" style:family="paragraph" style:parent-style-name="Text_20_body">
      <style:paragraph-properties fo:margin-left="0cm" fo:margin-right="0cm" fo:line-height="150%" fo:text-align="start" style:justify-single-word="false" fo:text-indent="0cm" style:auto-text-indent="false"/>
    </style:style>
    <style:style style:name="P35" style:family="paragraph" style:parent-style-name="Standard">
      <style:paragraph-properties fo:margin-top="0.176cm" fo:margin-bottom="0.176cm" style:line-height-at-least="0.176cm" fo:text-align="justify" style:justify-single-word="false" fo:hyphenation-ladder-count="no-limit">
        <style:tab-stops>
          <style:tab-stop style:position="-0.25cm"/>
          <style:tab-stop style:position="1.397cm"/>
          <style:tab-stop style:position="1.501cm"/>
        </style:tab-stops>
      </style:paragraph-properties>
      <style:text-properties fo:hyphenate="false" fo:hyphenation-remain-char-count="2" fo:hyphenation-push-char-count="2"/>
    </style:style>
    <style:style style:name="P36" style:family="paragraph" style:parent-style-name="Standard">
      <style:paragraph-properties fo:margin-left="1.97cm" fo:margin-right="0cm" fo:line-height="150%" fo:text-align="justify" style:justify-single-word="false" fo:text-indent="-0.635cm" style:auto-text-indent="false">
        <style:tab-stops>
          <style:tab-stop style:position="-0.25cm"/>
          <style:tab-stop style:position="1.97cm"/>
        </style:tab-stops>
      </style:paragraph-properties>
    </style:style>
    <style:style style:name="P37" style:family="paragraph" style:parent-style-name="Text_20_body">
      <style:paragraph-properties fo:margin-left="0.635cm" fo:margin-right="0cm" style:line-height-at-least="0.176cm" fo:text-align="justify" style:justify-single-word="false" fo:text-indent="0cm" style:auto-text-indent="false"/>
      <style:text-properties fo:font-size="12pt" fo:font-weight="normal" style:font-size-asian="12pt" style:font-weight-asian="normal" style:font-size-complex="14.5pt" style:font-weight-complex="normal"/>
    </style:style>
    <style:style style:name="P38" style:family="paragraph" style:parent-style-name="Text_20_body">
      <style:paragraph-properties fo:margin-left="0.635cm" fo:margin-right="0cm" style:line-height-at-least="0.176cm" fo:text-align="justify" style:justify-single-word="false" fo:text-indent="0cm" style:auto-text-indent="false"/>
      <style:text-properties fo:font-size="12pt" style:font-size-asian="12pt" style:font-size-complex="14.5pt"/>
    </style:style>
    <style:style style:name="P39" style:family="paragraph" style:parent-style-name="Text_20_body">
      <style:paragraph-properties fo:margin-left="0.635cm" fo:margin-right="0cm" style:line-height-at-least="0.176cm" fo:text-align="justify" style:justify-single-word="false" fo:text-indent="0cm" style:auto-text-indent="false"/>
    </style:style>
    <style:style style:name="P40" style:family="paragraph" style:parent-style-name="Text_20_body">
      <style:paragraph-properties fo:margin-top="0cm" fo:margin-bottom="0.212cm" style:line-height-at-least="0.176cm" fo:text-align="justify" style:justify-single-word="false"/>
    </style:style>
    <style:style style:name="P41" style:family="paragraph" style:parent-style-name="Text_20_body">
      <style:paragraph-properties fo:text-align="justify" style:justify-single-word="false"/>
    </style:style>
    <style:style style:name="P42" style:family="paragraph" style:parent-style-name="Text_20_body">
      <style:paragraph-properties fo:line-height="100%" fo:text-align="justify" style:justify-single-word="false"/>
    </style:style>
    <style:style style:name="P43" style:family="paragraph" style:parent-style-name="Text_20_body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44" style:family="paragraph" style:parent-style-name="Text_20_body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5" style:family="paragraph" style:parent-style-name="Text_20_body">
      <style:paragraph-properties fo:line-height="100%" fo:text-align="justify" style:justify-single-word="false"/>
      <style:text-properties fo:font-size="12pt" fo:font-weight="normal" style:font-size-asian="12pt" style:font-weight-asian="normal" style:font-size-complex="12pt"/>
    </style:style>
    <style:style style:name="P46" style:family="paragraph" style:parent-style-name="Text_20_body">
      <style:paragraph-properties style:line-height-at-least="0.176cm" fo:text-align="justify" style:justify-single-word="false"/>
    </style:style>
    <style:style style:name="P47" style:family="paragraph" style:parent-style-name="Text_20_body">
      <style:paragraph-properties fo:line-height="150%" fo:text-align="justify" style:justify-single-word="false"/>
    </style:style>
    <style:style style:name="P48" style:family="paragraph" style:parent-style-name="Text_20_body">
      <style:paragraph-properties fo:margin-left="0cm" fo:margin-right="0cm" fo:line-height="100%" fo:text-align="justify" style:justify-single-word="false" fo:text-indent="0cm" style:auto-text-indent="false"/>
      <style:text-properties fo:font-size="12pt" fo:font-weight="normal" style:font-size-asian="12pt" style:font-weight-asian="normal" style:font-size-complex="14.5pt" style:font-weight-complex="normal"/>
    </style:style>
    <style:style style:name="P49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fo:font-size="12pt" fo:font-weight="normal" style:font-size-asian="12pt" style:font-weight-asian="normal" style:font-size-complex="14.5pt" style:font-weight-complex="normal"/>
    </style:style>
    <style:style style:name="P50" style:family="paragraph" style:parent-style-name="Text_20_body">
      <style:paragraph-properties fo:margin-left="0cm" fo:margin-right="0cm" style:line-height-at-least="0.176cm" fo:text-align="justify" style:justify-single-word="false" fo:text-indent="0cm" style:auto-text-indent="false"/>
      <style:text-properties fo:font-size="12pt" fo:font-weight="normal" style:font-size-asian="12pt" style:font-weight-asian="normal" style:font-size-complex="14.5pt" style:font-weight-complex="normal"/>
    </style:style>
    <style:style style:name="P51" style:family="paragraph" style:parent-style-name="Text_20_body">
      <style:paragraph-properties fo:margin-left="0cm" fo:margin-right="0cm" style:line-height-at-least="0.176cm" fo:text-align="justify" style:justify-single-word="false" fo:text-indent="0cm" style:auto-text-indent="false"/>
      <style:text-properties fo:font-size="12pt" style:font-size-asian="12pt" style:font-size-complex="14.5pt"/>
    </style:style>
    <style:style style:name="P52" style:family="paragraph" style:parent-style-name="Text_20_body">
      <style:paragraph-properties fo:margin-left="0cm" fo:margin-right="0cm" fo:line-height="100%" fo:text-align="justify" style:justify-single-word="false" fo:text-indent="0cm" style:auto-text-indent="false"/>
    </style:style>
    <style:style style:name="P53" style:family="paragraph" style:parent-style-name="Text_20_body">
      <style:paragraph-properties fo:margin-left="0cm" fo:margin-right="0cm" style:line-height-at-least="0.176cm" fo:text-align="justify" style:justify-single-word="false" fo:text-indent="0cm" style:auto-text-indent="false"/>
    </style:style>
    <style:style style:name="P54" style:family="paragraph" style:parent-style-name="Text_20_body">
      <style:paragraph-properties fo:margin-left="0.635cm" fo:margin-right="0cm" style:line-height-at-least="0.176cm" fo:text-align="justify" style:justify-single-word="false" fo:text-indent="0cm" style:auto-text-indent="false"/>
      <style:text-properties fo:font-size="12pt" fo:font-weight="normal" style:font-size-asian="12pt" style:font-weight-asian="normal" style:font-size-complex="14.5pt" style:font-weight-complex="normal"/>
    </style:style>
    <style:style style:name="P55" style:family="paragraph" style:parent-style-name="Text_20_body">
      <style:paragraph-properties fo:margin-left="0.635cm" fo:margin-right="0cm" style:line-height-at-least="0.176cm" fo:text-align="start" style:justify-single-word="false" fo:text-indent="0cm" style:auto-text-indent="false"/>
      <style:text-properties fo:font-size="12pt" fo:font-weight="normal" style:font-size-asian="12pt" style:font-weight-asian="normal" style:font-size-complex="14.5pt" style:font-weight-complex="normal"/>
    </style:style>
    <style:style style:name="P56" style:family="paragraph" style:parent-style-name="Text_20_body">
      <style:paragraph-properties fo:margin-left="0.635cm" fo:margin-right="0cm" fo:line-height="100%" fo:text-align="justify" style:justify-single-word="false" fo:text-indent="0cm" style:auto-text-indent="false"/>
      <style:text-properties fo:font-size="12pt" fo:font-weight="normal" style:font-size-asian="12pt" style:font-weight-asian="normal" style:font-size-complex="14.5pt" style:font-weight-complex="normal"/>
    </style:style>
    <style:style style:name="P57" style:family="paragraph" style:parent-style-name="Heading_20_1">
      <style:paragraph-properties fo:margin-left="0cm" fo:margin-right="0cm" style:line-height-at-least="0.176cm" fo:text-align="justify" style:justify-single-word="false" fo:text-indent="0cm" style:auto-text-indent="false"/>
    </style:style>
    <style:style style:name="P58" style:family="paragraph" style:parent-style-name="Heading_20_1" style:list-style-name="">
      <style:paragraph-properties fo:margin-left="0cm" fo:margin-right="0cm" style:line-height-at-least="0.176cm" fo:text-align="justify" style:justify-single-word="false" fo:text-indent="0cm" style:auto-text-indent="false">
        <style:tab-stops>
          <style:tab-stop style:position="-5.965cm"/>
          <style:tab-stop style:position="-5.33cm"/>
          <style:tab-stop style:position="-4.695cm"/>
          <style:tab-stop style:position="-4.06cm"/>
          <style:tab-stop style:position="-3.425cm"/>
          <style:tab-stop style:position="-2.79cm"/>
          <style:tab-stop style:position="-2.155cm"/>
          <style:tab-stop style:position="-1.52cm"/>
          <style:tab-stop style:position="-0.885cm"/>
          <style:tab-stop style:position="-0.25cm"/>
          <style:tab-stop style:position="0.385cm"/>
          <style:tab-stop style:position="1.02cm"/>
          <style:tab-stop style:position="1.905cm"/>
          <style:tab-stop style:position="2.021cm"/>
        </style:tab-stops>
      </style:paragraph-properties>
    </style:style>
    <style:style style:name="P59" style:family="paragraph" style:parent-style-name="Heading_20_1">
      <style:paragraph-properties fo:margin-left="0cm" fo:margin-right="1cm" fo:line-height="150%" fo:text-align="justify" style:justify-single-word="false" fo:text-indent="0cm" style:auto-text-indent="false">
        <style:tab-stops>
          <style:tab-stop style:position="-0.25cm"/>
          <style:tab-stop style:position="0.385cm"/>
          <style:tab-stop style:position="1.02cm"/>
          <style:tab-stop style:position="1.655cm"/>
          <style:tab-stop style:position="2.29cm"/>
          <style:tab-stop style:position="2.925cm"/>
          <style:tab-stop style:position="3.56cm"/>
          <style:tab-stop style:position="4.195cm"/>
          <style:tab-stop style:position="4.83cm"/>
          <style:tab-stop style:position="5.465cm"/>
          <style:tab-stop style:position="6.35cm"/>
          <style:tab-stop style:position="6.466cm"/>
        </style:tab-stops>
      </style:paragraph-properties>
    </style:style>
    <style:style style:name="P60" style:family="paragraph" style:parent-style-name="Heading_20_1">
      <style:paragraph-properties fo:margin-left="0cm" fo:margin-right="1cm" fo:line-height="150%" fo:text-align="justify" style:justify-single-word="false" fo:text-indent="0cm" style:auto-text-indent="false">
        <style:tab-stops>
          <style:tab-stop style:position="-1.52cm"/>
          <style:tab-stop style:position="-0.885cm"/>
          <style:tab-stop style:position="-0.25cm"/>
          <style:tab-stop style:position="0.385cm"/>
          <style:tab-stop style:position="1.02cm"/>
          <style:tab-stop style:position="1.655cm"/>
          <style:tab-stop style:position="2.29cm"/>
          <style:tab-stop style:position="2.925cm"/>
          <style:tab-stop style:position="3.56cm"/>
          <style:tab-stop style:position="4.195cm"/>
          <style:tab-stop style:position="4.83cm"/>
          <style:tab-stop style:position="5.465cm"/>
          <style:tab-stop style:position="6.35cm"/>
          <style:tab-stop style:position="6.466cm"/>
        </style:tab-stops>
      </style:paragraph-properties>
    </style:style>
    <style:style style:name="P61" style:family="paragraph" style:parent-style-name="Heading_20_2">
      <style:paragraph-properties fo:margin-left="1.397cm" fo:margin-right="0cm" fo:margin-top="0.176cm" fo:margin-bottom="0.176cm" fo:line-height="150%" fo:text-align="justify" style:justify-single-word="false" fo:hyphenation-ladder-count="no-limit" fo:text-indent="-0.762cm" style:auto-text-indent="false">
        <style:tab-stops>
          <style:tab-stop style:position="-0.25cm"/>
          <style:tab-stop style:position="1.397cm"/>
          <style:tab-stop style:position="1.501cm"/>
        </style:tab-stops>
      </style:paragraph-properties>
      <style:text-properties fo:hyphenate="false" fo:hyphenation-remain-char-count="2" fo:hyphenation-push-char-count="2"/>
    </style:style>
    <style:style style:name="P62" style:family="paragraph" style:parent-style-name="Heading_20_2">
      <style:paragraph-properties fo:margin-left="1.397cm" fo:margin-right="0cm" fo:margin-top="0.176cm" fo:margin-bottom="0.176cm" style:line-height-at-least="0.176cm" fo:text-align="justify" style:justify-single-word="false" fo:hyphenation-ladder-count="no-limit" fo:text-indent="-0.762cm" style:auto-text-indent="false">
        <style:tab-stops>
          <style:tab-stop style:position="-0.25cm"/>
          <style:tab-stop style:position="1.397cm"/>
          <style:tab-stop style:position="1.501cm"/>
        </style:tab-stops>
      </style:paragraph-properties>
      <style:text-properties fo:hyphenate="false" fo:hyphenation-remain-char-count="2" fo:hyphenation-push-char-count="2"/>
    </style:style>
    <style:style style:name="P63" style:family="paragraph" style:parent-style-name="Heading_20_2">
      <style:paragraph-properties fo:margin-left="0.635cm" fo:margin-right="0cm" fo:margin-top="0.176cm" fo:margin-bottom="0.176cm" style:line-height-at-least="0.176cm" fo:text-align="justify" style:justify-single-word="false" fo:hyphenation-ladder-count="no-limit" fo:text-indent="0cm" style:auto-text-indent="false">
        <style:tab-stops>
          <style:tab-stop style:position="-0.25cm"/>
          <style:tab-stop style:position="1.397cm"/>
          <style:tab-stop style:position="1.501cm"/>
        </style:tab-stops>
      </style:paragraph-properties>
      <style:text-properties fo:hyphenate="false" fo:hyphenation-remain-char-count="2" fo:hyphenation-push-char-count="2"/>
    </style:style>
    <style:style style:name="P64" style:family="paragraph" style:parent-style-name="Heading_20_2">
      <style:paragraph-properties fo:margin-left="0.635cm" fo:margin-right="0cm" fo:margin-top="0.176cm" fo:margin-bottom="0.176cm" fo:line-height="100%" fo:text-align="justify" style:justify-single-word="false" fo:hyphenation-ladder-count="no-limit" fo:text-indent="0cm" style:auto-text-indent="false">
        <style:tab-stops>
          <style:tab-stop style:position="-0.25cm"/>
          <style:tab-stop style:position="1.397cm"/>
          <style:tab-stop style:position="1.501cm"/>
        </style:tab-stops>
      </style:paragraph-properties>
      <style:text-properties fo:hyphenate="false" fo:hyphenation-remain-char-count="2" fo:hyphenation-push-char-count="2"/>
    </style:style>
    <style:style style:name="P65" style:family="paragraph" style:parent-style-name="Heading_20_2">
      <style:paragraph-properties fo:margin-top="0.176cm" fo:margin-bottom="0.176cm" style:line-height-at-least="0.176cm" fo:text-align="justify" style:justify-single-word="false" fo:hyphenation-ladder-count="no-limit">
        <style:tab-stops>
          <style:tab-stop style:position="-0.25cm"/>
          <style:tab-stop style:position="1.397cm"/>
          <style:tab-stop style:position="1.501cm"/>
        </style:tab-stops>
      </style:paragraph-properties>
      <style:text-properties fo:hyphenate="false" fo:hyphenation-remain-char-count="2" fo:hyphenation-push-char-count="2"/>
    </style:style>
    <style:style style:name="P66" style:family="paragraph" style:parent-style-name="Heading_20_2">
      <style:paragraph-properties fo:margin-top="0.176cm" fo:margin-bottom="0.176cm" fo:line-height="100%" fo:text-align="justify" style:justify-single-word="false" fo:hyphenation-ladder-count="no-limit">
        <style:tab-stops>
          <style:tab-stop style:position="-0.25cm"/>
          <style:tab-stop style:position="1.397cm"/>
          <style:tab-stop style:position="1.501cm"/>
        </style:tab-stops>
      </style:paragraph-properties>
      <style:text-properties fo:hyphenate="false" fo:hyphenation-remain-char-count="2" fo:hyphenation-push-char-count="2"/>
    </style:style>
    <style:style style:name="P67" style:family="paragraph" style:parent-style-name="Heading_20_2">
      <style:paragraph-properties fo:margin-left="5.715cm" fo:margin-right="0cm" fo:line-height="150%" fo:text-align="justify" style:justify-single-word="false" fo:text-indent="0cm" style:auto-text-indent="false">
        <style:tab-stops>
          <style:tab-stop style:position="-2.282cm"/>
          <style:tab-stop style:position="-1.647cm"/>
          <style:tab-stop style:position="-1.012cm"/>
          <style:tab-stop style:position="-0.377cm"/>
          <style:tab-stop style:position="-0.25cm"/>
          <style:tab-stop style:position="0.258cm"/>
          <style:tab-stop style:position="0.385cm"/>
          <style:tab-stop style:position="0.893cm"/>
          <style:tab-stop style:position="1.02cm"/>
          <style:tab-stop style:position="1.528cm"/>
          <style:tab-stop style:position="1.655cm"/>
          <style:tab-stop style:position="2.163cm"/>
          <style:tab-stop style:position="2.29cm"/>
          <style:tab-stop style:position="2.798cm"/>
          <style:tab-stop style:position="2.925cm"/>
          <style:tab-stop style:position="3.433cm"/>
          <style:tab-stop style:position="3.56cm"/>
          <style:tab-stop style:position="4.068cm"/>
          <style:tab-stop style:position="4.195cm"/>
          <style:tab-stop style:position="4.83cm"/>
          <style:tab-stop style:position="5.465cm"/>
          <style:tab-stop style:position="7.112cm"/>
          <style:tab-stop style:position="7.216cm"/>
        </style:tab-stops>
      </style:paragraph-properties>
      <style:text-properties fo:font-weight="bold" style:font-weight-asian="bold" style:font-weight-complex="bold"/>
    </style:style>
    <style:style style:name="P68" style:family="paragraph" style:parent-style-name="Heading_20_2">
      <style:paragraph-properties fo:margin-left="0cm" fo:margin-right="0cm" fo:margin-top="0.176cm" fo:margin-bottom="0.176cm" style:line-height-at-least="0.176cm" fo:text-align="justify" style:justify-single-word="false" fo:hyphenation-ladder-count="no-limit" fo:text-indent="0cm" style:auto-text-indent="false">
        <style:tab-stops>
          <style:tab-stop style:position="-0.25cm"/>
          <style:tab-stop style:position="1.397cm"/>
          <style:tab-stop style:position="1.501cm"/>
        </style:tab-stops>
      </style:paragraph-properties>
      <style:text-properties fo:hyphenate="false" fo:hyphenation-remain-char-count="2" fo:hyphenation-push-char-count="2"/>
    </style:style>
    <style:style style:name="P69" style:family="paragraph" style:parent-style-name="Heading_20_2">
      <style:paragraph-properties fo:margin-left="0cm" fo:margin-right="0cm" fo:margin-top="0.176cm" fo:margin-bottom="0.176cm" fo:line-height="150%" fo:text-align="justify" style:justify-single-word="false" fo:hyphenation-ladder-count="no-limit" fo:text-indent="0cm" style:auto-text-indent="false">
        <style:tab-stops>
          <style:tab-stop style:position="-0.25cm"/>
          <style:tab-stop style:position="1.397cm"/>
          <style:tab-stop style:position="1.501cm"/>
        </style:tab-stops>
      </style:paragraph-properties>
      <style:text-properties fo:hyphenate="false" fo:hyphenation-remain-char-count="2" fo:hyphenation-push-char-count="2"/>
    </style:style>
    <style:style style:name="P70" style:family="paragraph" style:parent-style-name="Heading_20_2">
      <style:paragraph-properties fo:margin-left="0cm" fo:margin-right="0cm" fo:margin-top="0.176cm" fo:margin-bottom="0.176cm" style:line-height-at-least="0.176cm" fo:text-align="justify" style:justify-single-word="false" fo:hyphenation-ladder-count="no-limit" fo:text-indent="0cm" style:auto-text-indent="false">
        <style:tab-stops>
          <style:tab-stop style:position="-0.25cm"/>
          <style:tab-stop style:position="1.397cm"/>
          <style:tab-stop style:position="1.501cm"/>
        </style:tab-stops>
      </style:paragraph-properties>
      <style:text-properties fo:font-size="12pt" fo:font-weight="normal" style:font-size-asian="12pt" style:font-weight-asian="normal" style:font-size-complex="12pt" fo:hyphenate="false" fo:hyphenation-remain-char-count="2" fo:hyphenation-push-char-count="2"/>
    </style:style>
    <style:style style:name="P71" style:family="paragraph" style:parent-style-name="Heading_20_2">
      <style:paragraph-properties fo:margin-left="0cm" fo:margin-right="0cm" style:line-height-at-least="0.176cm" fo:text-align="justify" style:justify-single-word="false" fo:text-indent="0cm" style:auto-text-indent="false">
        <style:tab-stops>
          <style:tab-stop style:position="-0.25cm"/>
          <style:tab-stop style:position="1.905cm"/>
        </style:tab-stops>
      </style:paragraph-properties>
    </style:style>
    <style:style style:name="P72" style:family="paragraph" style:parent-style-name="Standard">
      <style:paragraph-properties fo:line-height="150%" fo:text-align="justify" style:justify-single-word="false">
        <style:tab-stops>
          <style:tab-stop style:position="-2.282cm"/>
          <style:tab-stop style:position="-1.647cm"/>
          <style:tab-stop style:position="-1.012cm"/>
          <style:tab-stop style:position="-0.377cm"/>
          <style:tab-stop style:position="-0.25cm"/>
          <style:tab-stop style:position="0.258cm"/>
          <style:tab-stop style:position="0.385cm"/>
          <style:tab-stop style:position="0.893cm"/>
          <style:tab-stop style:position="1.02cm"/>
          <style:tab-stop style:position="1.528cm"/>
          <style:tab-stop style:position="1.655cm"/>
          <style:tab-stop style:position="2.163cm"/>
          <style:tab-stop style:position="2.29cm"/>
          <style:tab-stop style:position="2.798cm"/>
          <style:tab-stop style:position="2.925cm"/>
          <style:tab-stop style:position="3.433cm"/>
          <style:tab-stop style:position="3.56cm"/>
          <style:tab-stop style:position="4.068cm"/>
          <style:tab-stop style:position="4.195cm"/>
          <style:tab-stop style:position="4.83cm"/>
          <style:tab-stop style:position="5.465cm"/>
          <style:tab-stop style:position="7.112cm"/>
          <style:tab-stop style:position="7.216cm"/>
        </style:tab-stops>
      </style:paragraph-properties>
      <style:text-properties fo:font-size="12pt" fo:font-weight="normal" style:font-size-asian="12pt" style:font-weight-asian="normal" style:font-size-complex="14.5pt" style:font-weight-complex="normal"/>
    </style:style>
    <style:style style:name="P73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-0.25cm"/>
          <style:tab-stop style:position="1.97cm"/>
        </style:tab-stops>
      </style:paragraph-properties>
    </style:style>
    <style:style style:name="P74" style:family="paragraph" style:parent-style-name="Standard">
      <style:paragraph-properties fo:margin-left="0cm" fo:margin-right="0cm" fo:line-height="150%" fo:text-align="justify" style:justify-single-word="false" fo:text-indent="0cm" style:auto-text-indent="false"/>
    </style:style>
    <style:style style:name="P75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-0.25cm"/>
          <style:tab-stop style:position="1.97cm"/>
        </style:tab-stops>
      </style:paragraph-properties>
    </style:style>
    <style:style style:name="P76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-0.25cm"/>
          <style:tab-stop style:position="1.97cm"/>
        </style:tab-stops>
      </style:paragraph-properties>
    </style:style>
    <style:style style:name="T1" style:family="text">
      <style:text-properties fo:font-size="12pt" fo:font-weight="bold" style:font-size-asian="12pt" style:font-weight-asian="bold" style:font-size-complex="14.5pt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fo:font-weight="normal" style:font-size-asian="12pt" style:font-weight-asian="normal" style:font-size-complex="14.5pt" style:font-weight-complex="normal"/>
    </style:style>
    <style:style style:name="T4" style:family="text">
      <style:text-properties fo:font-size="12pt" fo:font-weight="normal" style:font-size-asian="12pt" style:font-weight-asian="normal" style:font-size-complex="12pt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weight="normal" style:font-size-asian="10.5pt" style:font-weight-asian="normal" style:font-size-complex="12pt" style:font-weight-complex="normal"/>
    </style:style>
    <style:style style:name="T7" style:family="text">
      <style:text-properties fo:font-size="12pt" style:font-size-asian="12pt" style:font-size-complex="14.5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style:font-size-asian="10.5pt" style:font-size-complex="12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style:font-name="Times New Roman" fo:font-weight="bold" style:font-weight-asian="bold" style:font-name-complex="Times New Roman" style:font-weight-complex="bold"/>
    </style:style>
    <style:style style:name="T14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15" style:family="text">
      <style:text-properties style:font-name="Times New Roman" fo:font-size="12pt" fo:font-weight="bold" style:font-size-asian="12pt" style:font-weight-asian="bold" style:font-name-complex="Times New Roman" style:font-size-complex="14.5pt" style:font-weight-complex="bold"/>
    </style:style>
    <style:style style:name="T16" style:family="text">
      <style:text-properties fo:font-size="20pt" fo:font-weight="normal" style:font-size-asian="20pt" style:font-weight-asian="normal" style:font-size-complex="20pt" style:font-weight-complex="normal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style:font-name="Symbol" fo:font-size="20pt" fo:font-weight="bold" style:font-name-asian="Symbol" style:font-size-asian="20pt" style:font-weight-asian="bold" style:font-name-complex="Symbol" style:font-size-complex="20pt" style:font-weight-complex="bold"/>
    </style:style>
    <style:style style:name="T19" style:family="text">
      <style:text-properties style:font-size-asian="12pt"/>
    </style:style>
    <style:style style:name="T20" style:family="text">
      <style:text-properties style:font-name="Times New Roman CYR" style:font-name-asian="Times New Roman CYR" style:font-name-complex="Times New Roman CYR" style:font-size-complex="14pt"/>
    </style:style>
    <style:style style:name="T21" style:family="text">
      <style:text-properties style:font-name="Times New Roman CYR" style:font-name-complex="Times New Roman CYR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8" text:outline-level="1"><text:s text:c="70"/><text:span text:style-name="T9"><text:s text:c="68"/></text:span><text:span text:style-name="T6">1</text:span></text:h>
      <text:h text:style-name="P58" text:outline-level="1"><text:s text:c="55"/>1.Общие положения</text:h>
      <text:list xml:id="list33609501" text:style-name="WW8Num2">
        <text:list-item>
          <text:list>
            <text:list-item>
              <text:p text:style-name="P61">Муниципальное казённое образовательное учреждение дополнительного образования детей <text:s/>«Поныровская детская школа искусств» Поныровского района Курской области <text:s/><text:span text:style-name="Нумерованный_20_обычный_20_Знак_20_Знак"><text:s/>(далее Школа) <text:s text:c="2"/></text:span><text:s/>является некоммерческой организацией, созданной в форме муниципального учреждения в целях осуществления образовательной и социально-культурной деятельности. </text:p>
            </text:list-item>
            <text:list-item>
              <text:p text:style-name="P61">Школа является казённым учреждением, финансовое обеспечение образовательной деятельности осуществляется <text:s/>за счёт средств местного <text:s/>бюджета <text:s/>Поныровского <text:s/>района <text:s/>на основе бюджетной сметы.</text:p>
            </text:list-item>
            <text:list-item>
              <text:p text:style-name="P62">Официальное наименование Школы:</text:p>
            </text:list-item>
          </text:list>
        </text:list-item>
      </text:list>
      <text:p text:style-name="P2"><text:s text:c="14"/>Полное: Муниципальное <text:s text:c="2"/>казённое <text:s/>образовательное <text:s/>учреждение <text:s text:c="2"/>дополнительного </text:p>
      <text:p text:style-name="P2"><text:s text:c="14"/>образования <text:s text:c="3"/>детей <text:s text:c="4"/>«Поныровская <text:s text:c="4"/>детская <text:s text:c="3"/>школа <text:s text:c="3"/>искусств» <text:s text:c="2"/>Поныровского </text:p>
      <text:p text:style-name="P2"><text:s text:c="14"/>района Курской области</text:p>
      <text:p text:style-name="P2"><text:s text:c="14"/>Сокращённое: МКОУДОД «Поныровская детская школа искусств».</text:p>
      <text:list xml:id="list34677954" text:continue-numbering="true" text:style-name="WW8Num2">
        <text:list-item>
          <text:list>
            <text:list-item>
              <text:p text:style-name="P61">Учредителем Школы является муниципальный район «Поныровский район» Курской области. Функции и полномочия Учредителя осуществляет <text:s text:c="2"/>Администрация Поныровского <text:s text:c="2"/>района Курской области (далее - Учредитель). </text:p>
            </text:list-item>
            <text:list-item>
              <text:p text:style-name="P61">Местонахождение Школы: 306000 Курская область, Поныровский район, п. Поныри, ул. Ново-Почтовая, д. 2.</text:p>
            </text:list-item>
          </text:list>
        </text:list-item>
      </text:list>
      <text:p text:style-name="P6"><text:s text:c="6"/>1.6. Школа является юридическим <text:s/>лицом, обладает <text:s text:c="2"/>обособленным <text:s text:c="2"/>имуществом, <text:s/>имеет </text:p>
      <text:p text:style-name="P6"><text:s text:c="13"/>своё <text:s/>наименование, самостоятельный баланс и смету, расчётные <text:s text:c="2"/>и <text:s text:c="2"/>другие <text:s text:c="2"/>счета <text:s/>в</text:p>
      <text:p text:style-name="P6"><text:s text:c="13"/>банковских учреждениях, печать установленного образца, <text:s text:c="2"/>штамп, бланки <text:s text:c="2"/>со <text:s text:c="2"/>своим </text:p>
      <text:p text:style-name="P10"><text:s text:c="13"/>наименованием. Школа в <text:s/>соответствии <text:s/>с действующим законодательством может <text:s/>от <text:s text:c="13"/></text:p>
      <text:p text:style-name="P6"><text:s text:c="13"/>своего <text:s text:c="4"/>имени <text:s text:c="5"/>приобретать <text:s text:c="4"/>и <text:s text:c="4"/>осуществлять <text:s text:c="4"/>имущественные <text:s text:c="4"/>и <text:s text:c="4"/>личные </text:p>
      <text:p text:style-name="P6"><text:s text:c="13"/>не имущественные права, нести обязанности и быть истцом <text:s/>и <text:s/>ответчиком <text:s text:c="2"/>в <text:s text:c="3"/>судах. <text:s text:c="230"/></text:p>
      <text:p text:style-name="P6"><text:s text:c="6"/>1.7.Права <text:s text:c="2"/>юридического <text:s text:c="3"/>лица <text:s text:c="2"/>у <text:s/>Школы <text:s text:c="2"/>в <text:s text:c="3"/>части <text:s text:c="3"/>ведения <text:s text:c="3"/>уставной <text:s text:c="3"/>финансово- <text:s/></text:p>
      <text:p text:style-name="P6"><text:s text:c="13"/>хозяйственно <text:s/>деятельности, направленной на подготовку образовательного процесса, <text:s text:c="117"/></text:p>
      <text:p text:style-name="P6"><text:s text:c="13"/>возникают с момента её государственной регистрации.</text:p>
      <text:p text:style-name="P6"><text:s text:c="6"/>1.8.Право <text:s text:c="4"/>на <text:s text:c="7"/>образовательную <text:s text:c="7"/>деятельность <text:s text:c="5"/>и <text:s text:c="6"/>льготы, <text:s text:c="2"/>предоставляемые </text:p>
      <text:p text:style-name="P6"><text:soft-page-break/><text:s text:c="152"/>2</text:p>
      <text:p text:style-name="P6"><text:s text:c="13"/>законодательством Российской Федерации, возникает у Школы с момента выдачи <text:s/>ей</text:p>
      <text:p text:style-name="P6"><text:s text:c="13"/>лицензии (разрешения).</text:p>
      <text:p text:style-name="P6"><text:s text:c="7"/>1.9.Регистрация, <text:s/>лицензирование <text:s text:c="4"/>Школы <text:s text:c="3"/>проводятся <text:s text:c="3"/>в <text:s text:c="3"/>порядке, <text:s text:c="3"/>установленном </text:p>
      <text:p text:style-name="P6"><text:s text:c="14"/>законодательством <text:s text:c="6"/>Российской <text:s text:c="6"/>Федерации, <text:s text:c="5"/>Типовым <text:s text:c="7"/>положением <text:s text:c="5"/>о </text:p>
      <text:p text:style-name="P6"><text:s text:c="14"/>соответствующем <text:s/>типе <text:s text:c="2"/>и <text:s text:c="2"/>виде <text:s/>образовательного <text:s/>учреждения, иными <text:s text:c="2"/>правовыми </text:p>
      <text:p text:style-name="P6"><text:s text:c="14"/>актами, изданными на основании Закона <text:s/>Российской <text:s/>Федерации <text:s/>«Об образовании».</text:p>
      <text:p text:style-name="P6"><text:s text:c="6"/>1.10.Школа в своей деятельности <text:s/>руководствуется Законом <text:s/>Российской <text:s/>Федерации <text:s/>«Об </text:p>
      <text:p text:style-name="P6"><text:s text:c="14"/>образовании», федеральными законами, международными актами в области <text:s text:c="2"/>защиты </text:p>
      <text:p text:style-name="P6"><text:s text:c="14"/>прав <text:s text:c="2"/>ребёнка, <text:s/>нормативно-правовыми актами <text:s/>Президента <text:s/>Российской <text:s/>Федерации, </text:p>
      <text:p text:style-name="P6"><text:s text:c="14"/>Правительства Российской Федерации, министерств, ведомств и агентств Российской </text:p>
      <text:p text:style-name="P6"><text:s text:c="14"/>Федерации, <text:s/>законами <text:s text:c="2"/>и <text:s/>иными <text:s text:c="2"/>нормативно-правовыми <text:s/>актами <text:s/>Курской <text:s/>области,</text:p>
      <text:p text:style-name="P6"><text:s text:c="14"/>нормативно-правовыми <text:s text:c="2"/>актами <text:s text:c="2"/>органов <text:s/>местного <text:s/>самоуправления <text:s/>Поныровского</text:p>
      <text:p text:style-name="P6"><text:s text:c="14"/>района, решениями и <text:s/>приказами <text:s/>соответствующих <text:s/>органов <text:s/>управления <text:s/>культурой, </text:p>
      <text:p text:style-name="P6"><text:s text:c="14"/>Типовым <text:s text:c="5"/>положением <text:s text:c="4"/>об <text:s text:c="5"/>образовательном <text:s text:c="4"/>учреждении <text:s text:c="3"/>дополнительного </text:p>
      <text:p text:style-name="P6"><text:s text:c="14"/>образования детей, настоящим Уставом.</text:p>
      <text:list xml:id="list34672180" text:continue-numbering="true" text:style-name="WW8Num2">
        <text:list-item>
          <text:list>
            <text:list-header>
              <text:p text:style-name="P63">1.11.Школа <text:s/>взаимодействует <text:s/>с <text:s/>другими <text:s/>организациями <text:s/>и <text:s/>гражданами <text:s/>в <text:s text:c="2"/>сфере <text:s text:c="2"/>своей</text:p>
            </text:list-header>
          </text:list>
        </text:list-item>
      </text:list>
      <text:p text:style-name="P6"><text:s text:c="14"/>деятельности <text:s text:c="3"/>в <text:s text:c="7"/>порядке, <text:s text:c="3"/>предусмотренном <text:s text:c="4"/>законодательством <text:s text:c="3"/>Российской</text:p>
      <text:p text:style-name="P6"><text:s text:c="14"/>Федерации. <text:span text:style-name="T10"><text:s text:c="341"/></text:span></text:p>
      <text:list xml:id="list34684286" text:continue-numbering="true" text:style-name="WW8Num2">
        <text:list-item>
          <text:list>
            <text:list-header>
              <text:p text:style-name="P64">1.12.Школа <text:s/>самостоятельно <text:s/>разрабатывает <text:s/>программу <text:s text:c="2"/>своей <text:s text:c="2"/>деятельности <text:s text:c="2"/>с <text:s text:c="2"/>учётом</text:p>
            </text:list-header>
          </text:list>
        </text:list-item>
      </text:list>
      <text:p text:style-name="P6"><text:s text:c="14"/>запросов <text:s text:c="3"/>детей, <text:s/>потребностей <text:s/>семей, <text:s/>образовательных <text:s text:c="3"/>учреждений, <text:s/>детских <text:s text:c="2"/>и </text:p>
      <text:p text:style-name="P6"><text:s text:c="14"/>юношеских <text:s/>объединений и <text:s/>организаций, <text:s/>особенностей <text:s text:c="2"/>социально-экономического </text:p>
      <text:p text:style-name="P6"><text:s text:c="14"/>развития, местонахождения Школы и национально-культурных традиций.</text:p>
      <text:p text:style-name="P14"/>
      <text:h text:style-name="P57" text:outline-level="1" text:is-list-header="true"><text:s text:c="25"/>2. Основные задачи и предмет деятельности Школы</text:h>
      <text:list xml:id="list34667632" text:continue-numbering="true" text:style-name="WW8Num2">
        <text:list-header>
          <text:p text:style-name="P65"><text:s text:c="6"/>2.1.Школа <text:s/>реализует <text:s/>образовательные <text:s/>программы <text:s/>дополнительного <text:s/>образования <text:s/>детей <text:s/></text:p>
        </text:list-header>
      </text:list>
      <text:p text:style-name="P10"><text:s text:c="12"/>художественно - эстетической <text:s text:c="3"/>направленности <text:s text:c="3"/>и <text:s text:c="3"/>дополнительные <text:s text:c="34"/></text:p>
      <text:p text:style-name="P10"><text:s text:c="12"/>предпрофессиональные общеобразовательные программы в <text:s/>области искусств. <text:s text:c="169"/></text:p>
      <text:p text:style-name="P6"><text:s text:c="6"/>2.2.Задачами <text:s/>Школы являются: </text:p>
      <text:p text:style-name="P6"><text:s text:c="11"/>- выявление одарённых детей в раннем детском возрасте;</text:p>
      <text:p text:style-name="P6"><text:s text:c="11"/>- создание условий для художественного образования и эстетического воспитания; <text:s text:c="141"/></text:p>
      <text:p text:style-name="P6"><text:s text:c="10"/>- <text:s/>приобретение знаний, умений и навыков в области выбранного <text:s/>вида <text:s/>искусств, опыта</text:p>
      <text:p text:style-name="P6"><text:s text:c="14"/>творческой деятельности;</text:p>
      <text:p text:style-name="P6"><text:soft-page-break/><text:s text:c="153"/>3</text:p>
      <text:p text:style-name="P6"><text:s text:c="10"/>- осуществление <text:s text:c="3"/>подготовки <text:s text:c="3"/>к <text:s text:c="4"/>поступлению <text:s text:c="3"/>в <text:s text:c="3"/>образовательные <text:s text:c="3"/>учреждения,</text:p>
      <text:p text:style-name="P6"><text:s text:c="13"/>реализующие образовательные программы в области искусств;</text:p>
      <text:p text:style-name="P6"><text:s text:c="10"/>- подготовка к участию <text:s/>в <text:s/>любительской <text:s/>художественно-творческой <text:s/>деятельности;</text:p>
      <text:p text:style-name="P6"><text:s text:c="10"/>- формирование общей культуры обучающихся.</text:p>
      <text:p text:style-name="P6"><text:s text:c="7"/>2.3.Предметом деятельности Школы является осуществление <text:s/>в <text:s/>установленном <text:s text:c="2"/>порядке </text:p>
      <text:p text:style-name="P6"><text:s text:c="13"/>предусмотренных настоящим Уставом основных <text:s/>и иных видов деятельности.</text:p>
      <text:list xml:id="list34662938" text:continue-numbering="true" text:style-name="WW8Num2">
        <text:list-header>
          <text:p text:style-name="P65"><text:s text:c="7"/>2.4.Школа <text:s text:c="7"/>может <text:s text:c="6"/>оказывать <text:s text:c="7"/>дополнительные <text:s text:c="7"/>платные <text:s text:c="5"/>образовательные <text:s text:c="2"/></text:p>
        </text:list-header>
      </text:list>
      <text:p text:style-name="P6"><text:s text:c="13"/>услуги, <text:s/>выходящие <text:s text:c="3"/>за <text:s text:c="3"/>рамки <text:s text:c="3"/>финансируемых <text:s text:c="3"/>из <text:s text:c="2"/>бюджета <text:s text:c="4"/>образовательных <text:s text:c="4"/></text:p>
      <text:p text:style-name="P6"><text:s text:c="13"/>программ <text:s/>преподавание <text:s/>специальных <text:s/>курсов <text:s/>и <text:s/>циклов <text:s/>дисциплин, репетиторство, </text:p>
      <text:p text:style-name="P6"><text:s text:c="13"/>занятия с <text:s/>детьми углубленным изучением предметов <text:s/>и другие услуги, (по договорам <text:s/></text:p>
      <text:p text:style-name="P6"><text:s text:c="13"/>с <text:s/>учреждениями, предприятиями, организациями и физическими лицами).</text:p>
      <text:p text:style-name="P25"><text:s text:c="13"/>Платная <text:s text:c="7"/>образовательная <text:s text:c="8"/>деятельность <text:s text:c="8"/>учреждения <text:s text:c="4"/>не <text:s text:c="4"/>относится <text:s text:c="2"/>к</text:p>
      <text:p text:style-name="P25"><text:s text:c="13"/>предпринимательской, <text:s/>если <text:s text:c="2"/>получаемый <text:s text:c="2"/>от <text:s text:c="2"/>нее <text:s text:c="3"/>доход <text:s/>инвестируется <text:s/>в <text:s text:c="2"/>данное </text:p>
      <text:p text:style-name="P25"><text:s text:c="13"/>учреждение <text:s/>на <text:s/>развитие <text:s/>и <text:s/>совершенствование <text:s/>образовательного <text:s/>процесса <text:s text:c="2"/>( в том </text:p>
      <text:p text:style-name="P25"><text:s text:c="13"/>числе заработную плату). <text:s text:c="196"/></text:p>
      <text:h text:style-name="P57" text:outline-level="1" text:is-list-header="true"><text:s text:c="34"/>3. Компетенция и ответственность Школы</text:h>
      <text:list xml:id="list34680522" text:continue-numbering="true" text:style-name="WW8Num2">
        <text:list-header>
          <text:p text:style-name="P63">3.1.Школа <text:s text:c="2"/>самостоятельна <text:s text:c="2"/>в <text:s text:c="2"/>осуществлении <text:s text:c="2"/>образовательного <text:s/>процесса, <text:s/>подборе <text:s text:c="2"/>и</text:p>
        </text:list-header>
      </text:list>
      <text:p text:style-name="P6"><text:s text:c="12"/>расстановке кадров, финансовой, хозяйственной <text:s/>и <text:s text:c="2"/>иной <text:s text:c="2"/>деятельности <text:s text:c="2"/>в <text:s text:c="2"/>пределах,</text:p>
      <text:p text:style-name="P6"><text:s text:c="12"/>установленных законодательством Российской Федерации, <text:s/>Типовым <text:s text:c="2"/>положением <text:s/>об <text:s text:c="10"/></text:p>
      <text:p text:style-name="P6"><text:s text:c="11"/>образовательном <text:s/>учреждении соответствующих типа и вида <text:s/>и <text:s text:c="2"/>настоящим <text:s/>Уставом.</text:p>
      <text:p text:style-name="P6"><text:s text:c="6"/>3.2.К компетенции образовательного учреждения относятся:</text:p>
      <text:p text:style-name="P6"><text:s text:c="9"/>- материально-техническое <text:s text:c="2"/>обеспечение <text:s text:c="2"/>и <text:s text:c="3"/>оснащение <text:s text:c="2"/>образовательного <text:s text:c="2"/>процесса,</text:p>
      <text:p text:style-name="P6"><text:s text:c="12"/>оборудование помещений в соответствии с государственными <text:s/>и <text:s text:c="2"/>местными <text:s/>нормами </text:p>
      <text:p text:style-name="P6"><text:s text:c="12"/>и требованиями, осуществляемые в пределах собственных финансовых средств;</text:p>
      <text:p text:style-name="P6"><text:s text:c="10"/>- привлечение <text:s text:c="4"/>для <text:s text:c="3"/>осуществления <text:s text:c="5"/>деятельности, <text:s/>предусмотренной <text:s text:c="3"/>настоящим </text:p>
      <text:p text:style-name="P6"><text:s text:c="12"/>Уставом, дополнительных источников финансовых и материальных средств.</text:p>
      <text:p text:style-name="P6"><text:s text:c="10"/>- предоставление Учредителю и общественности ежегодного отчёта о <text:s/>поступлении <text:s text:c="2"/>и </text:p>
      <text:p text:style-name="P6"><text:s text:c="13"/>расходовании финансовых и <text:s/>материальных средств, а <text:s text:c="2"/>также <text:s/>отчёта <text:s text:c="2"/>о <text:s text:c="2"/>результатах </text:p>
      <text:p text:style-name="P6"><text:s text:c="13"/>самооценки деятельности образовательного учреждения; <text:s/></text:p>
      <text:p text:style-name="P6"><text:s text:c="10"/>- подбор, приём <text:s text:c="2"/>на <text:s text:c="2"/>работу <text:s/>и <text:s/>расстановка <text:s/>кадров, ответственность <text:s text:c="2"/>за <text:s text:c="2"/>уровень <text:s/>их <text:s text:c="135"/></text:p>
      <text:p text:style-name="P6"><text:s text:c="13"/>квалификации;</text:p>
      <text:p text:style-name="P6"><text:s text:c="10"/>- использование <text:s text:c="2"/>и <text:s text:c="2"/>совершенствование <text:s text:c="3"/>методик <text:s text:c="3"/>образовательного <text:s text:c="3"/>процесса <text:s text:c="2"/>и</text:p>
      <text:p text:style-name="P6"><text:soft-page-break/><text:s text:c="151"/>4</text:p>
      <text:p text:style-name="P6"><text:s text:c="14"/>образовательных технологий;</text:p>
      <text:p text:style-name="P6"><text:s text:c="12"/>- разработка и утверждение образовательных программ и учебных планов;</text:p>
      <text:p text:style-name="P6"><text:s text:c="12"/>- разработка <text:s text:c="2"/>и <text:s text:c="3"/>утверждение <text:s text:c="3"/>рабочих <text:s text:c="4"/>программ <text:s text:c="4"/>учебных <text:s text:c="2"/>курсов, <text:s/>предметов, </text:p>
      <text:p text:style-name="P6"><text:s text:c="14"/>дисциплин;</text:p>
      <text:p text:style-name="P6"><text:s text:c="12"/>- разработка и утверждение <text:s/>по <text:s/>согласованию <text:s/>с <text:s/>органами <text:s/>местного <text:s/>самоуправления </text:p>
      <text:p text:style-name="P6"><text:s text:c="14"/>годовых календарных учебных графиков;</text:p>
      <text:p text:style-name="P6"><text:s text:c="12"/>- установление структуры управления <text:s/>деятельностью <text:s/>образовательного <text:s/>учреждения,</text:p>
      <text:p text:style-name="P6"><text:s text:c="14"/>штатного <text:s text:c="10"/>расписания, <text:s text:c="6"/>распределение <text:s text:c="11"/>должностных <text:s text:c="6"/>обязанностей,</text:p>
      <text:p text:style-name="P6"><text:s text:c="14"/>установление <text:s/>заработной <text:s/>платы <text:s/>работников <text:s/>образовательного <text:s text:c="2"/>учреждения, в <text:s/>том </text:p>
      <text:p text:style-name="P6"><text:s text:c="14"/>числе <text:s text:c="3"/>надбавок <text:s text:c="2"/>и <text:s text:c="3"/>доплат <text:s text:c="2"/>к <text:s text:c="2"/>должностным <text:s text:c="3"/>окладам, порядка <text:s text:c="2"/>и <text:s text:c="2"/>размеров <text:s text:c="2"/>их </text:p>
      <text:p text:style-name="P6"><text:s text:c="14"/>премирования по согласованию с Учредителем;</text:p>
      <text:p text:style-name="P6"><text:s text:c="12"/>- разработка <text:s/>и <text:s text:c="2"/>принятие <text:s text:c="2"/>Устава <text:s text:c="2"/>коллективом <text:s text:c="2"/>образовательного <text:s text:c="2"/>учреждения <text:s text:c="2"/>для </text:p>
      <text:p text:style-name="P6"><text:s text:c="14"/>внесения его на утверждение;</text:p>
      <text:p text:style-name="P6"><text:s text:c="12"/>- разработка <text:s text:c="4"/>и <text:s text:c="4"/>принятие <text:s text:c="4"/>правил <text:s text:c="3"/>внутреннего <text:s text:c="3"/>распорядка <text:s text:c="3"/>образовательного </text:p>
      <text:p text:style-name="P6"><text:s text:c="14"/>учреждения, иных локальных актов;</text:p>
      <text:p text:style-name="P6"><text:s text:c="12"/>- самостоятельное <text:s text:c="3"/>формирование <text:s text:c="3"/>контингента <text:s text:c="4"/>обучающихся, <text:s text:c="2"/>воспитанников <text:s text:c="2"/>в </text:p>
      <text:p text:style-name="P6"><text:s text:c="14"/>пределах оговоренной лицензией квоты;</text:p>
      <text:p text:style-name="P6"><text:s text:c="12"/>- самостоятельное <text:s/>осуществление <text:s text:c="3"/>образовательного <text:s text:c="3"/>процесса <text:s text:c="3"/>в <text:s/>соответствии <text:s text:c="2"/>с</text:p>
      <text:p text:style-name="P6"><text:s text:c="14"/>настоящим Уставом, лицензией;</text:p>
      <text:p text:style-name="P6"><text:s text:c="12"/>- осуществление <text:s/>текущего <text:s text:c="2"/>контроля <text:s text:c="2"/>успеваемости и <text:s text:c="3"/>промежуточной <text:s text:c="2"/>аттестации <text:s text:c="11"/></text:p>
      <text:p text:style-name="P6"><text:s text:c="12"/>обучающихся образовательного учреждения в соответствии с настоящим <text:s text:c="2"/>Уставом <text:s text:c="2"/>и </text:p>
      <text:p text:style-name="P6"><text:s text:c="14"/>требованиями Закона «Об образовании»;</text:p>
      <text:p text:style-name="P6"><text:s text:c="11"/>- <text:s/>осуществление иной деятельности, не запрещённой <text:s/>законодательством <text:s/>Российской</text:p>
      <text:p text:style-name="P6"><text:s text:c="14"/>Федерации и предусмотренной настоящим Уставом; <text:s/></text:p>
      <text:p text:style-name="P6"><text:s text:c="11"/>- обеспечение создания и ведения официального сайта образовательного учреждения в </text:p>
      <text:p text:style-name="P6"><text:s text:c="14"/>сети Интернет. <text:s text:c="109"/></text:p>
      <text:p text:style-name="P6"><text:s text:c="6"/>3.3.Школа несёт в установленном <text:s/>законодательством <text:s text:c="2"/>Российской <text:s text:c="3"/>Федерации <text:s text:c="2"/>порядке </text:p>
      <text:p text:style-name="P6"><text:s text:c="14"/>ответственность за:</text:p>
      <text:p text:style-name="P6"><text:s text:c="12"/>- невыполнение функций, отнесённых к её компетенции;</text:p>
      <text:p text:style-name="P6"><text:s text:c="12"/>- реализацию не <text:s/>в <text:s/>полном <text:s text:c="2"/>объёме <text:s text:c="2"/>образовательных <text:s text:c="2"/>программ <text:s text:c="2"/>в <text:s text:c="2"/>соответствии <text:s text:c="2"/>с <text:s text:c="143"/></text:p>
      <text:p text:style-name="P6"><text:s text:c="14"/>учебными планами и <text:s text:c="2"/>графиков <text:s text:c="3"/>учебного <text:s text:c="2"/>процесса; качество <text:s text:c="2"/>образования <text:s text:c="2"/>своих </text:p>
      <text:p text:style-name="P6"><text:s text:c="14"/>выпускников;</text:p>
      <text:p text:style-name="P6"><text:s text:c="12"/>- жизнь и <text:s/>здоровье <text:s text:c="2"/>обучающихся, воспитанников <text:s text:c="3"/>и <text:s text:c="2"/>работников <text:s text:c="2"/>образовательного </text:p>
      <text:p text:style-name="P6"><text:soft-page-break/><text:s text:c="156"/>5</text:p>
      <text:p text:style-name="P6"><text:s text:c="14"/>учреждения во время образовательного процесса;</text:p>
      <text:p text:style-name="P6"><text:s text:c="12"/>- нарушение <text:s text:c="5"/>прав <text:s text:c="4"/>и <text:s text:c="5"/>свобод <text:s text:c="5"/>обучающихся, <text:s/>воспитанников <text:s text:c="3"/>и <text:s text:c="4"/>работников </text:p>
      <text:p text:style-name="P6"><text:s text:c="15"/>Школы; </text:p>
      <text:p text:style-name="P6"><text:s text:c="12"/>- иные действия, предусмотренные законодательством Российской Федерации.</text:p>
      <text:p text:style-name="P6"><text:s text:c="6"/>3.4.Школа обеспечивает открытость и доступность следующей <text:s/>информации:</text:p>
      <text:p text:style-name="P6"><text:s text:c="11"/>1) сведения:</text:p>
      <text:p text:style-name="P6"><text:s text:c="12"/>- о дате создания образовательного учреждения;</text:p>
      <text:p text:style-name="P6"><text:s text:c="12"/>- о структуре образовательного учреждения;</text:p>
      <text:p text:style-name="P6"><text:s text:c="12"/>- о персональном составе педагогических работников с указанием уровня образования</text:p>
      <text:p text:style-name="P6"><text:s text:c="14"/>и квалификации;</text:p>
      <text:p text:style-name="P6"><text:s text:c="12"/>- о материально-техническом <text:s/>обеспечении <text:s text:c="2"/>и <text:s text:c="2"/>об <text:s text:c="3"/>оснащённости <text:s text:c="2"/>образовательного </text:p>
      <text:p text:style-name="P6"><text:s text:c="15"/>процесса;</text:p>
      <text:p text:style-name="P6"><text:s text:c="12"/>- о результатах приёма на обучение;</text:p>
      <text:p text:style-name="P6"><text:s text:c="12"/>- о наличии <text:s text:c="3"/>стипендий <text:s text:c="3"/>и <text:s text:c="2"/>иных <text:s text:c="2"/>видов <text:s text:c="2"/>материальной <text:s/>поддержки, <text:s text:c="2"/>об <text:s/>условиях </text:p>
      <text:p text:style-name="P6"><text:s text:c="15"/>предоставления их обучающимся;</text:p>
      <text:p text:style-name="P6"><text:s text:c="12"/>- о поступлении и расходовании финансовых <text:s text:c="2"/>и <text:s text:c="2"/>материальных <text:s text:c="2"/>средств <text:s text:c="2"/>по <text:s text:c="2"/>итогам</text:p>
      <text:p text:style-name="P6"><text:s text:c="14"/>финансового года;</text:p>
      <text:p text:style-name="P6"><text:s text:c="11"/>2) копии:</text:p>
      <text:p text:style-name="P6"><text:s text:c="12"/>- документа, подтверждающего наличие лицензии на осуществление образовательной</text:p>
      <text:p text:style-name="P6"><text:s text:c="14"/>деятельности ( с приложениями); <text:s text:c="8"/></text:p>
      <text:p text:style-name="P6"><text:s text:c="12"/>- свидетельства о государственной аккредитации (с приложениями);</text:p>
      <text:p text:style-name="P6"><text:s text:c="12"/>- утверждённых <text:s text:c="3"/>в <text:s text:c="4"/>установленном <text:s text:c="4"/>порядке <text:s text:c="5"/>плана <text:s text:c="4"/>финансово-хозяйственной </text:p>
      <text:p text:style-name="P6"><text:s text:c="14"/>деятельности или бюджетной сметы образовательного учреждения;</text:p>
      <text:p text:style-name="P6"><text:s text:c="12"/>3) отчёт о результатах самообследования;</text:p>
      <text:p text:style-name="P6"><text:s text:c="12"/>4) информация, <text:s/>указанная <text:s/>в <text:s/>п.3.4 <text:s/>подлежит <text:s text:c="2"/>размещению <text:s text:c="2"/>на <text:s text:c="2"/>официальном <text:s text:c="2"/>сайте </text:p>
      <text:p text:style-name="P6"><text:s text:c="16"/>Школы в сети «Интернет».</text:p>
      <text:p text:style-name="P6"><text:s text:c="124"/></text:p>
      <text:p text:style-name="P10"><text:s text:c="54"/><text:span text:style-name="T12">4. Правила приёма обучающихся</text:span></text:p>
      <text:p text:style-name="P6"><text:span text:style-name="T12"><text:s text:c="4"/></text:span><text:span text:style-name="T6">4.1.Приём <text:s text:c="2"/>в <text:s text:c="2"/>Школу <text:s text:c="2"/>в <text:s text:c="2"/>целях <text:s/>обучения <text:s text:c="2"/>по <text:s/>дополнительным <text:s text:c="2"/>предпрофессиональным </text:span></text:p>
      <text:p text:style-name="P7"><text:s text:c="11"/>общеобразовательным <text:s text:c="6"/>программам <text:s text:c="4"/>в <text:s text:c="5"/>области <text:s text:c="3"/>искусств, <text:s text:c="2"/>осуществляется <text:s text:c="3"/>в <text:s text:c="142"/></text:p>
      <text:p text:style-name="P7"><text:s text:c="11"/>соответствии <text:s text:c="4"/>с <text:s text:c="4"/>Типовым <text:s text:c="5"/>положением <text:s text:c="5"/>об <text:s text:c="4"/>образовательном <text:s text:c="6"/>учреждении </text:p>
      <text:p text:style-name="P7"><text:s text:c="11"/>дополнительного <text:s text:c="3"/>образования <text:s text:c="4"/>детей, а <text:s text:c="2"/>также <text:s text:c="2"/>в <text:s text:c="3"/>соответствии <text:s/>с <text:s text:c="2"/>федеральными </text:p>
      <text:p text:style-name="P7"><text:s text:c="11"/>государственными требованиями <text:s/>к <text:s/>минимуму <text:s text:c="3"/>содержания, структуре <text:s text:c="2"/>и <text:s text:c="3"/>условиям</text:p>
      <text:p text:style-name="P7"><text:soft-page-break/><text:s text:c="153"/>6</text:p>
      <text:p text:style-name="P7"><text:s text:c="11"/>реализации <text:s text:c="6"/>дополнительных <text:s text:c="7"/>предпрофессиональных <text:s text:c="6"/>общеобразовательных</text:p>
      <text:p text:style-name="P7"><text:s text:c="11"/>программ в области искусств и срокам обучения по этим программам.</text:p>
      <text:p text:style-name="P7"><text:s text:c="4"/>4.2. Приём детей в Школу в целях обучения <text:s/>по <text:s/>дополнительным <text:s text:c="2"/>предпрофессиональным</text:p>
      <text:p text:style-name="P7"><text:s text:c="11"/>общеобразовательным <text:s text:c="3"/>программам <text:s text:c="4"/>в <text:s text:c="6"/>области <text:s text:c="4"/>искусств <text:s text:c="3"/>осуществляется <text:s text:c="2"/>на </text:p>
      <text:p text:style-name="P7"><text:s text:c="11"/>основании результатов <text:s/>индивидуального <text:s text:c="2"/>отбора <text:s text:c="2"/>детей <text:s text:c="2"/>с <text:s text:c="2"/>учётом <text:s text:c="3"/>их <text:s text:c="3"/>творческих</text:p>
      <text:p text:style-name="P7"><text:s text:c="11"/>способностей и физических данных. До проведения отбора Школа <text:s text:c="2"/>вправе <text:s text:c="2"/>проводить </text:p>
      <text:p text:style-name="P7"><text:s text:c="11"/>предварительные прослушивания и консультации <text:s/>в <text:s/>порядке, установленном <text:s text:c="2"/>Школой </text:p>
      <text:p text:style-name="P7"><text:s text:c="11"/>самостоятельно. Сроки и критерии индивидуального <text:s/>отбора <text:s text:c="2"/>детей <text:s text:c="2"/>устанавливаются </text:p>
      <text:p text:style-name="P7"><text:s text:c="11"/>Школой самостоятельно <text:s text:c="2"/>с <text:s text:c="3"/>учётом <text:s text:c="3"/>федеральных <text:s text:c="2"/>государственных <text:s text:c="3"/>требований <text:s/>к </text:p>
      <text:p text:style-name="P7"><text:s text:c="11"/>минимуму <text:s text:c="3"/>содержания, <text:s text:c="2"/>структуре <text:s text:c="3"/>и <text:s text:c="4"/>условиям <text:s text:c="5"/>реализации <text:s text:c="4"/>дополнительных </text:p>
      <text:p text:style-name="P7"><text:s text:c="11"/>предпрофессиональных общеобразовательных программ в области искусств <text:s/>и <text:s/>срокам</text:p>
      <text:p text:style-name="P7"><text:s text:c="11"/>обучения по <text:s/>этим <text:s/>программам. С целью организации <text:s text:c="2"/>приёма <text:s text:c="2"/>и <text:s/>проведения <text:s text:c="2"/>отбора </text:p>
      <text:p text:style-name="P7"><text:s text:c="11"/>детей в <text:s text:c="3"/>Школе <text:s text:c="3"/>создаются <text:s text:c="3"/>приёмная <text:s text:c="2"/>комиссия, <text:s/>комиссия <text:s text:c="4"/>по <text:s text:c="2"/>отбору <text:s text:c="2"/>детей <text:s text:c="2"/>и </text:p>
      <text:p text:style-name="P7"><text:s text:c="11"/>апелляционная комиссия. <text:s/>Составы <text:s text:c="3"/>данных <text:s text:c="4"/>комиссий <text:s text:c="3"/>утверждаются <text:s text:c="2"/>директором </text:p>
      <text:p text:style-name="P7"><text:s text:c="11"/>Школы. <text:s/></text:p>
      <text:p text:style-name="P9"><text:s text:c="5"/>4.3.При приёме детей в Школу руководитель образовательного <text:s text:c="2"/>учреждения <text:s/>обеспечивает</text:p>
      <text:p text:style-name="P9"><text:s text:c="11"/>соблюдение <text:s/>прав <text:s/>граждан <text:s/>в <text:s/>области образования, установленных законодательством </text:p>
      <text:p text:style-name="P9"><text:s text:c="11"/>Российской <text:s text:c="3"/>Федерации, <text:s/>гласность <text:s text:c="2"/>и <text:s text:c="3"/>открытость <text:s text:c="3"/>работы <text:s text:c="3"/>приемной <text:s text:c="3"/>комиссии, </text:p>
      <text:p text:style-name="P9"><text:s text:c="11"/>объективность <text:s text:c="4"/>оценки <text:s text:c="3"/>способностей <text:s text:c="2"/>и <text:s text:c="2"/>склонностей <text:s/>поступающих, <text:s/>доступность </text:p>
      <text:p text:style-name="P9"><text:s text:c="11"/>руководства приемной комиссии на всех этапах проведения приёма детей.</text:p>
      <text:p text:style-name="P9"><text:s text:c="5"/>4.4.Не позднее 15 апреля текущего года <text:s/>до <text:s/>начала <text:s/>приёма <text:s/>документов <text:s/>Школа <text:s text:c="2"/>на <text:s/>своём </text:p>
      <text:p text:style-name="P9"><text:s text:c="11"/>информационном <text:s text:c="4"/>стенде <text:s text:c="5"/>и <text:s text:c="5"/>официальном <text:s text:c="6"/>сайте <text:s text:c="5"/>размещает <text:s text:c="4"/>следующую </text:p>
      <text:p text:style-name="P9"><text:s text:c="11"/>информацию <text:s/>и <text:s/>документы <text:s/>с <text:s text:c="2"/>целью <text:s text:c="2"/>ознакомления <text:s text:c="2"/>с <text:s text:c="2"/>ними <text:s text:c="2"/>родителей <text:s text:c="2"/>(законных</text:p>
      <text:p text:style-name="P9"><text:s text:c="11"/>представителей) поступающих:</text:p>
      <text:p text:style-name="P9"><text:s text:c="9"/>- копию Устава ;</text:p>
      <text:p text:style-name="P9"><text:s text:c="9"/>- копию лицензии на осуществление образовательной деятельности (с приложениями);</text:p>
      <text:p text:style-name="P9"><text:s text:c="9"/>- локальные <text:s text:c="2"/>нормативные <text:s text:c="2"/>акты, регламентирующие <text:s text:c="2"/>организацию <text:s/>образовательного <text:s text:c="126"/></text:p>
      <text:p text:style-name="P9"><text:s text:c="11"/>процесса по образовательным программам в области искусств;</text:p>
      <text:p text:style-name="P9"><text:s text:c="9"/>- условия работы приёмной комиссии, комиссий по отбору граждан <text:s text:c="2"/>и <text:s text:c="2"/>апелляционной</text:p>
      <text:p text:style-name="P9"><text:s text:c="11"/>комиссии; <text:s text:c="134"/></text:p>
      <text:p text:style-name="P9"><text:s text:c="8"/>- количество <text:s/>мест <text:s/>для <text:s/>приёма <text:s/>детей <text:s text:c="2"/>на <text:s text:c="2"/>первый <text:s text:c="2"/>год <text:s text:c="2"/>обучения <text:s text:c="2"/>(в первый класс) по</text:p>
      <text:p text:style-name="P9"><text:s text:c="11"/>каждой <text:s text:c="3"/>образовательной <text:s text:c="3"/>программе <text:s text:c="2"/>в <text:s text:c="2"/>области <text:s text:c="2"/>искусств, а <text:s/>также - при наличии-</text:p>
      <text:p text:style-name="P9"><text:s text:c="11"/>количество <text:s text:c="2"/>вакантных <text:s text:c="2"/>мест <text:s/>для <text:s/>приёма <text:s/>детей <text:s/>в <text:s/>другие <text:s/>классы <text:s/>( за <text:s/>исключением</text:p>
      <text:p text:style-name="P9"><text:soft-page-break/><text:s text:c="153"/>7</text:p>
      <text:p text:style-name="P9"><text:s text:c="11"/>выпускного);</text:p>
      <text:p text:style-name="P9"><text:s text:c="9"/>- сроки приёма документов для <text:s/>обучения <text:s/>по <text:s/>образовательным <text:s/>программам <text:s/>в <text:s/>области </text:p>
      <text:p text:style-name="P9"><text:s text:c="12"/>искусств в соответствующем году;</text:p>
      <text:p text:style-name="P9"><text:s text:c="9"/>- сроки проведения отбора детей в соответствующем году;</text:p>
      <text:p text:style-name="P9"><text:s text:c="9"/>- формы <text:s text:c="2"/>отбора <text:s text:c="2"/>детей <text:s/>и <text:s/>их <text:s text:c="2"/>содержание <text:s/>по <text:s text:c="2"/>каждой <text:s text:c="2"/>реализуемой <text:s/>образовательной </text:p>
      <text:p text:style-name="P9"><text:s text:c="11"/>программе в области искусств;</text:p>
      <text:p text:style-name="P9"><text:s text:c="9"/>- требования, <text:s text:c="2"/>предъявляемые <text:s text:c="3"/>к <text:s text:c="3"/>уровню <text:s text:c="4"/>творческих <text:s text:c="4"/>способностей <text:s text:c="3"/>и, в <text:s/>случае </text:p>
      <text:p text:style-name="P9"><text:s text:c="11"/>необходимости, физическим данным поступающих ( по каждой из форм отбора);</text:p>
      <text:p text:style-name="P9"><text:s text:c="9"/>- систему оценок, применяемую при проведении отбора в Школу;</text:p>
      <text:p text:style-name="P9"><text:s text:c="9"/>- условия <text:s text:c="4"/>и <text:s text:c="3"/>особенности <text:s text:c="3"/>проведения <text:s text:c="3"/>отбора <text:s text:c="3"/>для <text:s text:c="4"/>детей <text:s text:c="5"/>с <text:s text:c="3"/>ограниченными </text:p>
      <text:p text:style-name="P9"><text:s text:c="12"/>возможностями здоровья;</text:p>
      <text:p text:style-name="P9"><text:s text:c="9"/>- правила подачи и рассмотрения апелляций по результатам отбора детей;</text:p>
      <text:p text:style-name="P9"><text:s text:c="9"/>- сроки зачисления детей в Школу.</text:p>
      <text:p text:style-name="P9"><text:s text:c="5"/>4.5.Количество <text:s text:c="2"/>детей, принимаемых <text:s text:c="2"/>в <text:s text:c="2"/>Школу <text:s text:c="2"/>для <text:s text:c="3"/>обучения <text:s text:c="5"/>по <text:s text:c="2"/>образовательным </text:p>
      <text:p text:style-name="P9"><text:s text:c="11"/>программам в области искусств, определяется <text:s/>ежегодно Учредителем.</text:p>
      <text:p text:style-name="P9"><text:s text:c="5"/>4.6.Приёмная <text:s text:c="4"/>комиссия <text:s text:c="5"/>Школы <text:s text:c="5"/>обеспечивает <text:s text:c="4"/>функционирование <text:s text:c="3"/>специальных </text:p>
      <text:p text:style-name="P9"><text:s text:c="11"/>телефонных линий для ответов на обращения, связанные с приёмом детей в Школу.</text:p>
      <text:p text:style-name="P9"><text:s text:c="5"/>4.7.Организация приёма и зачисления детей осуществляется приёмной комиссией Школы.</text:p>
      <text:p text:style-name="P9"><text:s text:c="11"/>Председателем <text:s text:c="3"/>приёмной <text:s text:c="4"/>комиссии <text:s text:c="4"/>является <text:s text:c="4"/>руководитель <text:s text:c="3"/>образовательного </text:p>
      <text:p text:style-name="P9"><text:s text:c="11"/>учреждения.</text:p>
      <text:p text:style-name="P9"><text:s text:c="5"/>4.8.Работу <text:s text:c="2"/>приёмной <text:s text:c="2"/>комиссии <text:s text:c="2"/>и <text:s text:c="2"/>делопроизводство, а также личный приём родителей </text:p>
      <text:p text:style-name="P9"><text:s text:c="11"/>(законных <text:s text:c="2"/>представителей) <text:s text:c="3"/>поступающих <text:s text:c="3"/>организует <text:s text:c="3"/>ответственный <text:s text:c="2"/>секретарь, </text:p>
      <text:p text:style-name="P9"><text:s text:c="11"/>который назначается руководителем Школы.</text:p>
      <text:p text:style-name="P9"><text:s text:c="5"/>4.9.Приём документов осуществляется в период с 20 апреля по 15 мая текущего года.</text:p>
      <text:p text:style-name="P9"><text:s text:c="5"/>4.10.Приём <text:s/>в Школу в целях обучения детей по образовательным программам <text:s/>в <text:s text:c="2"/>области </text:p>
      <text:p text:style-name="P9"><text:s text:c="13"/>искусств <text:s text:c="2"/>осуществляется <text:s text:c="3"/>по <text:s text:c="4"/>заявлению <text:s text:c="3"/>родителей <text:s text:c="2"/>(законных представителей) </text:p>
      <text:p text:style-name="P9"><text:s text:c="13"/>поступающих. Заявления <text:s text:c="3"/>могут <text:s text:c="5"/>быть <text:s text:c="6"/>поданы <text:s text:c="5"/>одновременно <text:s text:c="3"/>в <text:s text:c="2"/>несколько <text:s text:c="96"/></text:p>
      <text:p text:style-name="P9"><text:s text:c="13"/>образовательных <text:s/>учреждений.</text:p>
      <text:p text:style-name="P9"><text:s text:c="5"/>4.11.В заявлении <text:s/>о приёме указываются следующие сведения:</text:p>
      <text:p text:style-name="P9"><text:s text:c="11"/>- наименование <text:s text:c="3"/>образовательной <text:s text:c="3"/>программы <text:s text:c="4"/>в <text:s text:c="3"/>области <text:s text:c="3"/>искусств, на <text:s text:c="2"/>которую <text:s text:c="123"/></text:p>
      <text:p text:style-name="P9"><text:s text:c="13"/>планируется поступление ребёнка;</text:p>
      <text:p text:style-name="P9"><text:s text:c="10"/>- фамилия, имя и отчество ребёнка, дата и место его рождения;</text:p>
      <text:p text:style-name="P9"><text:s text:c="10"/>- фамилия, имя и отчество его родителей (законных представителей);</text:p>
      <text:p text:style-name="P9"><text:soft-page-break/><text:s text:c="155"/>8</text:p>
      <text:p text:style-name="P9"><text:s text:c="10"/>- сведения о гражданстве ребёнка и его родителей (законных представителей);</text:p>
      <text:p text:style-name="P9"><text:s text:c="10"/>- адрес фактического проживания ребёнка;</text:p>
      <text:p text:style-name="P9"><text:s text:c="10"/>- номера телефонов родителей (законных представителей) ребёнка.</text:p>
      <text:p text:style-name="P9"><text:s text:c="10"/>Подписью <text:s text:c="4"/>родителей <text:s text:c="5"/>(законных <text:s/>представителей) <text:s text:c="3"/>ребёнка <text:s text:c="4"/>также <text:s text:c="2"/>фиксируется </text:p>
      <text:p text:style-name="P9"><text:s text:c="11"/>согласие <text:s text:c="2"/>на <text:s text:c="4"/>процедуру <text:s text:c="3"/>отбора <text:s text:c="2"/>для <text:s text:c="2"/>лиц, поступающих <text:s text:c="2"/>в <text:s text:c="3"/>целях <text:s text:c="2"/>обучения <text:s text:c="2"/>по </text:p>
      <text:p text:style-name="P9"><text:s text:c="11"/>образовательной программе в области искусств.</text:p>
      <text:p text:style-name="P9"><text:s text:c="11"/>В <text:s/>заявлении <text:s text:c="2"/>также <text:s text:c="2"/>фиксируется <text:s text:c="2"/>факт <text:s text:c="2"/>ознакомления <text:s text:c="2"/>с <text:s text:c="2"/>копиями <text:s text:c="2"/>Устава <text:s/>Школы, </text:p>
      <text:p text:style-name="P9"><text:s text:c="11"/>лицензии <text:s text:c="2"/>на <text:s text:c="2"/>осуществление <text:s text:c="2"/>образовательной <text:s text:c="2"/>деятельности, с <text:s text:c="2"/>правилами <text:s text:c="2"/>подачи</text:p>
      <text:p text:style-name="P9"><text:s text:c="11"/>апелляции при приёме по результатам проведения отбора детей.</text:p>
      <text:p text:style-name="P7"><text:span text:style-name="T19"><text:s text:c="5"/>4.12. </text:span>При подаче заявления предоставляются следующие документы:<text:span text:style-name="T19"> <text:s/></text:span></text:p>
      <text:p text:style-name="P7"><text:span text:style-name="T19"><text:s text:c="9"/></text:span><text:s/>- копия свидетельства о рождении ребёнка;</text:p>
      <text:p text:style-name="P7"><text:s text:c="10"/>- копия документа, <text:s text:c="3"/>удостоверяющего <text:s text:c="4"/>личность <text:s text:c="3"/>подающего <text:s text:c="3"/>заявление <text:s text:c="3"/>родителя </text:p>
      <text:p text:style-name="P7"><text:s text:c="12"/>( законного представителя) ребёнка;</text:p>
      <text:p text:style-name="P7"><text:s text:c="10"/>- медицинские <text:s text:c="5"/>документы, <text:s/>подтверждающие <text:s text:c="5"/>возможность <text:s text:c="6"/>детей <text:s text:c="5"/>осваивать</text:p>
      <text:p text:style-name="P9"><text:s text:c="12"/>образовательные программы <text:s/>в области хореографического искусства. </text:p>
      <text:p text:style-name="P7"><text:span text:style-name="T19"><text:s text:c="4"/>4.13.</text:span>На каждого поступающего в Школе формируется <text:s/>в <text:s/>установленном <text:s text:c="2"/>порядке <text:s text:c="2"/>личное </text:p>
      <text:p text:style-name="P9"><text:s text:c="12"/>дело.</text:p>
      <text:p text:style-name="P9"><text:s text:c="4"/>4.14.Для организации проведения отбора детей в Школу формируется комиссия <text:s/>по <text:s/>отбору</text:p>
      <text:p text:style-name="P9"><text:s text:c="12"/>детей.</text:p>
      <text:p text:style-name="P9"><text:s text:c="4"/>4.15.Комиссия <text:s/>по <text:s/>отбору <text:s/>детей <text:s/>формируется <text:s/>приказом <text:s/>руководителя <text:s/>Школы <text:s text:c="2"/>из <text:s/>числа </text:p>
      <text:p text:style-name="P9"><text:s text:c="12"/>преподавателей <text:s text:c="6"/>образовательного <text:s text:c="6"/>учреждения, <text:s text:c="2"/>участвующих <text:s text:c="3"/>в <text:s text:c="3"/>реализации </text:p>
      <text:p text:style-name="P9"><text:s text:c="12"/>образовательных <text:s text:c="2"/>программ <text:s/>в области искусств. Количественный состав комиссии по </text:p>
      <text:p text:style-name="P9"><text:s text:c="12"/>отбору детей-не менее пяти человек, в том числе <text:s/>председатель <text:s/>комиссии <text:s text:c="2"/>по <text:s text:c="2"/>отбору </text:p>
      <text:p text:style-name="P9"><text:s text:c="12"/>детей, заместитель председателя комиссии и другие члены комиссии по отбору детей.</text:p>
      <text:p text:style-name="P9"><text:s text:c="12"/>Секретарь комиссии по отбору детей может не входить в её состав.</text:p>
      <text:p text:style-name="P9"><text:s text:c="4"/>4.16.Председателем <text:s text:c="2"/>комиссии <text:s text:c="2"/>по <text:s text:c="2"/>отбору <text:s text:c="2"/>детей должен быть работник Школы из числа</text:p>
      <text:p text:style-name="P9"><text:s text:c="12"/>педагогических работников, имеющих высшее профессиональное образование. <text:s text:c="110"/></text:p>
      <text:p text:style-name="P9"><text:s text:c="12"/>Председателем комиссии по отбору детей может являться руководитель Школы.</text:p>
      <text:p text:style-name="P9"><text:s text:c="4"/>4.17.Председатель <text:s text:c="2"/>комиссии <text:s text:c="2"/>по <text:s text:c="3"/>отбору <text:s text:c="2"/>детей <text:s text:c="3"/>организует <text:s text:c="4"/>деятельность <text:s text:c="2"/>комиссии, </text:p>
      <text:p text:style-name="P9"><text:s text:c="12"/>обеспечивает единство требований, предъявляемых к <text:s/>поступающим <text:s/>при <text:s/>проведении <text:s text:c="141"/></text:p>
      <text:p text:style-name="P9"><text:s text:c="12"/>отбора детей.</text:p>
      <text:p text:style-name="P9"><text:s text:c="4"/>4.18.Секретарь комиссии по отбору детей <text:s/>назначается <text:s text:c="2"/>руководителем <text:s text:c="2"/>Школы <text:s text:c="2"/>из <text:s text:c="2"/>числа </text:p>
      <text:p text:style-name="P9"><text:s text:c="12"/>работников <text:s text:c="2"/>образовательного <text:s text:c="3"/>учреждения. Секретарь <text:s/>ведёт <text:s/>протоколы <text:s text:c="2"/>заседаний </text:p>
      <text:p text:style-name="P9"><text:soft-page-break/><text:s text:c="155"/>9</text:p>
      <text:p text:style-name="P9"><text:s text:c="12"/>комиссии по отбору детей, представляет <text:s/>в <text:s text:c="2"/>апелляционную <text:s text:c="2"/>комиссию <text:s text:c="2"/>необходимые </text:p>
      <text:p text:style-name="P9"><text:s text:c="12"/>материалы. <text:s text:c="2"/></text:p>
      <text:p text:style-name="P9"><text:s text:c="4"/>4.19.Срок <text:s text:c="2"/>проведения <text:s text:c="2"/>отбора <text:s text:c="2"/>детей <text:s text:c="2"/>с <text:s/>15 <text:s/>мая <text:s/>по <text:s/>15 <text:s/>июня <text:s/>текущего <text:s/>года. Процедура </text:p>
      <text:p text:style-name="P9"><text:s text:c="12"/>проведения отбора детей подробно излагается в соответствующем локальном акте.</text:p>
      <text:p text:style-name="P9"><text:s text:c="4"/>4.20.Комиссия по отбору детей передаёт сведения об <text:s/>указанных <text:s/>результатах <text:s/>в <text:s/>приёмную</text:p>
      <text:p text:style-name="P9"><text:s text:c="12"/>комиссию <text:s text:c="2"/>Школы <text:s text:c="2"/>не <text:s text:c="2"/>позднее <text:s/>следующего рабочего дня после принятия решения о </text:p>
      <text:p text:style-name="P9"><text:s text:c="12"/>результатах отбора.</text:p>
      <text:p text:style-name="P9"><text:s text:c="4"/>4.21.Поступающие, не <text:s text:c="2"/>участвующие <text:s text:c="2"/>в <text:s text:c="2"/>отборе <text:s text:c="2"/>в <text:s text:c="3"/>установленные <text:s text:c="2"/>Школой <text:s text:c="3"/>сроки <text:s text:c="2"/>по </text:p>
      <text:p text:style-name="P9"><text:s text:c="12"/>уважительной <text:s text:c="5"/>причине <text:s text:c="2"/>(вследствие <text:s text:c="3"/>болезни <text:s text:c="3"/>или <text:s text:c="3"/>по <text:s text:c="2"/>иным <text:s text:c="2"/>обстоятельствам, </text:p>
      <text:p text:style-name="P9"><text:s text:c="12"/>подтверждённым документально), допускаются к отбору совместно с <text:s/>другой <text:s/>группой</text:p>
      <text:p text:style-name="P9"><text:s text:c="12"/>поступающих, или <text:s/>в <text:s/>сроки, устанавливаемые <text:s text:c="2"/>для <text:s text:c="2"/>них <text:s text:c="2"/>индивидуально <text:s text:c="2"/>в пределах </text:p>
      <text:p text:style-name="P9"><text:s text:c="12"/>общего срока проведения отбора детей.</text:p>
      <text:p text:style-name="P9"><text:s text:c="4"/>4.22.Родители <text:s text:c="3"/>(законные <text:s text:c="2"/>представители) <text:s text:c="2"/>поступающих <text:s text:c="3"/>вправе <text:s text:c="4"/>подать <text:s text:c="2"/>письменное </text:p>
      <text:p text:style-name="P9"><text:s text:c="12"/>заявление об апелляции по процедуре проведения отбора в апелляционную <text:s/>комиссию</text:p>
      <text:p text:style-name="P9"><text:s text:c="12"/>не позднее следующего рабочего дня после объявления результатов отбора детей.</text:p>
      <text:p text:style-name="P9"><text:s text:c="4"/>4.23.Состав <text:s text:c="2"/>апелляционной <text:s text:c="3"/>комиссии <text:s text:c="2"/>утверждается <text:s text:c="2"/>приказом <text:s text:c="2"/>руководителя <text:s text:c="2"/>Школы</text:p>
      <text:p text:style-name="P9"><text:s text:c="12"/>одновременно <text:s text:c="2"/>с <text:s text:c="2"/>утверждением <text:s text:c="2"/>состава <text:s/>комиссии по отбору детей. Апелляционная </text:p>
      <text:p text:style-name="P9"><text:s text:c="12"/>комиссия формируется в количестве не <text:s text:c="2"/>менее <text:s text:c="2"/>трёх <text:s text:c="2"/>человек <text:s text:c="2"/>из <text:s text:c="2"/>числа <text:s text:c="2"/>работников </text:p>
      <text:p text:style-name="P9"><text:s text:c="12"/>Школы, не входящих в состав комиссий по отбору детей.</text:p>
      <text:p text:style-name="P9"><text:s text:c="4"/>4.24.Апелляция <text:s text:c="2"/>рассматривается <text:s text:c="2"/>не <text:s text:c="2"/>позднее <text:s text:c="2"/>одного <text:s text:c="2"/>рабочего <text:s/>дня со дня её подачи на </text:p>
      <text:p text:style-name="P9"><text:s text:c="13"/>заседании апелляционной комиссии, на которое <text:s/>приглашаются <text:s text:c="2"/>родители <text:s text:c="2"/>(законные</text:p>
      <text:p text:style-name="P9"><text:s text:c="13"/>представители) поступающих, не согласные с решением комиссии по отбору детей.</text:p>
      <text:p text:style-name="P9"><text:s text:c="13"/>Для рассмотрения <text:s/>апелляции секретарь <text:s/>комиссии <text:s text:c="2"/>по <text:s text:c="2"/>отбору <text:s text:c="2"/>детей <text:s text:c="2"/>направляет в </text:p>
      <text:p text:style-name="P9"><text:s text:c="13"/>апелляционную комиссию протоколы заседания комиссии по отбору детей,творческие</text:p>
      <text:p text:style-name="P9"><text:s text:c="13"/>работы детей (при их наличии).</text:p>
      <text:p text:style-name="P9"><text:s text:c="4"/>4.25.Апелляционная <text:s text:c="6"/>комиссия <text:s text:c="5"/>принимает <text:s text:c="5"/>решение <text:s text:c="4"/>о <text:s text:c="4"/>целесообразности <text:s text:c="3"/>или</text:p>
      <text:p text:style-name="P9"><text:s text:c="12"/>нецелесообразности повторного проведения <text:s/>отбора <text:s text:c="3"/>в <text:s text:c="3"/>отношении <text:s text:c="3"/>поступающего, <text:s text:c="135"/></text:p>
      <text:p text:style-name="P9"><text:s text:c="12"/>родители (законные представители) <text:s text:c="2"/>которого <text:s text:c="2"/>подали <text:s text:c="2"/>апелляцию. Данное <text:s text:c="2"/>решение </text:p>
      <text:p text:style-name="P9"><text:s text:c="12"/>утверждается большинством голосов членов <text:s text:c="2"/>комиссии, участвующих <text:s text:c="3"/>в <text:s text:c="2"/>заседании, </text:p>
      <text:p text:style-name="P9"><text:s text:c="12"/>при обязательном присутствии председателя <text:s/>комиссии. При <text:s text:c="2"/>равном <text:s text:c="2"/>числе <text:s text:c="2"/>голосов <text:s text:c="130"/></text:p>
      <text:p text:style-name="P9"><text:s text:c="12"/>председатель комиссии обладает правом решающего голоса.</text:p>
      <text:p text:style-name="P9"><text:s text:c="12"/>Решение апелляционной комиссии подписывается председателем данной <text:s/>комиссии <text:s text:c="2"/>и </text:p>
      <text:p text:style-name="P9"><text:s text:c="12"/>доводится до сведения подавших <text:s/>апелляцию <text:s text:c="2"/>родителей <text:s text:c="2"/>(законных <text:s/>представителей) </text:p>
      <text:p text:style-name="P9"><text:soft-page-break/><text:s text:c="153"/>10</text:p>
      <text:p text:style-name="P9"><text:s text:c="12"/>под <text:s text:c="3"/>роспись <text:s text:c="2"/>в <text:s text:c="3"/>течении одного дня с момента принятия решения.</text:p>
      <text:p text:style-name="P9"><text:s text:c="12"/>На каждом заседании апелляционной комиссии ведётся протокол.</text:p>
      <text:p text:style-name="P9"><text:s text:c="4"/>4.26.Повторное проведение отбора детей проводится в течение трёх <text:s/>рабочих <text:s/>дней <text:s/>со <text:s/>дня</text:p>
      <text:p text:style-name="P9"><text:s text:c="12"/>принятия решения о целесообразности такого отбора в присутствии одного из <text:s text:c="2"/>членов </text:p>
      <text:p text:style-name="P9"><text:s text:c="12"/>апелляционной комиссии. Подача апелляции <text:s/>по <text:s/>процедуре <text:s text:c="2"/>проведения <text:s text:c="3"/>повторного </text:p>
      <text:p text:style-name="P9"><text:s text:c="12"/>отбора детей не допускается.</text:p>
      <text:p text:style-name="P9"><text:s text:c="4"/>4.27.Зачисление <text:s text:c="2"/>в <text:s text:c="2"/>школу <text:s text:c="2"/>в <text:s text:c="2"/>целях <text:s/>обучения по образовательным программам в области </text:p>
      <text:p text:style-name="P9"><text:s text:c="12"/>искусств проводится после завершения отбора-не позднее 20 июня.</text:p>
      <text:p text:style-name="P9"><text:s text:c="4"/>4.28.Основанием для приёма в школу являются результаты отбора детей.</text:p>
      <text:p text:style-name="P9"><text:s text:c="4"/>4.29.При наличии мест, оставшихся вакантными после зачисления <text:s/>по <text:s/>результатам <text:s text:c="2"/>отбора</text:p>
      <text:p text:style-name="P9"><text:s text:c="12"/>детей, Учредитель <text:s text:c="2"/>может <text:s text:c="3"/>предоставить <text:s/>Школе <text:s/>право <text:s/>проводить <text:s/>дополнительный </text:p>
      <text:p text:style-name="P9"><text:s text:c="12"/>приём <text:s text:c="2"/>детей <text:s/>на <text:s/>образовательные <text:s/>программы <text:s text:c="2"/>в <text:s text:c="2"/>области <text:s/>искусств. Зачисление <text:s text:c="2"/>на </text:p>
      <text:p text:style-name="P9"><text:s text:c="12"/>вакантные <text:s text:c="2"/>места <text:s text:c="2"/>проводится <text:s text:c="2"/>по <text:s text:c="2"/>результатам <text:s/>дополнительного <text:s/>отбора <text:s/>и <text:s text:c="2"/>должно </text:p>
      <text:p text:style-name="P9"><text:s text:c="12"/>заканчиваться до начала учебного года-не позднее 31 августа.</text:p>
      <text:p text:style-name="P9"><text:s text:c="4"/>4.30.Организация дополнительного приёма и <text:s/>зачисления <text:s/>осуществляется <text:s/>в <text:s/>соответствии</text:p>
      <text:p text:style-name="P9"><text:s text:c="12"/>с ежегодными правилами приёма в Школу, при <text:s/>этом <text:s/>сроки <text:s/>дополнительного <text:s/>приёма</text:p>
      <text:p text:style-name="P9"><text:s text:c="12"/>детей публикуются на официальном сайте и на информационном стенде Школы.</text:p>
      <text:p text:style-name="P9"><text:s text:c="4"/>4.31.Дополнительный отбор детей осуществляет-не позднее 29 августа, в <text:s/>том <text:s/>же <text:s/>порядке,</text:p>
      <text:p text:style-name="P9"><text:s text:c="12"/>что и отбор, проводившийся в первоначальные сроки.</text:p>
      <text:p text:style-name="P7"><text:s text:c="4"/>4.32.Правом поступления в Школу пользуются все граждане Российской Федерации. </text:p>
      <text:p text:style-name="P7"><text:s text:c="11"/>Граждане <text:s text:c="3"/>иностранных <text:s text:c="4"/>государств, <text:s/>проживающие <text:s text:c="3"/>на <text:s text:c="3"/>территории <text:s text:c="3"/>Российской </text:p>
      <text:p text:style-name="P7"><text:s text:c="11"/>Федерации, принимаются на общих основаниях. В первый класс принимаются дети <text:s/>не </text:p>
      <text:p text:style-name="P7"><text:s text:c="11"/>моложе 6 лет. </text:p>
      <text:p text:style-name="P7"/>
      <text:p text:style-name="P17"><text:s text:c="41"/><text:span text:style-name="T12">5. Образовательный процесс в Школе</text:span></text:p>
      <text:p text:style-name="P17"><text:s text:c="5"/>5.1. Школа <text:s text:c="2"/>согласно <text:s text:c="3"/>имеющейся <text:s text:c="2"/>лицензии <text:s text:c="3"/>реализует <text:s text:c="2"/>следующие <text:s text:c="2"/>образовательные </text:p>
      <text:p text:style-name="P17"><text:s text:c="12"/>программы: <text:s text:c="141"/></text:p>
      <text:p text:style-name="P17"><text:s text:c="10"/>- образовательные <text:s/>программы <text:s text:c="2"/>дополнительного <text:s/>образования <text:s/>детей <text:s text:c="2"/>художественно-</text:p>
      <text:p text:style-name="P17"><text:s text:c="13"/>эстетической направленности; <text:s text:c="142"/></text:p>
      <text:p text:style-name="P17"><text:s text:c="10"/>- дополнительные предпрофессиональные общеобразовательные программы в <text:s/>области </text:p>
      <text:p text:style-name="P17"><text:s text:c="13"/>искусств.</text:p>
      <text:p text:style-name="P17"><text:s text:c="5"/>5.2. В Школе учебный год начинается 1 сентября и заканчивается в <text:s/>сроки, <text:s/>установленные</text:p>
      <text:p text:style-name="P17"><text:soft-page-break/><text:s text:c="155"/>11 </text:p>
      <text:p text:style-name="P17"><text:s text:c="12"/>графиками учебного процесса и учебными планами.</text:p>
      <text:p text:style-name="P17"><text:s text:c="5"/>5.3. В Школе установлен следующий режим занятий обучающихся с 8.00 до 20.00 часов.</text:p>
      <text:p text:style-name="P18"><text:s text:c="12"/>Школа работает <text:s text:c="2"/>по <text:s/>графику <text:s/>рабочей <text:s/>недели <text:s/>с <text:s/>одним <text:s/>выходным <text:s/>днем. <text:s/></text:p>
      <text:p text:style-name="P18"><text:s text:c="12"/>Продолжительность <text:s text:c="5"/>учебного <text:s text:c="6"/>часа <text:s text:c="3"/>от <text:s text:c="2"/>30 <text:s text:c="2"/>до <text:s text:c="2"/>45 <text:s/>минут. <text:s/>Конкретная </text:p>
      <text:p text:style-name="P18"><text:s text:c="12"/>продолжительность <text:s/>учебного <text:s text:c="2"/>часа <text:s text:c="3"/>(урока) <text:s text:c="2"/>ежегодно <text:s text:c="2"/>рассматривается <text:s text:c="2"/>и <text:s/></text:p>
      <text:p text:style-name="P18"><text:s text:c="12"/>устанавливается педагогическим <text:s/>советом <text:s text:c="3"/>Школы <text:s text:c="3"/>в <text:s text:c="3"/>соответствии <text:s text:c="2"/>с <text:s text:c="3"/>возрастом </text:p>
      <text:p text:style-name="P18"><text:s text:c="12"/>обучающихся. После <text:s/>30- 45 минутных <text:s text:c="3"/>занятий <text:s text:c="3"/>необходимо <text:s text:c="2"/>устраивать <text:s text:c="2"/>перерыв </text:p>
      <text:p text:style-name="P18"><text:s text:c="12"/>длительностью не менее 10 минут для отдыха детей и <text:s/>проветривания <text:s text:c="2"/>помещений, <text:s text:c="3"/></text:p>
      <text:p text:style-name="P18"><text:s text:c="12"/>другие требования <text:s text:c="2"/>в <text:s text:c="2"/>соответствии <text:s text:c="2"/>с <text:s text:c="2"/>санитарно-эпидемиологическими <text:s text:c="6"/></text:p>
      <text:p text:style-name="P18"><text:s text:c="11"/>требованиями <text:s text:c="2"/>к <text:s text:c="2"/>учреждениям <text:s/>дополнительного образования детей.</text:p>
      <text:p text:style-name="P18"><text:s text:c="6"/>5.4.Обучение и воспитание в Школе ведутся на русском языке.</text:p>
      <text:p text:style-name="P17"><text:s text:c="6"/>5.5.Организация образовательного процесса по дополнительным предпрофессиональным</text:p>
      <text:p text:style-name="P17"><text:s text:c="12"/>общеобразовательным программам в области искусств в <text:s/>части <text:s text:c="2"/>установления <text:s/>сроков </text:p>
      <text:p text:style-name="P17"><text:s text:c="12"/>освоения <text:s/>образовательных <text:s text:c="2"/>программ, продолжительности <text:s/>каникул, <text:s/>осуществления </text:p>
      <text:p text:style-name="P17"><text:s text:c="12"/>текущего <text:s text:c="2"/>контроля <text:s text:c="2"/>знаний <text:s/>обучающихся, порядка <text:s/>проведения <text:s text:c="2"/>промежуточной <text:s/>и </text:p>
      <text:p text:style-name="P17"><text:s text:c="12"/>итоговой аттестации обучающихся, численного состава <text:s/>учебных групп, нормы <text:s/>часов</text:p>
      <text:p text:style-name="P17"><text:s text:c="12"/>аудиторной нагрузки и максимальной учебной нагрузки обучающихся <text:s text:c="10"/></text:p>
      <text:p text:style-name="P17"><text:s text:c="12"/>осуществляется <text:s text:c="5"/>на <text:s text:c="7"/>основании <text:s text:c="7"/>дополнительной <text:s text:c="6"/>предпрофессиональной </text:p>
      <text:p text:style-name="P17"><text:s text:c="12"/>общеобразовательной программы в области искусств, разрабатываемой <text:s text:c="2"/>Школой <text:s text:c="2"/>в </text:p>
      <text:p text:style-name="P17"><text:s text:c="12"/>соответствии с федеральными государственными требованиями.</text:p>
      <text:p text:style-name="P17"><text:s text:c="6"/>5.6.При реализации <text:s text:c="3"/>дополнительных <text:s text:c="4"/>предпрофессиональных <text:s text:c="3"/>общеобразовательных </text:p>
      <text:p text:style-name="P17"><text:s text:c="13"/>программ в области искусств продолжительностью учебного года с первого класса по </text:p>
      <text:p text:style-name="P17"><text:s text:c="13"/>класс, <text:s/>предшествующий <text:s/>выпускному <text:s text:c="2"/>классу, <text:s/>составляет <text:s text:c="2"/>39 <text:s/>недель, в <text:s/>выпускном </text:p>
      <text:p text:style-name="P17"><text:s text:c="13"/>классе - <text:s/>40 <text:s/>недель. Продолжительность <text:s text:c="3"/>учебных <text:s text:c="4"/>занятий <text:s text:c="4"/>в <text:s text:c="4"/>первом <text:s text:c="4"/>классе</text:p>
      <text:p text:style-name="P17"><text:s text:c="13"/>составляет 32 недели <text:s/>(за <text:s text:c="2"/>исключением <text:s text:c="2"/>образовательной <text:s text:c="2"/>программы <text:s text:c="3"/>со <text:s text:c="3"/>сроком </text:p>
      <text:p text:style-name="P17"><text:s text:c="13"/>обучения 5 лет), со второго класса (при сроке <text:s/>обучения <text:s/>5 лет-с <text:s/>первого <text:s/>класса) <text:s text:c="2"/>по <text:s text:c="138"/></text:p>
      <text:p text:style-name="P17"><text:s text:c="13"/>выпускной класс-33 недели.</text:p>
      <text:p text:style-name="P17"><text:s text:c="13"/>Учебный год <text:s text:c="2"/>для <text:s text:c="2"/>педагогических <text:s text:c="2"/>работников <text:s text:c="2"/>Школы <text:s text:c="2"/>составляет <text:s/>44 <text:s/>недели, <text:s text:c="2"/>из <text:s text:c="129"/></text:p>
      <text:p text:style-name="P17"><text:s text:c="13"/>которых <text:s text:c="2"/>32-33 <text:s/>недели-проведение <text:s text:c="3"/>аудиторных <text:s text:c="5"/>занятий, <text:s/>2-3 <text:s/>недели-проведение </text:p>
      <text:p text:style-name="P17"><text:s text:c="13"/>консультаций <text:s text:c="3"/>и <text:s text:c="3"/>экзаменов, в <text:s text:c="2"/>остальное <text:s text:c="2"/>время <text:s text:c="4"/>деятельность <text:s text:c="4"/>педагогических </text:p>
      <text:p text:style-name="P17"><text:s text:c="13"/>работников должна <text:s text:c="2"/>быть <text:s text:c="2"/>направлена <text:s text:c="2"/>на <text:s text:c="2"/>методическую, <text:s/>творческую, <text:s text:c="2"/>культурно-</text:p>
      <text:p text:style-name="P17"><text:soft-page-break/><text:s text:c="155"/>12</text:p>
      <text:p text:style-name="P17"><text:s text:c="12"/>просветительскую работу.</text:p>
      <text:p text:style-name="P17"><text:s text:c="6"/>5.7.В Школе с первого по выпускной классы в течение учебного года предусматриваются</text:p>
      <text:p text:style-name="P17"><text:s text:c="13"/>каникулы <text:s text:c="2"/>в <text:s text:c="2"/>объёме <text:s text:c="2"/>не <text:s text:c="2"/>менее <text:s text:c="2"/>4 <text:s/>недель, <text:s/>в <text:s text:c="4"/>первом <text:s text:c="4"/>классе <text:s text:c="3"/>устанавливаются </text:p>
      <text:p text:style-name="P17"><text:s text:c="13"/>дополнительные недельные каникулы. Летние <text:s/>каникулы <text:s/>устанавливаются <text:s/>в <text:s/>объёме </text:p>
      <text:p text:style-name="P17"><text:s text:c="13"/>12-13 недель, за исключением последнего года обучения. Осенние, <text:s/>зимние, <text:s/>весенние </text:p>
      <text:p text:style-name="P17"><text:s text:c="13"/>каникулы проводятся в сроки, <text:s/>установленные для общеобразовательных учреждений </text:p>
      <text:p text:style-name="P17"><text:s text:c="13"/>при реализации ими <text:s/>основных <text:s/>образовательных <text:s text:c="2"/>программ <text:s text:c="2"/>начального <text:s text:c="2"/>общего <text:s text:c="2"/>и </text:p>
      <text:p text:style-name="P17"><text:s text:c="13"/>основного общего образования.</text:p>
      <text:p text:style-name="P17"><text:s text:c="13"/>Изучение <text:s text:c="3"/>учебных <text:s text:c="4"/>предметов <text:s text:c="3"/>по <text:s text:c="5"/>дополнительным <text:s text:c="4"/>предпрофессиональным</text:p>
      <text:p text:style-name="P17"><text:s text:c="13"/>общеобразовательным <text:s text:c="5"/>программам <text:s text:c="7"/>в <text:s text:c="4"/>области <text:s text:c="4"/>искусств, <text:s/>предусмотренных</text:p>
      <text:p text:style-name="P17"><text:s text:c="13"/>учебными планами, и проведение консультаций в Школе <text:s/>осуществляются <text:s text:c="3"/>в <text:s text:c="2"/>форме </text:p>
      <text:p text:style-name="P17"><text:s text:c="13"/>индивидуальных <text:s text:c="3"/>занятий, <text:s/>мелкогрупповых <text:s text:c="3"/>занятий <text:s text:c="3"/>(численностью <text:s/>от <text:s/>4 <text:s/>до <text:s/>10 <text:s/></text:p>
      <text:p text:style-name="P17"><text:s text:c="13"/>человек, <text:s/>по ансамблевым учебным предметам-от <text:s/>двух <text:s/>человек), групповых <text:s/>занятий </text:p>
      <text:p text:style-name="P17"><text:s text:c="13"/>(численностью от <text:s/>11 человек). </text:p>
      <text:p text:style-name="P17"><text:s text:c="13"/>Изучение <text:s/>учебных <text:s text:c="2"/>предметов <text:s text:c="2"/>по образовательным <text:s text:c="2"/>программам <text:s/>дополнительного</text:p>
      <text:p text:style-name="P17"><text:s text:c="13"/>образования <text:s text:c="2"/>детей <text:s text:c="4"/>художественно- эстетической <text:s text:c="2"/>направленности <text:s text:c="4"/>определяется <text:s text:c="2"/></text:p>
      <text:p text:style-name="P17"><text:s text:c="13"/>учебными планами по видам искусств. </text:p>
      <text:p text:style-name="P17"><text:s text:c="5"/>5.8.Обучающийся <text:s text:c="4"/>в <text:s text:c="4"/>Школе <text:s text:c="3"/>может <text:s text:c="3"/>быть <text:s text:c="3"/>переведён <text:s text:c="3"/>с <text:s text:c="3"/>одной <text:s text:c="3"/>дополнительной <text:s text:c="3"/></text:p>
      <text:p text:style-name="P17"><text:s text:c="11"/>предпрофессиональной <text:s text:c="4"/>общеобразовательной <text:s text:c="3"/>программы <text:s text:c="4"/>в <text:s text:c="3"/>области <text:s text:c="3"/>искусств </text:p>
      <text:p text:style-name="P17"><text:s text:c="11"/>( образовательной <text:s/>программы дополнительного образования детей <text:s text:c="4"/>художественно-</text:p>
      <text:p text:style-name="P17"><text:s text:c="11"/>эстетической <text:s text:c="2"/>направленности) <text:s text:c="2"/>на другую решением педагогического совета. </text:p>
      <text:p text:style-name="P17"><text:s text:c="3"/>5.9. Школа самостоятельна в <text:s/>выборе <text:s text:c="2"/>систем <text:s text:c="2"/>оценок, <text:s/>форм, <text:s/>порядка <text:s text:c="2"/>и <text:s text:c="2"/>периодичности </text:p>
      <text:p text:style-name="P17"><text:s text:c="11"/>промежуточной аттестации обучающихся.</text:p>
      <text:p text:style-name="P17"><text:s text:c="3"/>5.10.В <text:s/>Школе <text:s text:c="5"/>установлены <text:s text:c="5"/>следующие <text:s text:c="5"/>системы <text:s text:c="3"/>оценок <text:s text:c="4"/>при <text:s text:c="3"/>промежуточной <text:s text:c="2"/></text:p>
      <text:p text:style-name="P17"><text:s text:c="11"/>аттестации: пятибалльная, зачетная.</text:p>
      <text:p text:style-name="P17"><text:s text:c="3"/>5.11.При проведении промежуточной аттестации обучающихся <text:s/>в <text:s/>Школе <text:s/>устанавливается <text:s text:c="143"/></text:p>
      <text:p text:style-name="P17"><text:s text:c="11"/>не более четырёх экзаменов и шести зачётов в учебном году.</text:p>
      <text:p text:style-name="P17"><text:s text:c="3"/>5.12.В Школе <text:s text:c="2"/>установлены <text:s text:c="2"/>следующие <text:s text:c="4"/>виды <text:s text:c="6"/>аудиторных <text:s text:c="4"/>учебных <text:s/>занятий: <text:s/>урок <text:s text:c="149"/></text:p>
      <text:p text:style-name="P17"><text:s text:c="10"/>(контрольный урок), <text:s/>прослушивание, творческий <text:s/>просмотр, <text:s/>творческий <text:s/>показ, <text:s/>зачёт</text:p>
      <text:p text:style-name="P17"><text:s text:c="10"/>(технический зачёт), <text:s text:c="3"/>пленэр, <text:s text:c="2"/>репетиция, <text:s text:c="3"/>академический <text:s text:c="4"/>концерт, <text:s text:c="2"/>мастер-класс, </text:p>
      <text:p text:style-name="P17"><text:s text:c="11"/>лекция, семинар, контрольная работа, практическое занятие и др. </text:p>
      <text:p text:style-name="P17"><text:soft-page-break/><text:s text:c="152"/>13</text:p>
      <text:p text:style-name="P17"><text:s/>5.13.Школа обладает правом использования творческих работ, выполненных обучающимися</text:p>
      <text:p text:style-name="P17"><text:s text:c="10"/>в процессе освоения <text:s/>образовательных <text:s/>программ <text:s/>в <text:s/>области <text:s/>искусств, в <text:s/>методической</text:p>
      <text:p text:style-name="P17"><text:s text:c="10"/>деятельности, если иные условия не <text:s/>оговорены <text:s text:c="2"/>договором <text:s text:c="2"/>между <text:s text:c="3"/>образовательным </text:p>
      <text:p text:style-name="P17"><text:s text:c="10"/>учреждением и родителями (законными представителями) обучающихся. <text:s text:c="4"/></text:p>
      <text:p text:style-name="P17"><text:s/>5.14.В случае принятия решения о <text:s/>невозможности <text:s text:c="2"/>продолжения <text:s text:c="2"/>обучения <text:s text:c="2"/>обучающегося</text:p>
      <text:p text:style-name="P17"><text:s text:c="9"/>в <text:s/>Школе <text:s text:c="2"/>по <text:s text:c="2"/>причине <text:s text:c="2"/>недостаточности <text:s text:c="3"/>его <text:s text:c="3"/>творческих <text:s text:c="3"/>способностей <text:s text:c="2"/>и <text:s text:c="2"/>(или) </text:p>
      <text:p text:style-name="P17"><text:s text:c="9"/>физических данных, Школа обязана проинформировать о данном <text:s/>решении <text:s text:c="2"/>родителей</text:p>
      <text:p text:style-name="P17"><text:s text:c="10"/>(законных представителей) <text:s text:c="2"/>обучающегося <text:s text:c="2"/>и <text:s text:c="2"/>обеспечить <text:s text:c="2"/>его <text:s text:c="2"/>перевод <text:s text:c="2"/>на <text:s text:c="2"/>другую </text:p>
      <text:p text:style-name="P17"><text:s text:c="10"/>дополнительную <text:s/>программу в области искусств (при её наличии) <text:s/>либо <text:s text:c="2"/>предоставить </text:p>
      <text:p text:style-name="P17"><text:s text:c="10"/>возможность повторного обучения в соответствующем классе.</text:p>
      <text:p text:style-name="P17"><text:s text:c="2"/>5.15.Обучающийся Школы может быть отчислен за неоднократно <text:s/>совершенные <text:s/>нарушения </text:p>
      <text:p text:style-name="P17"><text:s text:c="11"/>Устава Школы в порядке, предусмотренном локальным нормативным актом Школы.</text:p>
      <text:p text:style-name="P17"><text:s text:c="11"/>Отчисление обучающегося <text:s/>применяется, если <text:s/>меры <text:s text:c="2"/>воспитательного <text:s text:c="2"/>характера <text:s text:c="2"/>не </text:p>
      <text:p text:style-name="P17"><text:s text:c="11"/>дали результата <text:s text:c="3"/>и <text:s text:c="3"/>дальнейшее <text:s text:c="4"/>пребывание <text:s text:c="3"/>обучающегося <text:s text:c="3"/>в <text:s text:c="2"/>образовательном </text:p>
      <text:p text:style-name="P17"><text:s text:c="11"/>учреждении оказывает отрицательное влияние на других <text:s text:c="2"/>обучающихся, нарушает <text:s text:c="2"/>их</text:p>
      <text:p text:style-name="P17"><text:s text:c="11"/>права <text:s text:c="2"/>и <text:s text:c="2"/>права <text:s text:c="3"/>работников <text:s text:c="2"/>Школы. <text:s/>Школа <text:s text:c="3"/>обязана <text:s text:c="3"/>в <text:s text:c="3"/>течении <text:s text:c="4"/>двух <text:s text:c="3"/>недель </text:p>
      <text:p text:style-name="P17"><text:s text:c="11"/>проинформировать <text:s text:c="3"/>родителей <text:s text:c="2"/>(законных <text:s text:c="2"/>представителей) <text:s/>обучающегося <text:s text:c="3"/>об <text:s text:c="2"/>его </text:p>
      <text:p text:style-name="P17"><text:s text:c="11"/>отчислении. Отчисление обучающегося по <text:s/>инициативе <text:s/>образовательного <text:s/>учреждения <text:s text:c="7"/></text:p>
      <text:p text:style-name="P17"><text:s text:c="11"/>во время его болезни или <text:s/>каникул <text:s/>не <text:s/>допускается. Также <text:s/>обучающийся <text:s/>может <text:s/>быть </text:p>
      <text:p text:style-name="P17"><text:s text:c="11"/>отчислен <text:s/>из <text:s/>Школы <text:s/>по <text:s text:c="2"/>следующим <text:s text:c="2"/>причинам: по <text:s text:c="2"/>состоянию <text:s/>здоровья, в <text:s/>связи <text:s/>с</text:p>
      <text:p text:style-name="P17"><text:s text:c="10"/>переездом <text:s/>на <text:s/>новое <text:s/>место <text:s/>жительства, <text:s/>другим <text:s/>причинам <text:s text:c="2"/>по <text:s/>заявлению <text:s text:c="2"/>родителей</text:p>
      <text:p text:style-name="P17"><text:s text:c="10"/>(законных <text:s/>представителей).</text:p>
      <text:p text:style-name="P17"><text:s text:c="2"/>5.16.Обучающиеся имеют право на восстановление в обучении в Школе при наличии <text:s/>в <text:s/>ней </text:p>
      <text:p text:style-name="P17"><text:s text:c="10"/>вакантных мест.</text:p>
      <text:p text:style-name="P17"><text:s text:c="2"/>5.17.Итоговая аттестация обучающихся Школы проводится в <text:s/>соответствии <text:s text:c="2"/>с <text:s text:c="2"/>Положением</text:p>
      <text:p text:style-name="P17"><text:s text:c="11"/>о <text:s/>порядке <text:s/>и <text:s/>формах <text:s/>проведения <text:s text:c="2"/>итоговой <text:s text:c="3"/>аттестации <text:s text:c="3"/>обучающихся, <text:s/>освоивших <text:s text:c="140"/></text:p>
      <text:p text:style-name="P17"><text:s text:c="11"/>дополнительные предпрофессиональные общеобразовательные программы <text:s/>в <text:s text:c="2"/>области</text:p>
      <text:p text:style-name="P17"><text:s text:c="11"/>искусств <text:s text:c="2"/>или <text:s text:c="2"/>образовательные <text:s text:c="2"/>программы <text:s text:c="3"/>дополнительного <text:s text:c="3"/>образования <text:s text:c="2"/>детей <text:s text:c="155"/></text:p>
      <text:p text:style-name="P17"><text:s text:c="11"/>художественно-эстетической направленности.</text:p>
      <text:p text:style-name="P17"><text:s/>5.18. Обучающимся Школы, прошедшим <text:s text:c="2"/>итоговую <text:s text:c="3"/>аттестацию, завершающую <text:s text:c="2"/>освоение</text:p>
      <text:p text:style-name="P17"><text:s text:c="10"/>дополнительных предпрофессиональных <text:s/>общеобразовательных <text:s/>программ <text:s/>в <text:s text:c="2"/>области</text:p>
      <text:p text:style-name="P17"><text:soft-page-break/><text:s text:c="154"/>14</text:p>
      <text:p text:style-name="P17"><text:s text:c="10"/>искусств или образовательных программ дополнительного образования детей <text:s text:c="3"/></text:p>
      <text:p text:style-name="P17"><text:s text:c="10"/>художественно-эстетической направленности <text:s text:c="3"/>выдаётся заверенное печатью Школы </text:p>
      <text:p text:style-name="P17"><text:s text:c="10"/>свидетельство об освоении этих программ. <text:s/></text:p>
      <text:p text:style-name="P6"><text:s text:c="2"/>5.19. Предельный <text:s text:c="3"/>срок <text:s text:c="5"/>реализации <text:s text:c="5"/>дополнительных <text:s text:c="6"/>программ <text:s text:c="5"/>художественно-</text:p>
      <text:p text:style-name="P6"><text:s text:c="11"/>эстетической <text:s text:c="2"/>направленности - до 8 лет, <text:s text:c="3"/>дополнительных <text:s text:c="4"/>предпрофессиональных </text:p>
      <text:p text:style-name="P6"><text:s text:c="11"/>общеобразовательных программ в области <text:s text:c="2"/>искусств - до 9 лет.</text:p>
      <text:p text:style-name="P36"/>
      <text:list xml:id="list34689075" text:continue-numbering="true" text:style-name="WW8Num2">
        <text:list-header>
          <text:p text:style-name="P67"><text:s text:c="3"/><text:span text:style-name="T11"><text:s text:c="4"/>6. Управление Школой</text:span></text:p>
        </text:list-header>
      </text:list>
      <text:p text:style-name="P23"><text:s text:c="2"/>6.1. Управление Школой осуществляется в <text:s/>соответствии <text:s/>с <text:s/>законодательством <text:s/>Российской </text:p>
      <text:p text:style-name="P23"><text:s text:c="9"/>Федерации <text:s text:c="3"/>и <text:s text:c="3"/>настоящим <text:s text:c="2"/>Уставом <text:s text:c="3"/>и <text:s text:c="3"/>строится <text:s text:c="2"/>на <text:s text:c="2"/>принципах <text:s text:c="2"/>единоначалия <text:s text:c="2"/>и </text:p>
      <text:p text:style-name="P23"><text:s text:c="9"/>самоуправления.</text:p>
      <text:p text:style-name="P24"><text:s text:c="2"/>6.2. Компетенция <text:s/>Учредителя <text:s/>определяется <text:s text:c="2"/>законодательством <text:s text:c="2"/>Российской <text:s/>Федерации, <text:s text:c="11"/></text:p>
      <text:p text:style-name="P24"><text:s text:c="9"/>правовыми <text:s text:c="3"/>актами <text:s text:c="2"/>органов <text:s text:c="4"/>местного <text:s text:c="2"/>самоуправления, <text:s text:c="2"/>настоящим <text:s text:c="3"/>Уставом <text:s text:c="2"/>и </text:p>
      <text:p text:style-name="P24"><text:s text:c="9"/>договором о взаимоотношениях со Школой.</text:p>
      <text:p text:style-name="P23"><text:s text:c="9"/>Учредитель <text:s text:c="2"/>в <text:s text:c="4"/>отношении <text:s text:c="3"/>Школы, <text:s text:c="3"/>в <text:s/>частности осуществляет: </text:p>
      <text:p text:style-name="P23"><text:s text:c="7"/>- организацию предоставления дополнительного образования детям; <text:s text:c="162"/></text:p>
      <text:p text:style-name="P23"><text:s text:c="7"/>- подготовку <text:s text:c="3"/>проектов <text:s text:c="4"/>постановлений <text:s text:c="6"/>администрации <text:s text:c="2"/>Поныровского <text:s text:c="2"/>района <text:s text:c="2"/>о </text:p>
      <text:p text:style-name="P12"><text:s text:c="10"/>реорганизации, ликвидации Школы;</text:p>
      <text:p text:style-name="P12"><text:s text:c="7"/>- издание приказов, распоряжений, положений и других локальных <text:s/>нормативных <text:s/>актов,</text:p>
      <text:p text:style-name="P12"><text:s text:c="9"/>обязательных для исполнения директором Школы;</text:p>
      <text:p text:style-name="P12"><text:s text:c="7"/>- обеспечение содержания зданий и сооружений Школы; <text:s text:c="3"/></text:p>
      <text:p text:style-name="P12"><text:s text:c="7"/>- контроль сохранности и эффективного <text:s text:c="2"/>использования <text:s text:c="3"/>имущества, <text:s/>закрепленного <text:s/>за </text:p>
      <text:p text:style-name="P12"><text:s text:c="10"/>Школой;</text:p>
      <text:p text:style-name="P12"><text:s text:c="7"/>- согласование <text:s/>графиков образовательного процесса Школы;</text:p>
      <text:p text:style-name="P12"><text:s text:c="7"/>- согласование изменений и дополнений, вносимых в Устав <text:s/>Школы, и <text:s/>новой <text:s text:c="3"/>редакции <text:s text:c="272"/></text:p>
      <text:p text:style-name="P12"><text:s text:c="10"/>Устава Школы;</text:p>
      <text:p text:style-name="P12"><text:s text:c="7"/>- заключение, изменение и расторжение трудового договора с <text:s text:c="3"/>директором <text:s text:c="3"/>Школы <text:s text:c="3"/>в</text:p>
      <text:p text:style-name="P12"><text:s text:c="10"/>соответствии <text:s/>с <text:s text:c="2"/>действующим <text:s text:c="4"/>законодательством <text:s text:c="5"/>Российской <text:s text:c="4"/>Федерации <text:s text:c="6"/>и <text:s text:c="142"/></text:p>
      <text:p text:style-name="P12"><text:s text:c="9"/>нормативно-правовыми <text:s/>актами <text:s text:c="2"/>органа <text:s text:c="2"/>местного <text:s text:c="3"/>самоуправления <text:s text:c="4"/>Поныровского</text:p>
      <text:p text:style-name="P12"><text:s text:c="10"/>района;</text:p>
      <text:p text:style-name="P12"><text:s text:c="7"/>- представление руководящих <text:s/>и <text:s/>педагогических <text:s text:c="2"/>работников <text:s/>Школы <text:s text:c="2"/>к <text:s text:c="3"/>награждению </text:p>
      <text:p text:style-name="P12"><text:soft-page-break/><text:s text:c="151"/>15</text:p>
      <text:p text:style-name="P12"><text:s text:c="9"/>отраслевыми, ведомственными и государственными наградами;</text:p>
      <text:p text:style-name="P12"><text:s text:c="7"/>- определение порядка и условий предоставления <text:s text:c="2"/>педагогическим <text:s text:c="2"/>работникам <text:s text:c="2"/>Школы </text:p>
      <text:p text:style-name="P12"><text:s text:c="10"/>длительного отпуска сроком до одного года;</text:p>
      <text:p text:style-name="P12"><text:s text:c="7"/>- согласование открытия <text:s/>в <text:s text:c="3"/>Школе <text:s text:c="2"/>других направлений образовательной деятельности</text:p>
      <text:p text:style-name="P12"><text:s text:c="10"/>по видам искусств; <text:s text:c="6"/></text:p>
      <text:p text:style-name="P19"><text:s text:c="7"/>- <text:s/>контроль исполнения <text:s text:c="3"/>Школой <text:s text:c="3"/>законодательства <text:s text:c="2"/>Российской <text:s text:c="3"/>Федерации, Курской </text:p>
      <text:p text:style-name="P19"><text:s text:c="10"/>области <text:s text:c="3"/>и <text:s text:c="5"/>нормативно-правовых <text:s text:c="5"/>актов <text:s text:c="5"/>органов <text:s text:c="4"/>местного <text:s text:c="3"/>самоуправления </text:p>
      <text:p text:style-name="P19"><text:s text:c="10"/>Поныровского района в области образования <text:s text:c="2"/>и <text:s text:c="2"/>культуры, использования <text:s/>бюджетных </text:p>
      <text:p text:style-name="P19"><text:s text:c="10"/>средств в части <text:s text:c="2"/>их <text:s/>целевого <text:s text:c="2"/>назначения и других вопросов в <text:s/>соответствии <text:s/>со <text:s/>своей</text:p>
      <text:p text:style-name="P19"><text:s text:c="10"/>компетенцией, определенной соответствующим <text:s/>Положением;</text:p>
      <text:p text:style-name="P19"><text:s text:c="7"/>- приостановление <text:s/>или <text:s/>отмену <text:s/>действия <text:s/>приказов <text:s/>директора Школы, противоречащих</text:p>
      <text:p text:style-name="P19"><text:s text:c="10"/>действующему законодательству;</text:p>
      <text:p text:style-name="P19"><text:s text:c="8"/>- утверждение сметы доходов и расходов Школы;</text:p>
      <text:p text:style-name="P19"><text:s text:c="8"/>- доведение <text:s text:c="3"/>лимитов <text:s text:c="5"/>бюджетных <text:s text:c="4"/>обязательств <text:s text:c="3"/>до <text:s text:c="3"/>Школы <text:s text:c="3"/>и <text:s text:c="3"/>осуществление <text:s text:c="2"/></text:p>
      <text:p text:style-name="P19"><text:s text:c="10"/>финансового обеспечения образовательной деятельности учреждения <text:s/>в соответствии с </text:p>
      <text:p text:style-name="P19"><text:s text:c="10"/>ними;</text:p>
      <text:p text:style-name="P19"><text:s text:c="8"/>- другие <text:s/>бюджетные <text:s text:c="3"/>полномочия, установленные <text:s text:c="4"/>законодательством <text:s text:c="4"/>Российской</text:p>
      <text:p text:style-name="P19"><text:s text:c="10"/>Федерации;</text:p>
      <text:p text:style-name="P19"><text:s text:c="8"/>- приостановление <text:s text:c="2"/>приносящей <text:s text:c="3"/>доход <text:s text:c="6"/>деятельности <text:s text:c="2"/>Школы, <text:s/>если <text:s text:c="2"/>она <text:s text:c="2"/>идёт <text:s text:c="2"/>в <text:s/></text:p>
      <text:p text:style-name="P19"><text:s text:c="11"/>ущерб <text:s text:c="2"/>образовательной <text:s text:c="4"/>деятельности, предусмотренной <text:s/>настоящим <text:s text:c="2"/>Уставом, <text:s text:c="2"/>до </text:p>
      <text:p text:style-name="P19"><text:s text:c="11"/>решения суда по этому вопросу. <text:s text:c="3"/></text:p>
      <text:p text:style-name="P26"><text:s text:c="3"/>6.3.Формами самоуправления Школы являются: общее <text:s text:c="2"/>собрание <text:s text:c="2"/>трудового <text:s/>коллектива, </text:p>
      <text:p text:style-name="P26"><text:s text:c="10"/>педагогический <text:s/>совет, <text:s/>методический <text:s/>совет, <text:s/>общешкольное <text:s text:c="2"/>родительское <text:s/>собрание,</text:p>
      <text:p text:style-name="P26"><text:s text:c="10"/>попечительский совет.</text:p>
      <text:p text:style-name="P26"><text:s text:c="2"/>6.4. Трудовой коллектив Школы составляют все граждане, участвующие своим трудом <text:s/>в <text:s/>ее </text:p>
      <text:p text:style-name="P26"><text:s text:c="10"/>деятельности на основе трудового договора. <text:s text:c="141"/></text:p>
      <text:p text:style-name="P26"><text:s text:c="10"/>Полномочия <text:s text:c="2"/>трудового <text:s text:c="2"/>коллектива <text:s text:c="3"/>Школы <text:s text:c="3"/>осуществляются <text:s text:c="2"/>общим <text:s/>собранием </text:p>
      <text:p text:style-name="P26"><text:s text:c="10"/>трудового <text:s/>коллектива.</text:p>
      <text:p text:style-name="P31"><text:span text:style-name="T10"><text:s text:c="2"/>6.5.Общее собрание трудового коллектива:</text:span><text:span text:style-name="T13"> <text:s text:c="307"/></text:span></text:p>
      <text:p text:style-name="P31"><text:span text:style-name="T13"><text:s text:c="7"/>- </text:span><text:span text:style-name="T10">взаимодействует <text:s text:c="2"/>с <text:s text:c="3"/>директором <text:s text:c="4"/>Школы <text:s text:c="3"/>по <text:s text:c="3"/>вопросам <text:s text:c="3"/>регулирования <text:s/>трудовых </text:span></text:p>
      <text:p text:style-name="P26"><text:s text:c="9"/>отношений <text:s text:c="4"/>и <text:s text:c="2"/>иных <text:s text:c="3"/>непосредственно <text:s/>связанных <text:s/>с <text:s/>ними <text:s/>отношений <text:s/>в <text:s text:c="2"/>Школе <text:s text:c="2"/>в <text:s text:c="7"/></text:p>
      <text:p text:style-name="P29"><text:s text:c="9"/>формах, предусмотренных трудовым законодательством;</text:p>
      <text:p text:style-name="P29"><text:soft-page-break/><text:s text:c="150"/>16</text:p>
      <text:p text:style-name="P25"><text:span text:style-name="T16"><text:s text:c="4"/></text:span><text:span text:style-name="T15">- </text:span><text:span text:style-name="T3">разрабатывает, рассматривает и <text:s/>принимает <text:s/>изменения, <text:s/>дополнения <text:s/>в <text:s text:c="2"/>Устав <text:s/>Школы; <text:s text:c="2"/></text:span><text:span text:style-name="T16"><text:s text:c="7"/></text:span></text:p>
      <text:p text:style-name="P31"><text:span text:style-name="T14"><text:s text:c="7"/></text:span><text:span text:style-name="T13">- </text:span><text:span text:style-name="T10">разрабатывает и <text:s/>принимает <text:s/>коллективный <text:s/>договор, <text:s/>правила <text:s text:c="2"/>внутреннего <text:s/>трудового </text:span></text:p>
      <text:p text:style-name="P26"><text:s text:c="9"/>распорядка Школы, иные локальные акты Школы, регулирующие отношения трудового</text:p>
      <text:p text:style-name="P26"><text:s text:c="9"/>коллектива и администрации Школы; <text:s/></text:p>
      <text:p text:style-name="P25"><text:span text:style-name="T15"><text:s text:c="7"/>-</text:span><text:span text:style-name="T3"> уполномочивает первичную профсоюзную <text:s/>организацию <text:s/>или <text:s/>иной <text:s/>представительный </text:span></text:p>
      <text:p text:style-name="P26"><text:s text:c="9"/>орган, иного представителя представлять интересы работников Школы при проведении</text:p>
      <text:p text:style-name="P26"><text:s text:c="9"/>коллективных <text:s text:c="2"/>переговоров, <text:s/>заключении <text:s text:c="2"/>или <text:s text:c="2"/>изменении <text:s text:c="2"/>коллективного <text:s text:c="3"/>договора, </text:p>
      <text:p text:style-name="P29"><text:s text:c="9"/>осуществлении контроля за его выполнением;</text:p>
      <text:p text:style-name="P25"><text:span text:style-name="T16"><text:s text:c="4"/></text:span><text:span text:style-name="T15">- </text:span><text:span text:style-name="T3">инициирует создание в Школе комиссии по трудовым спорам для <text:s/>рассмотрения <text:s text:c="2"/>инди-</text:span></text:p>
      <text:p text:style-name="P26"><text:s text:c="9"/>видуальных трудовых споров;</text:p>
      <text:p text:style-name="P25"><text:span text:style-name="T15"><text:s text:c="7"/>- </text:span><text:span text:style-name="T3">принимает решение о путях рассмотрения коллективных трудовых споров;</text:span></text:p>
      <text:p text:style-name="P32"><text:span text:style-name="T15"><text:s text:c="7"/>- </text:span><text:span text:style-name="T3">решает иные вопросы. </text:span></text:p>
      <text:p text:style-name="P26"><text:s text:c="2"/>6.6.Общее собрание трудового коллектива проводится не реже одного раза в год или по мере </text:p>
      <text:p text:style-name="P37"><text:s text:c="2"/>необходимости и считается правомочным, если <text:s/>на <text:s/>нем <text:s/>присутствует <text:s text:c="2"/>более <text:s/>половины </text:p>
      <text:p text:style-name="P37"><text:s text:c="2"/>работающих в Школе. Решение <text:s/>собрания <text:s/>трудового <text:s/>коллектива <text:s text:c="2"/>считается <text:s text:c="2"/>принятым, </text:p>
      <text:p text:style-name="P37"><text:s text:c="2"/>если за <text:s/>его <text:s/>принятие <text:s/>проголосовало <text:s/>более <text:s/>половины <text:s/>присутствующих <text:s/>на <text:s text:c="2"/>собрании.</text:p>
      <text:p text:style-name="P29"><text:s text:c="2"/>6.7.Высшим органом самоуправления в Школе является педагогический совет Школы. </text:p>
      <text:p text:style-name="P29"><text:s text:c="2"/>6.8.В состав <text:s text:c="2"/>педагогического <text:s text:c="2"/>совета <text:s text:c="2"/>Школы <text:s text:c="2"/>входят: <text:s text:c="2"/>руководящие <text:s text:c="3"/>и <text:s text:c="3"/>педагогические</text:p>
      <text:p text:style-name="P29"><text:s text:c="9"/>работники Школы. <text:s/></text:p>
      <text:p text:style-name="P29"><text:s text:c="2"/>6.9.Заседание педагогического совета Школы проводятся не реже 4-5 раз в учебном году.</text:p>
      <text:p text:style-name="P29"><text:s text:c="2"/>6.10.Заседание <text:s text:c="2"/>педагогического <text:s text:c="2"/>совета <text:s text:c="2"/>Школы <text:s/>считается <text:s text:c="2"/>правомочным, <text:s/>если <text:s text:c="2"/>на <text:s text:c="2"/>нём </text:p>
      <text:p text:style-name="P37"><text:s text:c="4"/>присутствует <text:s text:c="2"/>более <text:s text:c="2"/>половины <text:s/>членов. <text:s/>Решение <text:s text:c="2"/>педагогического <text:s text:c="2"/>совета <text:s text:c="5"/>Школы </text:p>
      <text:p text:style-name="P37"><text:s text:c="4"/>считается <text:s text:c="4"/>принятым, <text:s/>если <text:s text:c="2"/>за <text:s text:c="3"/>его <text:s text:c="3"/>принятие <text:s text:c="2"/>проголосовало <text:s text:c="3"/>более <text:s text:c="5"/>половины </text:p>
      <text:p text:style-name="P55"><text:s text:c="4"/>присутствующих. Решения принимаются открытым голосованием. <text:s text:c="2"/></text:p>
      <text:p text:style-name="P55"><text:s text:c="4"/>В <text:s/>случае равенства голосов решающим является голос <text:s/>председателя <text:s text:c="2"/>педагогического <text:s text:c="149"/></text:p>
      <text:p text:style-name="P29"><text:s text:c="10"/>совета Школы. <text:s text:c="2"/></text:p>
      <text:p text:style-name="P29"><text:s/>6.11.Руководит <text:s/>работой <text:s/>педагогического совета Школы председатель, <text:s/>который <text:s text:c="2"/>избирается</text:p>
      <text:p text:style-name="P27"><text:s text:c="10"/>из числа членов педагогического совета Школы сроком на 1 год. <text:s text:c="149"/></text:p>
      <text:p text:style-name="P29"><text:s text:c="2"/>6.12.Директор Школы не может быть председателем педагогического совета Школы.</text:p>
      <text:p text:style-name="P29"><text:s text:c="2"/>6.13.Из числа членов педагогического совета Школы <text:s/>избирается <text:s text:c="2"/>секретарь, который <text:s/>ведёт</text:p>
      <text:p text:style-name="P29"><text:s text:c="10"/>на заседании протокол.</text:p>
      <text:p text:style-name="P29"><text:soft-page-break/><text:s text:c="152"/>17</text:p>
      <text:p text:style-name="P29">6.14.Решения педагогического совета <text:s/>Школы <text:s text:c="2"/>носят <text:s text:c="2"/>рекомендательный <text:s/>характер, а <text:s/>после </text:p>
      <text:p text:style-name="P37"><text:s text:c="4"/>издания приказа директора <text:s/>Школы <text:s/>по <text:s/>реализации <text:s text:c="2"/>указанных <text:s text:c="2"/>решений <text:s text:c="3"/>становятся </text:p>
      <text:p text:style-name="P27"><text:s text:c="10"/>обязательными для исполнения.</text:p>
      <text:p text:style-name="P26"><text:s/>6.15.Деятельность педагогического совета Школы регламентируется Положением о нём.</text:p>
      <text:p text:style-name="P26"><text:s text:c="9"/>Документация педагогического совета школы вносится в номенклатуру дел Школы.</text:p>
      <text:p text:style-name="P26"><text:s/>6.16.Педагогический совет:</text:p>
      <text:p text:style-name="P22"><text:s text:c="7"/>- производит <text:s text:c="2"/>выбор <text:s text:c="3"/>различных <text:s text:c="3"/>вариантов <text:s/>содержания <text:s text:c="2"/>образования, <text:s/>форм, методов <text:s/></text:p>
      <text:p text:style-name="P22"><text:s text:c="10"/>учебно-воспитательного процесса и способов их реализации;</text:p>
      <text:p text:style-name="P20"><text:s text:c="7"/>- организует работу по повышению <text:s/>квалификации <text:s/>работников, развитию их <text:s/>творческих <text:s/></text:p>
      <text:p text:style-name="P20"><text:s text:c="10"/>инициатив;</text:p>
      <text:p text:style-name="P20"><text:s text:c="7"/>- принимает решение о проведении в данном учебном году <text:s/>промежуточной аттестации <text:s/>в </text:p>
      <text:p text:style-name="P20"><text:s text:c="10"/>форме экзаменов и зачётов;</text:p>
      <text:p text:style-name="P20"><text:s text:c="7"/>- принимает решение о переводе обучающегося в следующий класс; </text:p>
      <text:p text:style-name="P22"><text:s text:c="7"/>- принимает <text:s text:c="2"/>решение <text:s text:c="3"/>об <text:s text:c="3"/>исключении <text:s text:c="3"/>обучающегося <text:s text:c="4"/>из <text:s text:c="5"/>Школы <text:s text:c="4"/>в <text:s text:c="3"/>порядке, </text:p>
      <text:p text:style-name="P22"><text:s text:c="10"/>предусмотренном <text:s text:c="2"/>законодательством Российской Федерации и настоящим Уставом;</text:p>
      <text:p text:style-name="P22"><text:s text:c="7"/>- осуществляет <text:s text:c="7"/>мероприятия <text:s text:c="9"/>для <text:s text:c="7"/>организации <text:s text:c="6"/>и <text:s text:c="7"/>совершенствования </text:p>
      <text:p text:style-name="P22"><text:s text:c="10"/>методологического обеспечения образовательного процесса;</text:p>
      <text:p text:style-name="P22"><text:s text:c="7"/>- <text:s/>разрабатывает и утверждает Правила <text:s/>для обучающихся Школы;</text:p>
      <text:p text:style-name="P22"><text:s text:c="7"/>- <text:s/>принимает <text:s/>локальные <text:s text:c="3"/>акты, <text:s/>регламентирующие <text:s text:c="4"/>организацию <text:s text:c="2"/>образовательного <text:s/></text:p>
      <text:p text:style-name="P22"><text:s text:c="11"/>процесса в Школе;</text:p>
      <text:p text:style-name="P22"><text:s text:c="7"/>- <text:s/>заслушивает <text:s text:c="2"/>информацию <text:s text:c="2"/>и <text:s text:c="3"/>отчеты <text:s text:c="2"/>руководящих <text:s text:c="2"/>и <text:s/>педагогических <text:s/>работников </text:p>
      <text:p text:style-name="P22"><text:s text:c="10"/>Школы, доклады <text:s text:c="2"/>и <text:s text:c="3"/>информацию <text:s text:c="3"/>представителей <text:s text:c="4"/>организаций <text:s text:c="3"/>и <text:s text:c="3"/>учреждений, <text:s text:c="2"/></text:p>
      <text:p text:style-name="P22"><text:s text:c="10"/>взаимодействующих <text:s text:c="3"/>со <text:s text:c="3"/>Школой <text:s text:c="3"/>по <text:s text:c="4"/>вопросам <text:s text:c="4"/>образования <text:s text:c="5"/>и <text:s text:c="4"/>воспитания </text:p>
      <text:p text:style-name="P22"><text:s text:c="10"/>подрастающего поколения;</text:p>
      <text:p text:style-name="P20"><text:s text:c="6"/>- <text:s/>ходатайствует о награждении педагогических работников и обучающихся Школы;</text:p>
      <text:p text:style-name="P26"><text:s text:c="6"/>- <text:s/>выполняет <text:s text:c="3"/>иные <text:s text:c="3"/>функции, <text:s text:c="2"/>предусмотренные <text:s text:c="4"/>Положением <text:s text:c="4"/>о <text:s text:c="4"/>педагогическом </text:p>
      <text:p text:style-name="P26"><text:s text:c="10"/>совете <text:s/>Школы.</text:p>
      <text:p text:style-name="P32"><text:s/>6.17.С целью <text:s/>осуществления <text:s text:c="2"/>методической <text:s/>работы, <text:s/>направленной <text:s/>на <text:s/>совершенствование <text:s text:c="2"/></text:p>
      <text:p text:style-name="P32"><text:s text:c="9"/>образовательного процесса в Школе <text:s/>создан <text:s/>методический <text:s/>совет. <text:s/>Порядок <text:s/>создания <text:s/>и </text:p>
      <text:p text:style-name="P32"><text:s text:c="9"/>деятельности методического совета, а <text:s/>также <text:s/>осуществления <text:s text:c="2"/>методической <text:s text:c="2"/>работы <text:s/>и </text:p>
      <text:p text:style-name="P56"><text:s text:c="3"/>оценки её результатов, определяются локальным нормативным актом Школы.</text:p>
      <text:p text:style-name="P30">6.18. В <text:s/>состав <text:s text:c="2"/>методического <text:s text:c="2"/>совета <text:s text:c="2"/>входят <text:s text:c="2"/>педагогические работники Школы: наиболее </text:p>
      <text:p text:style-name="P30"><text:soft-page-break/><text:s text:c="151"/>18</text:p>
      <text:p text:style-name="P30"><text:s text:c="9"/>квалифицированные <text:s text:c="7"/>педагоги, <text:s text:c="6"/>преподаватели <text:s text:c="8"/>разрабатывающие <text:s text:c="5"/>узловые </text:p>
      <text:p text:style-name="P30"><text:s text:c="9"/>педагогические проблемы, представители администрации Школы.</text:p>
      <text:p text:style-name="P30">6.19. Председатель методического совета избирается <text:s text:c="2"/>голосованием <text:s/>членов <text:s/>педагогического</text:p>
      <text:p text:style-name="P28"><text:s text:c="9"/>коллектива на педагогическом совете.</text:p>
      <text:p text:style-name="P30">6.20. Методический совет:</text:p>
      <text:p text:style-name="P30"><text:s text:c="6"/>- формирует цели и задачи методического обеспечения учебно-воспитательного процесса</text:p>
      <text:p text:style-name="P30"><text:s text:c="9"/>и методической учёбы;</text:p>
      <text:p text:style-name="P30"><text:s text:c="6"/>- согласовывает рабочие программы учебных курсов, предметов, дисциплин;</text:p>
      <text:p text:style-name="P30"><text:s text:c="6"/>- осуществляет <text:s text:c="2"/>планирование, <text:s text:c="2"/>организацию <text:s text:c="2"/>и <text:s text:c="2"/>регулирование <text:s text:c="3"/>методической <text:s text:c="3"/>учёбы </text:p>
      <text:p text:style-name="P30"><text:s text:c="9"/>педагогических кадров, анализ и оценку её результатов;</text:p>
      <text:p text:style-name="P30"><text:s text:c="6"/>- <text:s/>решает <text:s/>педагогические <text:s/>проблемы, связанные <text:s/>с <text:s/>методическим <text:s/>обеспечением <text:s/>учебно-</text:p>
      <text:p text:style-name="P30"><text:s text:c="9"/>воспитательного процесса и методической работой;</text:p>
      <text:p text:style-name="P30"><text:s text:c="6"/>- <text:s/>разрабатывает систему мер <text:s text:c="2"/>по <text:s text:c="2"/>изучению <text:s text:c="3"/>педагогической <text:s text:c="3"/>практики, обобщению <text:s text:c="2"/>и </text:p>
      <text:p text:style-name="P30"><text:s text:c="10"/>распространению опыта;</text:p>
      <text:p text:style-name="P30"><text:s text:c="6"/>- оказывает методическую помощь молодым специалистам;</text:p>
      <text:p text:style-name="P30"><text:s text:c="6"/>- выполняет <text:s text:c="2"/>иные <text:s text:c="2"/>функции, <text:s/>предусмотренные <text:s text:c="2"/>Положением <text:s text:c="2"/>о <text:s text:c="2"/>методическом <text:s text:c="2"/>совете</text:p>
      <text:p text:style-name="P28"><text:s text:c="8"/>Школы.</text:p>
      <text:p text:style-name="P34"><text:span text:style-name="T3">6.21.Заседание методического совета проходят по мере необходимости.</text:span> <text:s text:c="147"/></text:p>
      <text:p text:style-name="P3">6.22. Попечительский совет является формой самоуправления образовательного учреждения. <text:s text:c="2"/></text:p>
      <text:p text:style-name="P3"><text:s text:c="9"/>Попечительский совет <text:s/>является <text:s text:c="2"/>постоянно <text:s text:c="2"/>действующим <text:s text:c="2"/>совещательным <text:s text:c="2"/>органом, </text:p>
      <text:p text:style-name="P3"><text:s text:c="9"/>созданным в целях содействия <text:s/>в <text:s text:c="2"/>совершенствовании <text:s text:c="2"/>образовательного <text:s text:c="3"/>процесса <text:s text:c="2"/>и </text:p>
      <text:p text:style-name="P3"><text:s text:c="9"/>повышения <text:s text:c="3"/>качества <text:s text:c="2"/>образования, привлечении <text:s text:c="3"/>дополнительных <text:s text:c="4"/>финансовых <text:s text:c="2"/>и</text:p>
      <text:p text:style-name="P3"><text:s text:c="9"/>материальных ресурсов для обеспечения деятельности <text:s/>и развития Школы.</text:p>
      <text:p text:style-name="P3"><text:s text:c="9"/>Попечительский совет не имеет статуса <text:s text:c="2"/>юридического <text:s text:c="4"/>лица. <text:s text:c="146"/></text:p>
      <text:p text:style-name="P3"><text:s text:c="9"/>В состав Попечительского совета могут входить участники <text:s/>образовательного <text:s/>процесса</text:p>
      <text:p text:style-name="P3"><text:s text:c="9"/>и <text:s/>иные <text:s/>лица, <text:s text:c="2"/>заинтересованные в <text:s text:c="2"/>совершенствовании <text:s text:c="3"/>деятельности <text:s text:c="3"/>и <text:s text:c="3"/>развитии </text:p>
      <text:p text:style-name="P3"><text:s text:c="9"/>образовательного учреждения. <text:s text:c="143"/></text:p>
      <text:p text:style-name="P3"><text:s text:c="8"/>Осуществление членами Попечительского совета <text:s/>своих <text:s text:c="2"/>функций <text:s text:c="3"/>производится <text:s text:c="4"/>на</text:p>
      <text:p text:style-name="P3"><text:s text:c="9"/>безвозмездной основе. <text:s text:c="2"/></text:p>
      <text:p text:style-name="P3">6.23. Попечительский совет <text:s/>выбирает из своего состава председателя и секретаря.</text:p>
      <text:p text:style-name="P3"><text:s text:c="9"/>Срок полномочий Попечительского совета-2 года.</text:p>
      <text:p text:style-name="P3">6.24. Заседания созываются его председателем в соответствии с планом работы, но не реже 2</text:p>
      <text:p text:style-name="P3"><text:soft-page-break/><text:s text:c="152"/>19</text:p>
      <text:p text:style-name="P3"><text:s text:c="9"/>раз в году.</text:p>
      <text:p text:style-name="P3"><text:s text:c="9"/>Решения Попечительского совета <text:s text:c="3"/>принимаются <text:s text:c="3"/>открытым <text:s text:c="4"/>голосование <text:s text:c="3"/>простым <text:s/></text:p>
      <text:p text:style-name="P25"><text:s text:c="9"/>большинством <text:s/>голосов, <text:s/>считаются правомочными, если на заседании Попечительского </text:p>
      <text:p text:style-name="P3"><text:s text:c="9"/>совета <text:s/>присутствовало не менее <text:s/>2/3 его состава, <text:s text:c="2"/>и <text:s text:c="3"/>считаются <text:s text:c="3"/>принятыми, если <text:s text:c="3"/>за </text:p>
      <text:p text:style-name="P2"><text:s text:c="9"/>решения проголосовало более половины присутствующих на заседании.</text:p>
      <text:p text:style-name="P32"><text:s/>6.25. Попечительский совет:</text:p>
      <text:p text:style-name="P25"><text:s text:c="7"/><text:span text:style-name="T15">-</text:span><text:span text:style-name="T17"> </text:span><text:span text:style-name="T7">содействует привлечению внебюджетных средств для <text:s text:c="3"/>обеспечения <text:s text:c="3"/>деятельности <text:s text:c="3"/>и </text:span></text:p>
      <text:p text:style-name="P38"><text:s text:c="4"/>развития <text:s/>Школы.</text:p>
      <text:p text:style-name="P25"><text:s text:c="7"/><text:span text:style-name="T15">- </text:span>обеспечивает социально-правовую защиту участников образовательного процесса; <text:s/></text:p>
      <text:p text:style-name="P32"><text:s text:c="7"/><text:span text:style-name="T15">- </text:span>принимает локальные акты по вопросам, отнесенным к его полномочиям;</text:p>
      <text:p text:style-name="P25"><text:span text:style-name="T18"><text:s text:c="4"/></text:span><text:span text:style-name="T15">- </text:span><text:s/>заслушивает <text:s text:c="2"/>отчеты <text:s/>о работе директора <text:s/>Школы,его заместителей <text:s/>и <text:s/>других <text:s/>работни-</text:p>
      <text:p text:style-name="P25"><text:s text:c="10"/>ков;</text:p>
      <text:p text:style-name="P25"><text:s text:c="7"/><text:span text:style-name="T15">-</text:span> не вмешивается в образовательную деятельность школы;</text:p>
      <text:p text:style-name="P25"><text:s text:c="7"/><text:span text:style-name="T15">-</text:span> содействует <text:s text:c="5"/>совершенствованию <text:s text:c="3"/>материально - технической <text:s text:c="4"/>базы <text:s text:c="4"/>учреждения, </text:p>
      <text:p text:style-name="P25"><text:s text:c="9"/>благоустройству его помещений и территории;</text:p>
      <text:p text:style-name="P33"><text:s text:c="7"/>- рассматривает другие вопросы, отнесённые к компетенции Попечительского совета.</text:p>
      <text:p text:style-name="P25">6.26. Другие функции, права и <text:s/>ответственность <text:s/>Попечительского <text:s/>совета <text:s/>регламентируются </text:p>
      <text:p text:style-name="P33"><text:s text:c="9"/>Положением о нем.</text:p>
      <text:p text:style-name="P25">6.27.Общешкольное родительское собрание <text:s/>является <text:s text:c="2"/>необходимым <text:s/>компонентом <text:s/>системы </text:p>
      <text:p text:style-name="P25"><text:s text:c="7"/>образования, создаваемым с <text:s/>целью <text:s/>усиления <text:s/>роли <text:s/>родителей <text:s/>в <text:s/>управлении <text:s/>образова-</text:p>
      <text:p text:style-name="P33"><text:s text:c="7"/>тельным процессом.</text:p>
      <text:p text:style-name="P32">6.28. Общешкольное <text:s/>родительское <text:s/>собрание-коллегиальный <text:s/>орган, <text:s/>создаваемый <text:s/>из <text:s/>числа <text:s text:c="151"/></text:p>
      <text:p text:style-name="P32"><text:s text:c="7"/>родителей (законных представителей) Школы в начале <text:s/>каждого <text:s/>учебного <text:s text:c="2"/>года <text:s text:c="2"/>сроком <text:s/></text:p>
      <text:p text:style-name="P32"><text:s text:c="7"/>на <text:s/>один год. <text:s/></text:p>
      <text:p text:style-name="P25">6.29. Общешкольное <text:s text:c="2"/>родительское <text:s text:c="2"/>собрание <text:s text:c="2"/>выбирает <text:s text:c="2"/>из <text:s text:c="2"/>своего <text:s/>состава <text:s/>председателя, <text:s text:c="147"/></text:p>
      <text:p text:style-name="P32"><text:s text:c="10"/>заместителя и секретаря.</text:p>
      <text:p text:style-name="P33">6.30. Созывается общешкольное родительское собрание не менее чем два раза в год.</text:p>
      <text:p text:style-name="P32">6.31. Общешкольное родительское собрание вправе принимать решения при наличии на засе-</text:p>
      <text:p text:style-name="P32"><text:s text:c="9"/>дании не менее 2/3 его членов.</text:p>
      <text:p text:style-name="P25"><text:s/>6.32. Общешкольное родительское собрание:</text:p>
      <text:p text:style-name="P25"><text:soft-page-break/><text:s text:c="149"/>20</text:p>
      <text:p text:style-name="P25"><text:span text:style-name="T17"><text:s text:c="3"/></text:span><text:span text:style-name="T15">-</text:span><text:span text:style-name="T17"> </text:span>осуществляет <text:s text:c="3"/>мероприятия <text:s text:c="2"/>по <text:s/>укреплению <text:s text:c="2"/>материально-технической <text:s text:c="2"/>базы <text:s/>школы, </text:p>
      <text:p text:style-name="P25"><text:s text:c="8"/>благоустройству и созданию в нем оптимальных <text:s/>санитарно - гигиенических <text:s/>условий; <text:s text:c="16"/></text:p>
      <text:p text:style-name="P25"><text:span text:style-name="T8"><text:s text:c="5"/>- <text:s/>вносит на</text:span> рассмотрение <text:s/>руководителя <text:s/>и <text:s/>педагогического <text:s/>совета <text:s/>Школы <text:s/>предложения</text:p>
      <text:p text:style-name="P25"><text:s text:c="9"/>по <text:s/>организации <text:s text:c="2"/>досуга <text:s/>обучающихся во внеурочное время, по <text:s/>созданию <text:s text:c="2"/>безопасных</text:p>
      <text:p text:style-name="P25"><text:s text:c="9"/>условий <text:s/>жизнедеятельности <text:s text:c="2"/>обучающихся, <text:s/>по <text:s text:c="2"/>вопросам <text:s text:c="2"/>взаимодействия <text:s text:c="2"/>педагоги-</text:p>
      <text:p text:style-name="P25"><text:s text:c="9"/>ческого коллектива с родителями обучающихся;</text:p>
      <text:p text:style-name="P25"><text:s text:c="6"/>- другие функции и права <text:s/>общешкольного <text:s text:c="2"/>родительского <text:s text:c="2"/>собрания <text:s text:c="3"/>регламентируются</text:p>
      <text:p text:style-name="P32"><text:s text:c="8"/>Положением о нем. <text:s/></text:p>
      <text:p text:style-name="P3">6.33.Непосредственное управление Школой осуществляет прошедший <text:s/>соответствующую ат-</text:p>
      <text:p text:style-name="P3"><text:s text:c="8"/>тестацию директор, назначаемый и освобождаемый от должности <text:s/>начальником <text:s text:c="2"/>отдела</text:p>
      <text:p text:style-name="P3"><text:s text:c="8"/>культуры, по делам молодёжи, ФК <text:s/>и <text:s text:c="2"/>спорту <text:s text:c="2"/>администрации <text:s text:c="2"/>Поныровского <text:s text:c="4"/>района </text:p>
      <text:p text:style-name="P3"><text:s text:c="8"/>Курской области по согласованию с Учредителем <text:s/>в <text:s/>установленном законом порядке. <text:s/></text:p>
      <text:p text:style-name="P3">6.34.Директор действует на основе единоначалия, решает все вопросы деятельности <text:s/>Школы, <text:s text:c="3"/></text:p>
      <text:p text:style-name="P4"><text:s text:c="8"/>не входящие в компетенцию органов самоуправления Школы.</text:p>
      <text:p text:style-name="P3">6.35.Директор Школы в соответствии с законодательством Российской Федерации:</text:p>
      <text:p text:style-name="P3"><text:s text:c="5"/>- осуществляет текущее руководство деятельностью Школы;</text:p>
      <text:p text:style-name="P20"><text:s text:c="5"/>- планирует, организует и контролирует образовательный <text:s/>процесс, отвечает <text:s/>за <text:s/>качество и <text:s text:c="3"/></text:p>
      <text:p text:style-name="P20"><text:s text:c="8"/>эффективность работы Школы;</text:p>
      <text:p text:style-name="P20"><text:s text:c="5"/>- несёт <text:s/>ответственность <text:s/>за <text:s text:c="2"/>жизнь <text:s text:c="2"/>и <text:s text:c="2"/>здоровье обучающихся и <text:s text:c="3"/>работников <text:s text:c="3"/>во <text:s text:c="2"/>время <text:s/></text:p>
      <text:p text:style-name="P20"><text:s text:c="7"/>образовательного <text:s/>процесса, соблюдение норм охраны труда и техники безопасности;</text:p>
      <text:p text:style-name="P20"><text:s text:c="5"/>- осуществляет приём <text:s/>и <text:s/>увольнение <text:s/>работников, <text:s text:c="2"/>расстановку <text:s text:c="4"/>кадров, <text:s text:c="2"/>распределение</text:p>
      <text:p text:style-name="P20"><text:s text:c="8"/>должностных обязанностей, несёт ответственность за <text:s/>уровень <text:s text:c="2"/>квалификации <text:s/>работни-</text:p>
      <text:p text:style-name="P20"><text:s text:c="8"/>ков; <text:s text:c="144"/></text:p>
      <text:p text:style-name="P20"><text:s text:c="5"/>- распределяет <text:s text:c="2"/>учебную <text:s/>нагрузку, <text:s text:c="2"/>утверждает <text:s/>штатное расписание, ставки <text:s text:c="2"/>заработной <text:s text:c="4"/></text:p>
      <text:p text:style-name="P20"><text:s text:c="7"/>платы и должностные <text:s text:c="2"/>оклады, надбавки <text:s/>и <text:s text:c="2"/>доплаты к ним, <text:s/>выплаты <text:s text:c="2"/>стимулирующего</text:p>
      <text:p text:style-name="P21"><text:s text:c="7"/>характера по согласованию с <text:s/>Учредителем; <text:s text:c="281"/></text:p>
      <text:p text:style-name="P20"><text:s text:c="5"/>- распоряжается имуществом Школы и <text:s text:c="2"/>обеспечивает <text:s text:c="2"/>рациональное <text:s text:c="2"/>использование <text:s/>фи- </text:p>
      <text:p text:style-name="P20"><text:s text:c="7"/>нансовых средств;</text:p>
      <text:p text:style-name="P20"><text:s text:c="5"/>- без доверенности представляет Школу в <text:s/>государственных, <text:s/>муниципальных, обществен-</text:p>
      <text:p text:style-name="P20"><text:s text:c="7"/>ных и других организациях;</text:p>
      <text:p text:style-name="P20"><text:s text:c="5"/>- заключает договоры, в том числе трудовые;</text:p>
      <text:p text:style-name="P20"><text:soft-page-break/><text:s text:c="151"/>21</text:p>
      <text:p text:style-name="P20"><text:s text:c="5"/>- в пределах <text:s text:c="3"/>своей <text:s/>компетенции <text:s text:c="2"/>издаёт <text:s/>приказы, распоряжения, утверждает локальные</text:p>
      <text:p text:style-name="P20"><text:s text:c="7"/>акты, в том числе Правила внутреннего распорядка Школы;</text:p>
      <text:p text:style-name="P20"><text:s text:c="5"/>- несёт персональную ответственность за деятельность Школы;</text:p>
      <text:p text:style-name="P20"><text:s text:c="5"/>- создает условия для повышения квалификации работников Школы;</text:p>
      <text:p text:style-name="P20"><text:s text:c="5"/>- осуществляет <text:s text:c="2"/>иные <text:s/>распорядительные <text:s/>полномочия в соответствии <text:s text:c="4"/>с <text:s text:c="2"/>действующим <text:s text:c="3"/></text:p>
      <text:p text:style-name="P20"><text:s text:c="7"/>законодательством, трудовым договором и должностной инструкцией.</text:p>
      <text:p text:style-name="P3">6.36.Директор <text:s/>имеет <text:s/>право <text:s/>на <text:s/>педагогическую <text:s/>работу. <text:s/>Объём <text:s text:c="2"/>педагогической <text:s text:c="2"/>нагрузки <text:s text:c="2"/></text:p>
      <text:p text:style-name="P3"><text:s text:c="8"/>Директору устанавливается начальником отдела культуры, по <text:s/>делам <text:s/>молодёжи, <text:s/>ФК <text:s text:c="2"/>и </text:p>
      <text:p text:style-name="P3"><text:s text:c="8"/>спорту администрации <text:s text:c="2"/>Поныровского <text:s text:c="2"/>района <text:s text:c="2"/>Курской <text:s text:c="2"/>области <text:s text:c="2"/>в <text:s text:c="2"/>соответствии <text:s text:c="2"/>с</text:p>
      <text:p text:style-name="P3"><text:s text:c="8"/>действующим законодательством. <text:s text:c="2"/></text:p>
      <text:h text:style-name="P59" text:outline-level="1" text:is-list-header="true"><text:s text:c="29"/>7. <text:s text:c="2"/>Участники образовательного процесса</text:h>
      <text:p text:style-name="P3">7.1.Участниками <text:s text:c="2"/>образовательного <text:s text:c="3"/>процесса <text:s text:c="4"/>являются <text:s text:c="4"/>обучающиеся, педагогические</text:p>
      <text:p text:style-name="P4"><text:s text:c="8"/>работники Школы, родители (законные представители) обучающихся.</text:p>
      <text:p text:style-name="P3">7.2. Права <text:s/>и <text:s text:c="2"/>обязанности <text:s text:c="2"/>обучающихся <text:s/>в <text:s/>Школе <text:s text:c="2"/>определяются <text:s text:c="2"/>настоящим <text:s/>Уставом <text:s/>и </text:p>
      <text:p text:style-name="P4"><text:s text:c="7"/>иными предусмотренными Уставом локальными актами. <text:s/></text:p>
      <text:p text:style-name="P25">7.3. Обучающиеся имеют право:</text:p>
      <text:p text:style-name="P25"><text:s text:c="4"/>- на получение дополнительного <text:s text:c="2"/>образования <text:s text:c="2"/>в <text:s text:c="2"/>области <text:s/>общего художественно- эстети-</text:p>
      <text:p text:style-name="P25"><text:s text:c="7"/>ческого развития; </text:p>
      <text:p text:style-name="P25"><text:s text:c="4"/>- на <text:s text:c="6"/>получение <text:s text:c="6"/>образования <text:s text:c="7"/>по <text:s text:c="6"/>дополнительным <text:s text:c="6"/>предпрофессиональным </text:p>
      <text:p text:style-name="P25"><text:s text:c="6"/>общеобразовательным программам в области искусств; </text:p>
      <text:p text:style-name="P25"><text:s text:c="4"/>- на <text:s/>обучение <text:s/>по <text:s/>индивидуальным <text:s/>учебным планам; <text:s text:c="146"/></text:p>
      <text:p text:style-name="P25"><text:s text:c="4"/>- на <text:s text:c="2"/>ускоренный <text:s text:c="2"/>курс <text:s text:c="2"/>обучения <text:s text:c="2"/>( в <text:s text:c="2"/>том <text:s text:c="3"/>числе <text:s text:c="3"/>платный);</text:p>
      <text:p text:style-name="P25"><text:s text:c="4"/>- на обучение по нескольким направлениям;</text:p>
      <text:p text:style-name="P25"><text:s text:c="4"/>- на <text:s text:c="2"/>получение дополнительных (в том числе платных) образовательных услуг; <text:s text:c="149"/></text:p>
      <text:p text:style-name="P25"><text:s text:c="4"/>- на уважение <text:s/>их <text:s/>человеческого достоинства; </text:p>
      <text:p text:style-name="P25"><text:s text:c="4"/>- на свободу совести, <text:s text:c="2"/>информации, <text:s/>свободное <text:s text:c="3"/>выражение <text:s text:c="3"/>собственных <text:s text:c="4"/>взглядов <text:s text:c="3"/>и </text:p>
      <text:p text:style-name="P25"><text:s text:c="6"/>убеждений;</text:p>
      <text:p text:style-name="P25"><text:s text:c="4"/>- на свободное посещение мероприятий, не предусмотренных учебным планом;</text:p>
      <text:p text:style-name="P25"><text:s text:c="4"/>- на <text:s/>перевод в <text:s/>другое <text:s text:c="2"/>образовательное <text:s text:c="4"/>учреждение, <text:s text:c="2"/>реализующее <text:s text:c="4"/>образовательную </text:p>
      <text:p text:style-name="P25"><text:s text:c="6"/>программу соответствующего <text:s/>уровня, <text:s/>при <text:s text:c="2"/>согласии <text:s text:c="2"/>образовательного <text:s/>учреждения <text:s text:c="3"/>и <text:s/></text:p>
      <text:p text:style-name="P25"><text:s text:c="7"/>успешного <text:s/>прохождения <text:s text:c="4"/>аттестации. <text:s/>Переводы <text:s text:c="4"/>обучающихся <text:s text:c="3"/>внутри <text:s text:c="3"/>Школы <text:s text:c="3"/>в </text:p>
      <text:p text:style-name="P25"><text:soft-page-break/><text:s text:c="150"/>22</text:p>
      <text:p text:style-name="P25"><text:s text:c="6"/>течение года (переводы, <text:s/>связанные <text:s/>с <text:s text:c="2"/>изменением <text:s text:c="4"/>года <text:s text:c="4"/>обучения, <text:s text:c="2"/>образовательной <text:s text:c="7"/></text:p>
      <text:p text:style-name="P25"><text:s text:c="6"/>программы, <text:s text:c="2"/>вида <text:s text:c="4"/>искусства, <text:s text:c="3"/>класса <text:s text:c="3"/>индивидуального <text:s text:c="3"/>обучения) <text:s/>осуществляются</text:p>
      <text:p text:style-name="P25"><text:s text:c="6"/>по <text:s/>решению <text:s/>педагогического <text:s/>совета <text:s/>Школы <text:s text:c="2"/>и <text:s text:c="3"/>с <text:s text:c="3"/>согласия <text:s text:c="5"/>обучающихся <text:s text:c="3"/>и <text:s text:c="4"/>их </text:p>
      <text:p text:style-name="P25"><text:s text:c="7"/>родителей (законных представителей). <text:s text:c="2"/></text:p>
      <text:p text:style-name="P3"><text:s text:c="6"/>Обучение обучающихся по индивидуальным планам <text:s/>осуществляется <text:s text:c="2"/>в <text:s text:c="2"/>соответствии <text:s text:c="2"/>с </text:p>
      <text:p text:style-name="P3"><text:s text:c="7"/>порядком, устанавливаемым педагогическим советом Школы. </text:p>
      <text:p text:style-name="P3">7.4.Привлечение обучающихся в Школе без их согласия и <text:s/>согласия <text:s/>их <text:s/>родителей <text:s/>(законных</text:p>
      <text:p text:style-name="P3"><text:s text:c="6"/>представителей) к труду, не предусмотренному образовательной программой,</text:p>
      <text:p text:style-name="P3"><text:s text:c="6"/>запрещается. <text:s text:c="4"/></text:p>
      <text:p text:style-name="P3">7.5.Принуждение обучающихся к вступлению в <text:s/>общественные, общественно - политические </text:p>
      <text:p text:style-name="P3"><text:s text:c="6"/>организации, движения и партии, а также принудительное привлечение их <text:s/>к <text:s/>деятельнос-</text:p>
      <text:p text:style-name="P3"><text:s text:c="6"/>ти этих организаций и к участию в агитационных компаниях и <text:s/>политических <text:s/>акциях <text:s/>не </text:p>
      <text:p text:style-name="P4"><text:s text:c="6"/>допускается. </text:p>
      <text:p text:style-name="P3"><text:s/>7.6.Обучающиеся Школы обязаны:</text:p>
      <text:p text:style-name="P20"><text:s text:c="5"/>- добросовестно учиться;</text:p>
      <text:p text:style-name="P20"><text:s text:c="5"/>- бережно относиться к имуществу Школы, других обучающихся и работников Школы;</text:p>
      <text:p text:style-name="P20"><text:s text:c="5"/>- уважать честь и достоинство других участников образовательного процесса;</text:p>
      <text:p text:style-name="P20"><text:s text:c="7"/>соблюдать требования Устава Школы.</text:p>
      <text:p text:style-name="P20"><text:s text:c="6"/>Другие <text:s text:c="2"/>права <text:s text:c="2"/>и <text:s text:c="2"/>обязанности <text:s text:c="2"/>для <text:s text:c="4"/>обучающихся <text:s text:c="4"/>определяются <text:s text:c="4"/>Правилами <text:s text:c="3"/>для </text:p>
      <text:p text:style-name="P20"><text:s text:c="6"/>обучающихся Школы.</text:p>
      <text:p text:style-name="P20">7.7. Дисциплина в Школе поддерживается на основе <text:s/>уважения <text:s text:c="2"/>человеческого <text:s text:c="3"/>достоинства</text:p>
      <text:p text:style-name="P20"><text:s text:c="7"/>обучающихся и работников. <text:s text:c="152"/></text:p>
      <text:p text:style-name="P20"><text:s text:c="7"/>Применение <text:s text:c="2"/>методов <text:s text:c="2"/>физического и психологического <text:s text:c="3"/>насилия <text:s text:c="3"/>по <text:s text:c="3"/>отношению <text:s text:c="3"/>к</text:p>
      <text:p text:style-name="P20"><text:s text:c="7"/>обучающимся не допускается. <text:s text:c="2"/></text:p>
      <text:p text:style-name="P20">7.8. Школа создаёт условия, гарантирующее охрану здоровья обучающихся. <text:s text:c="141"/></text:p>
      <text:p text:style-name="P3">7.9. Учебная нагрузка, режим занятия обучающихся определяется настоящим Уставом.</text:p>
      <text:p text:style-name="P3">7.10.Родители (законные представители) <text:s text:c="2"/>несовершеннолетних <text:s text:c="2"/>детей <text:s/>( обучающихся <text:s/>Шко-</text:p>
      <text:p text:style-name="P3"><text:s text:c="8"/>лы) имеют право защищать законные права <text:s/>и <text:s/>интересы <text:s/>ребенка, принимать <text:s text:c="2"/>участие <text:s/>в</text:p>
      <text:p text:style-name="P3"><text:s text:c="8"/>управлении Школы.</text:p>
      <text:p text:style-name="P3">7.11.Родители <text:s text:c="3"/>(законные представители) <text:s text:c="4"/>несовершеннолетних <text:s text:c="6"/>обучающихся <text:s text:c="3"/>Школы </text:p>
      <text:p text:style-name="P3"><text:s text:c="8"/>имеют следующие права:</text:p>
      <text:p text:style-name="P3"><text:s text:c="6"/>- знакомиться <text:s text:c="2"/>с <text:s text:c="2"/>Уставом <text:s/>Школы, <text:s/>лицензией <text:s text:c="4"/>на <text:s text:c="5"/>осуществление <text:s text:c="3"/>образовательной </text:p>
      <text:p text:style-name="P3"><text:soft-page-break/><text:s text:c="149"/>23</text:p>
      <text:p text:style-name="P3"><text:s text:c="8"/>деятельности, свидетельством о государственной аккредитации и приложениями <text:s text:c="2"/>к ним, <text:s text:c="6"/></text:p>
      <text:p text:style-name="P3"><text:s text:c="8"/>учебно-программной <text:s text:c="2"/>документацией <text:s text:c="2"/>и <text:s text:c="3"/>иными <text:s text:c="3"/>документами, <text:s/>регламентирующими</text:p>
      <text:p text:style-name="P3"><text:s text:c="8"/>организацию учебного процесса; </text:p>
      <text:p text:style-name="P3"><text:s text:c="6"/>- знакомиться с ходом и содержанием образовательного процесса, а <text:s text:c="2"/>также <text:s text:c="3"/>с <text:s text:c="3"/>оценками </text:p>
      <text:p text:style-name="P3"><text:s text:c="8"/>успеваемости своих детей;</text:p>
      <text:p text:style-name="P3"><text:s text:c="6"/>- защищать <text:s text:c="4"/>права <text:s text:c="5"/>и <text:s text:c="5"/>законные <text:s text:c="5"/>интересы <text:s text:c="6"/>обучающихся <text:s text:c="3"/>предусмотренными </text:p>
      <text:p text:style-name="P3"><text:s text:c="9"/>законодательством способами;</text:p>
      <text:p text:style-name="P3"><text:s text:c="7"/>- принимать участие <text:s text:c="3"/>в <text:s text:c="2"/>работе <text:s text:c="3"/>общего <text:s text:c="2"/>родительского <text:s text:c="2"/>собрания, <text:s text:c="2"/>в <text:s text:c="3"/>общественных </text:p>
      <text:p text:style-name="P3"><text:s text:c="9"/>мероприятиях, проводимых в Школе;</text:p>
      <text:p text:style-name="P3"><text:s text:c="7"/>- вносить предложения по улучшению работы с детьми и по организации предоставления</text:p>
      <text:p text:style-name="P3"><text:s text:c="9"/>дополнительных образовательных услуг;</text:p>
      <text:p text:style-name="P3"><text:s text:c="7"/>- обращаться к <text:s text:c="2"/>преподавателям <text:s text:c="2"/>Школы <text:s text:c="2"/>для <text:s text:c="2"/>разрешения <text:s text:c="2"/>конфликтов, в <text:s text:c="2"/>случаях <text:s text:c="2"/>их</text:p>
      <text:p text:style-name="P3"><text:s text:c="10"/>возникновения;</text:p>
      <text:p text:style-name="P3"><text:s text:c="7"/>- иные права, предусмотренные законодательством и локальными нормативными <text:s/>актами </text:p>
      <text:p text:style-name="P3"><text:s text:c="10"/>Школы.</text:p>
      <text:p text:style-name="P3">7.12. Родители <text:s text:c="2"/>(законные представители) <text:s text:c="4"/>несовершеннолетних <text:s text:c="4"/>обучающихся <text:s text:c="4"/>Школы </text:p>
      <text:p text:style-name="P3"><text:s text:c="9"/>обязаны:</text:p>
      <text:p text:style-name="P3"><text:s text:c="7"/>- выполнять Устав и принятые на его основе локальные нормативные акты Школы;</text:p>
      <text:p text:style-name="P3"><text:s text:c="7"/>- заботиться о здоровье своих детей, их творческом, физическом, психическом, <text:s/>духовном</text:p>
      <text:p text:style-name="P3"><text:s text:c="9"/>и нравственном развитии;</text:p>
      <text:p text:style-name="P3"><text:s text:c="7"/>- создавать <text:s text:c="2"/>условия, <text:s/>необходимые <text:s text:c="4"/>для <text:s text:c="2"/>получения <text:s text:c="2"/>ими <text:s text:c="2"/>образования, <text:s text:c="2"/>обеспечивать </text:p>
      <text:p text:style-name="P3"><text:s text:c="8"/>освоение обучающимися образовательных программ, реализуемых в Школе;</text:p>
      <text:p text:style-name="P3"><text:s text:c="6"/>- соблюдать условия <text:s/>договоров, <text:s/>заключенных <text:s/>со <text:s text:c="2"/>Школой; <text:s text:c="2"/>нести <text:s text:c="2"/>ответственность <text:s text:c="2"/>за <text:s text:c="146"/></text:p>
      <text:p text:style-name="P3"><text:s text:c="8"/>неисполнение данных условий, предусмотренную указанными договорами;</text:p>
      <text:p text:style-name="P3"><text:s text:c="6"/>- иные обязанности, предусмотренные законодательством и <text:s text:c="2"/>локальными <text:s text:c="2"/>нормативными <text:s text:c="4"/></text:p>
      <text:p text:style-name="P3"><text:s text:c="8"/>актами Школы. <text:s text:c="289"/></text:p>
      <text:p text:style-name="P3">7.13.Отношения работника Школы и администрации Школы <text:s text:c="2"/>регулируются трудовым <text:s text:c="2"/>дого-</text:p>
      <text:p text:style-name="P3"><text:s text:c="8"/>вором (контрактом). Условия контракта <text:s/>не могут <text:s/>противоречить <text:s text:c="2"/>трудовому <text:s text:c="3"/>законода-</text:p>
      <text:p text:style-name="P3"><text:s text:c="8"/>тельству Российской Федерации.</text:p>
      <text:p text:style-name="P25"><text:s/>7.14.Заработная плата <text:s/>работнику Школы выплачивается за выполнение им функциональных <text:s text:c="4"/></text:p>
      <text:p text:style-name="P25"><text:s text:c="8"/>обязанностей <text:s text:c="4"/>и <text:s text:c="4"/>работ, <text:s text:c="3"/>предусмотренных <text:s text:c="4"/>трудовым <text:s text:c="6"/>договором <text:s/>(контрактом).</text:p>
      <text:p text:style-name="P3"><text:s text:c="8"/>Выполнение <text:s text:c="3"/>работником <text:s text:c="3"/>других <text:s text:c="4"/>работ <text:s text:c="4"/>и <text:s text:c="4"/>обязанностей <text:s text:c="6"/>оплачиваются <text:s text:c="5"/>по</text:p>
      <text:p text:style-name="P3"><text:s text:c="8"/>дополнительному соглашению, кроме случаев, специально предусмотренных <text:s text:c="3"/>законода-</text:p>
      <text:p text:style-name="P4"><text:soft-page-break/><text:s text:c="151"/>24</text:p>
      <text:p text:style-name="P4"><text:s text:c="8"/>тельством Российской Федерации. <text:s/></text:p>
      <text:p text:style-name="P3">7.15.Школа в пределах имеющихся у неё средств на оплату труда самостоятельно определяет</text:p>
      <text:p text:style-name="P3"><text:s text:c="8"/>форму и систему оплаты труда, размеры доплат <text:s/>и <text:s/>надбавок, <text:s/>премий <text:s/>и <text:s/>других <text:s/>выплат </text:p>
      <text:p text:style-name="P3"><text:s text:c="8"/>стимулирующего характера по согласованию с <text:s/>администрации <text:s text:c="2"/>Поныровского <text:s text:c="2"/>района <text:s text:c="5"/></text:p>
      <text:p text:style-name="P3"><text:s text:c="8"/>Курской области <text:s text:c="2"/>в <text:s text:c="2"/>соответствии <text:s text:c="2"/>с <text:s text:c="2"/>законодательством <text:s text:c="2"/>Российской <text:s text:c="2"/>Федерации <text:s text:c="4"/>и </text:p>
      <text:p text:style-name="P5"><text:s text:c="8"/>Положениями.<text:line-break/> <text:s text:c="7"/>Изыскание средств на эти цели путём превышения <text:s/>максимально <text:s/>допустимых <text:s/>учебных </text:p>
      <text:p text:style-name="P3"><text:s text:c="8"/>нагрузок на преподавателя запрещаются.</text:p>
      <text:p text:style-name="P3">7.16.К педагогической <text:s text:c="2"/>деятельности <text:s text:c="2"/>в <text:s text:c="2"/>учреждении <text:s text:c="2"/>допускаются <text:s/>лица, имеющие среднее</text:p>
      <text:p text:style-name="P3"><text:s text:c="8"/>профессиональное <text:s text:c="5"/>или <text:s text:c="5"/>высшее <text:s text:c="6"/>профессиональное <text:s text:c="4"/>образование, <text:s/>отвечающие </text:p>
      <text:p text:style-name="P3"><text:s text:c="8"/>требованиям квалификационных <text:s text:c="2"/>характеристик, определённых <text:s text:c="2"/>для <text:s text:c="2"/>соответствующих <text:s/></text:p>
      <text:p text:style-name="P3"><text:s text:c="8"/>должностей педагогических работников.</text:p>
      <text:p text:style-name="P3"><text:s text:c="8"/>К педагогической деятельности не допускаются лица:</text:p>
      <text:p text:style-name="P3"><text:s text:c="6"/>-лишённые <text:s text:c="2"/>права <text:s text:c="2"/>заниматься <text:s text:c="4"/>педагогической <text:s text:c="3"/>деятельностью <text:s text:c="3"/>в <text:s text:c="4"/>соответствии <text:s text:c="3"/>с </text:p>
      <text:p text:style-name="P3"><text:s text:c="8"/>вступившим в законную силу приговором суда;</text:p>
      <text:p text:style-name="P3"><text:s text:c="6"/>-имеющие <text:s/>или <text:s/>имевшие <text:s/>судимость, подвергающиеся <text:s/>или <text:s/>подвергавшиеся <text:s/>уголовному</text:p>
      <text:p text:style-name="P3"><text:s text:c="8"/>преследованию (за исключением лиц, уголовное преследование в <text:s text:c="2"/>отношении <text:s text:c="2"/>которых </text:p>
      <text:p text:style-name="P3"><text:s text:c="8"/>прекращено <text:s/>по <text:s/>реабилитирующим <text:s text:c="2"/>основаниям) за <text:s text:c="2"/>преступления <text:s text:c="2"/>против <text:s text:c="2"/>жизни <text:s text:c="2"/>и </text:p>
      <text:p text:style-name="P3"><text:s text:c="8"/>здоровья, <text:s/>свободы, <text:s/>чести <text:s/>и <text:s text:c="2"/>достоинства <text:s text:c="2"/>личности <text:s text:c="3"/>( за исключением <text:s text:c="3"/>незаконного </text:p>
      <text:p text:style-name="P3"><text:s text:c="8"/>помещения <text:s text:c="3"/>в <text:s text:c="3"/>психиатрический <text:s text:c="3"/>стационар, <text:s text:c="2"/>клеветы <text:s text:c="3"/>и <text:s text:c="5"/>оскорбления), <text:s/>половой </text:p>
      <text:p text:style-name="P3"><text:s text:c="8"/>неприкосновенности <text:s text:c="4"/>и <text:s text:c="7"/>половой <text:s text:c="7"/>свободы <text:s text:c="7"/>личности, <text:s text:c="2"/>против <text:s text:c="5"/>семьи <text:s text:c="4"/>и </text:p>
      <text:p text:style-name="P3"><text:s text:c="8"/>несовершеннолетних, <text:s/>здоровья <text:s/>населения <text:s/>и <text:s/>общественной <text:s/>нравственности, <text:s/>а <text:s/>также <text:s text:c="144"/></text:p>
      <text:p text:style-name="P3"><text:s text:c="8"/>против общественной безопасности;</text:p>
      <text:p text:style-name="P3"><text:s text:c="6"/>- имеющие неснятую или <text:s/>непогашенную <text:s/>судимость <text:s/>за <text:s/>умышленные <text:s/>тяжкие <text:s/>и <text:s text:c="2"/>особо</text:p>
      <text:p text:style-name="P3"><text:s text:c="8"/>тяжкие преступления; <text:s text:c="148"/></text:p>
      <text:p text:style-name="P3"><text:s text:c="7"/>- признанные недееспособными в установленном федеральным законом порядке;</text:p>
      <text:p text:style-name="P3"><text:s text:c="7"/>- имеющие <text:s text:c="3"/>заболевания, <text:s/>предусмотренные <text:s text:c="2"/>перечнем, <text:s text:c="2"/>утверждаемым <text:s text:c="3"/>федеральным </text:p>
      <text:p text:style-name="P3"><text:s text:c="9"/>органом <text:s text:c="4"/>исполнительной <text:s text:c="5"/>власти, <text:s text:c="2"/>осуществляющим <text:s text:c="3"/>функции <text:s text:c="5"/>по <text:s text:c="4"/>выработке </text:p>
      <text:p text:style-name="P3"><text:s text:c="9"/>государственной <text:s text:c="3"/>политики <text:s text:c="3"/>и <text:s text:c="3"/>нормативно-правовому <text:s text:c="3"/>регулированию <text:s text:c="3"/>в <text:s/>области</text:p>
      <text:p text:style-name="P3"><text:s text:c="9"/>здравоохранения. </text:p>
      <text:p text:style-name="P3"><text:s/>7.17.Работники Школы обязаны выполнять трудовой договор (контракт), Устав Школы, пра-</text:p>
      <text:p text:style-name="P3"><text:s text:c="9"/>вила внутреннего трудового распорядка, коллективный договор. Педагогические работ-</text:p>
      <text:p text:style-name="P4"><text:soft-page-break/><text:s text:c="152"/>25</text:p>
      <text:p text:style-name="P4"><text:s text:c="10"/>ники Школы обязаны соблюдать нормы профессионального поведения. </text:p>
      <text:p text:style-name="P25"><text:s text:c="2"/>7.18.Работники Школы обязаны проходить предварительный и периодический медицинский <text:s text:c="3"/></text:p>
      <text:p text:style-name="P33"><text:s text:c="10"/>осмотр.</text:p>
      <text:p text:style-name="P32"><text:s text:c="2"/>7.19. Работники <text:s text:c="3"/>Школы <text:s text:c="3"/>имеют <text:s text:c="3"/>право <text:s text:c="2"/>на <text:s text:c="3"/>участие <text:s text:c="2"/>в <text:s text:c="3"/>управлении <text:s text:c="2"/>образовательным </text:p>
      <text:p text:style-name="P32"><text:s text:c="11"/>учреждением на защиту своей чести и достоинства.</text:p>
      <text:p text:style-name="P32"><text:s text:c="2"/>7.20.При исполнении <text:s text:c="2"/>профессиональных <text:s text:c="2"/>обязанностей <text:s text:c="2"/>преподаватели <text:s text:c="2"/>имеют <text:s/>право <text:s/>на </text:p>
      <text:p text:style-name="P32"><text:s text:c="10"/>свободу выбора и использование методик обучения и воспитания, учебных <text:s text:c="2"/>пособий <text:s/>и <text:s text:c="2"/></text:p>
      <text:p text:style-name="P32"><text:s text:c="10"/>материалов, <text:s/>учебников, методов оценки знаний обучающихся. </text:p>
      <text:p text:style-name="P32"><text:s text:c="2"/>7.21.Для педагогических работников школы <text:s/>установлена <text:s/>сокращённая <text:s/>продолжительность</text:p>
      <text:p text:style-name="P32"><text:s text:c="10"/>рабочего времени-не более 36 часов в неделю.</text:p>
      <text:p text:style-name="P32"><text:s text:c="2"/>7.22.Педагогические <text:s text:c="2"/>работники <text:s text:c="2"/>Школы <text:s text:c="2"/>не <text:s text:c="2"/>реже <text:s text:c="2"/>чем через каждые 10 лет непрерывной</text:p>
      <text:p text:style-name="P32"><text:s text:c="10"/>преподавательской <text:s text:c="2"/>работы <text:s text:c="2"/>имеют <text:s text:c="2"/>право <text:s text:c="2"/>на <text:s text:c="2"/>длительный <text:s text:c="2"/>отпуск <text:s/>сроком до 1 года,</text:p>
      <text:p text:style-name="P32"><text:s text:c="10"/>порядок и условия предоставления которого определяются Учредителем.</text:p>
      <text:p text:style-name="P32"><text:s text:c="2"/>7.23.Педагогические работники Школы имеют право проходить не реже <text:s/>чем <text:s/>1 <text:s/>раз <text:s/>в <text:s/>5 <text:s/>лет</text:p>
      <text:p text:style-name="P32"><text:s text:c="10"/>профессиональную переподготовку.</text:p>
      <text:p text:style-name="P32"><text:s text:c="2"/>7.24.Педагогические работники Школы имеют право на аттестацию на добровольной основе</text:p>
      <text:p text:style-name="P32"><text:s text:c="10"/>на высшую <text:s/>и <text:s text:c="2"/>первую <text:s text:c="2"/>квалификационные <text:s text:c="2"/>категории. Педагогические <text:s/>работники, не</text:p>
      <text:p text:style-name="P32"><text:s text:c="10"/>имеющие <text:s text:c="2"/>квалификационных <text:s text:c="2"/>категорий <text:s text:c="2"/>(первой <text:s text:c="2"/>и <text:s text:c="2"/>высшей) <text:s text:c="2"/>один <text:s text:c="3"/>раз <text:s text:c="2"/>в <text:s text:c="2"/>5 <text:s/>лет </text:p>
      <text:p text:style-name="P32"><text:s text:c="10"/>должны <text:s text:c="2"/>пройти <text:s text:c="3"/>аттестацию <text:s text:c="2"/>с <text:s text:c="3"/>целью <text:s text:c="2"/>подтверждения <text:s text:c="2"/>соответствия <text:s text:c="2"/>занимаемой </text:p>
      <text:p text:style-name="P32"><text:s text:c="10"/>должности.</text:p>
      <text:p text:style-name="P32"><text:s text:c="2"/>7.25.Работники <text:s/>Школы <text:s/>имеют <text:s/>право <text:s/>на <text:s/>социальные <text:s/>гарантии <text:s/>и <text:s/>льготы, <text:s/>установленные </text:p>
      <text:p text:style-name="P32"><text:s text:c="10"/>законодательством <text:s text:c="4"/>Российской <text:s text:c="4"/>Федерации, <text:s/>а <text:s text:c="3"/>также <text:s text:c="4"/>дополнительные <text:s text:c="4"/>льготы, <text:s text:c="144"/></text:p>
      <text:p text:style-name="P32"><text:s text:c="10"/>предоставляемые <text:s text:c="4"/>в <text:s text:c="5"/>регионе <text:s text:c="6"/>педагогическим <text:s text:c="4"/>работникам <text:s text:c="4"/>образовательных</text:p>
      <text:p text:style-name="P32"><text:s text:c="10"/>учреждений. <text:s/></text:p>
      <text:p text:style-name="P32"><text:s text:c="146"/></text:p>
      <text:p text:style-name="P6"><text:s text:c="15"/><text:span text:style-name="T12"><text:s/>8. Имущество и финансово-хозяйственная деятельность Школы</text:span></text:p>
      <text:p text:style-name="P2"><text:span text:style-name="T12"><text:s text:c="2"/></text:span><text:span text:style-name="T5">8</text:span><text:span text:style-name="T2">.</text:span><text:span text:style-name="T6">1.Имущество Школы является <text:s text:c="2"/>муниципальной <text:s text:c="2"/>собственностью <text:s text:c="2"/>Поныровского <text:s text:c="2"/>района</text:span></text:p>
      <text:p text:style-name="P6"><text:s text:c="9"/>Курской области и закрепляется за ней на праве оперативного управления.</text:p>
      <text:p text:style-name="P6"><text:s text:c="2"/><text:span text:style-name="T10">8.2.</text:span>Финансовое обеспечение <text:s/>деятельности <text:s text:c="2"/>образовательного <text:s text:c="3"/>учреждения <text:s text:c="2"/>осуществляет</text:p>
      <text:p text:style-name="P6"><text:s text:c="9"/>из средств местного бюджета Поныровского района. <text:s text:c="9"/></text:p>
      <text:list xml:id="list34673796" text:continue-numbering="true" text:style-name="WW8Num2">
        <text:list-header>
          <text:p text:style-name="P65"><text:s text:c="9"/>Источниками формирования <text:s/>имущества <text:s/>и <text:s/>финансовых <text:s/>средств <text:s/>Школы <text:s/>являются:</text:p>
          <text:p text:style-name="P65"><text:soft-page-break/><text:s text:c="153"/>26</text:p>
          <text:p text:style-name="P65"><text:s text:c="6"/>- имущество, переданное Школе собственником (уполномоченным им органом);</text:p>
          <text:p text:style-name="P65"><text:s text:c="6"/>- бюджетные ассигнования от Учредителя; </text:p>
          <text:p text:style-name="P65"><text:s text:c="6"/>- доходы от собственной деятельности Школы; <text:s text:c="140"/></text:p>
          <text:p text:style-name="P65"><text:s text:c="6"/>- добровольные пожертвования физических и юридических лиц, дары </text:p>
          <text:p text:style-name="P65"><text:span text:style-name="T1"><text:s text:c="5"/></text:span><text:span text:style-name="T10"><text:s/>- средства, поступающие от предоставления дополнительных образовательных услуг;</text:span></text:p>
        </text:list-header>
      </text:list>
      <text:p text:style-name="P13"><text:s text:c="6"/>- другие <text:s text:c="2"/>доходы <text:s text:c="2"/>и <text:s text:c="2"/>поступления <text:s text:c="2"/>в <text:s text:c="2"/>соответствии <text:s text:c="3"/>с <text:s text:c="3"/>законодательством <text:s text:c="2"/>Российской </text:p>
      <text:p text:style-name="P13"><text:s text:c="8"/>Федерации.</text:p>
      <text:list xml:id="list34679407" text:continue-numbering="true" text:style-name="WW8Num2">
        <text:list-header>
          <text:p text:style-name="P68">8.3.Школа <text:s text:c="5"/>владеет, <text:s text:c="2"/>пользуется, <text:s/>распоряжается <text:s text:c="3"/>закреплённым <text:s text:c="3"/>за <text:s text:c="4"/>ней <text:s text:c="5"/>на <text:s text:c="4"/>праве </text:p>
          <text:p text:style-name="P63">оперативного <text:s text:c="2"/>управления <text:s text:c="3"/>имуществом <text:s text:c="3"/>в <text:s text:c="3"/>соответствии <text:s text:c="3"/>с <text:s text:c="3"/>его <text:s text:c="4"/>назначением <text:s text:c="4"/>с <text:s/></text:p>
          <text:p text:style-name="P63">настоящим Уставом и законодательством <text:s/>Российской Федерации. </text:p>
          <text:p text:style-name="P68">8.4.Школа не вправе отчуждать или иным способом <text:s text:c="2"/>распоряжаться <text:s text:c="2"/>закреплённым <text:s text:c="2"/>за <text:s text:c="2"/>ней <text:s/></text:p>
        </text:list-header>
      </text:list>
      <text:p text:style-name="P6"><text:s text:c="7"/>на правах оперативного управления имуществом.</text:p>
      <text:list xml:id="list34663590" text:continue-numbering="true" text:style-name="WW8Num2">
        <text:list-header>
          <text:p text:style-name="P68">8.5.Школа не вправе вносить в качестве залога, <text:s/>заклада, <text:s/>совершать <text:s text:c="2"/>любые <text:s text:c="2"/>другие <text:s text:c="2"/>сделки </text:p>
        </text:list-header>
      </text:list>
      <text:p text:style-name="P6"><text:s text:c="7"/>основными <text:s/>фондами, <text:s/>возможным <text:s/>последствием <text:s/>которых <text:s text:c="3"/>является <text:s text:c="4"/>их <text:s text:c="3"/>отчуждение <text:s/></text:p>
      <text:p text:style-name="P6"><text:s text:c="7"/>в пользу <text:s/>третьих лиц.</text:p>
      <text:list xml:id="list34690441" text:continue-numbering="true" text:style-name="WW8Num2">
        <text:list-header>
          <text:p text:style-name="P68">8.6.При осуществлении оперативного управления имуществом Школа обязана:</text:p>
          <text:p text:style-name="P65"><text:s text:c="3"/>- эффективно использовать имущество;</text:p>
          <text:p text:style-name="P65"><text:s text:c="3"/>- обеспечивать <text:s text:c="4"/>сохранность <text:s text:c="4"/>и <text:s text:c="4"/>использовать <text:s text:c="3"/>имущество <text:s text:c="3"/>строго <text:s text:c="3"/>по <text:s text:c="4"/>целевому </text:p>
        </text:list-header>
      </text:list>
      <text:p text:style-name="P6"><text:s text:c="6"/>назначению; <text:s text:c="153"/></text:p>
      <text:list xml:id="list34675196" text:continue-numbering="true" text:style-name="WW8Num2">
        <text:list-header>
          <text:p text:style-name="P66"><text:s text:c="3"/>- не <text:s text:c="2"/>допускать <text:s text:c="3"/>ухудшения <text:s text:c="2"/>технического <text:s text:c="3"/>состояния <text:s text:c="3"/>имущества <text:s text:c="4"/>(за <text:s/>исключением <text:s text:c="2"/></text:p>
          <text:p text:style-name="P66"><text:s text:c="6"/>нормативного износа в процессе эксплуатации);</text:p>
          <text:p text:style-name="P65"><text:s text:c="3"/>- осуществлять капитальный <text:s/>и <text:s/>текущий <text:s text:c="3"/>ремонт <text:s text:c="2"/>при <text:s text:c="3"/>соответствующем <text:s text:c="3"/>бюджетном <text:s/></text:p>
        </text:list-header>
      </text:list>
      <text:p text:style-name="P35"><text:s text:c="6"/>финансовом обеспечении образовательной деятельности учреждения. <text:s text:c="145"/></text:p>
      <text:list xml:id="list34694734" text:continue-numbering="true" text:style-name="WW8Num2">
        <text:list-header>
          <text:p text:style-name="P69">8.7.Изъятие <text:s text:c="3"/>или <text:s text:c="4"/>отчуждение <text:s text:c="4"/>имущества <text:s text:c="5"/>Школы <text:s text:c="4"/>производится <text:s text:c="4"/>в <text:s text:c="5"/>случаях <text:s text:c="4"/>и <text:s text:c="3"/></text:p>
        </text:list-header>
      </text:list>
      <text:p text:style-name="P6"><text:s text:c="6"/>порядке, предусмотренных действующим законодательством.</text:p>
      <text:list xml:id="list34680730" text:continue-numbering="true" text:style-name="WW8Num2">
        <text:list-header>
          <text:p text:style-name="P68">8.8.Школа самостоятельно распоряжается имеющимися финансовыми средствами.</text:p>
          <text:p text:style-name="P70"><text:s text:c="2"/>- <text:s/>устанавливает <text:s text:c="5"/>работникам <text:s text:c="5"/>ставки <text:s text:c="4"/>заработной <text:s text:c="4"/>платы <text:s text:c="4"/>(должностные <text:s text:c="4"/>оклады <text:s text:c="2"/></text:p>
        </text:list-header>
      </text:list>
      <text:p text:style-name="P8"><text:s text:c="5"/>в соответствии с действующим законодательством); <text:s text:c="187"/></text:p>
      <text:list xml:id="list34674530" text:continue-numbering="true" text:style-name="WW8Num2">
        <text:list-header>
          <text:p text:style-name="P70"><text:soft-page-break/><text:s text:c="154"/>27</text:p>
          <text:p text:style-name="P70"><text:s text:c="2"/>- <text:s/>в <text:s/>установленном <text:s text:c="3"/>порядке <text:s text:c="5"/>определяет <text:s text:c="3"/>виды <text:s text:c="2"/>и <text:s text:c="3"/>размеры <text:s text:c="4"/>надбавок, <text:s text:c="2"/>доплаты <text:s text:c="4"/>и <text:s text:c="3"/></text:p>
        </text:list-header>
      </text:list>
      <text:p text:style-name="P6"><text:s text:c="5"/>других <text:s/><text:span text:style-name="T4">выплатах <text:s text:c="4"/>стимулирующего <text:s text:c="3"/>характера <text:s text:c="2"/>в <text:s text:c="4"/>пределах <text:s text:c="2"/>средств, <text:s text:c="2"/>направленных <text:s text:c="4"/></text:span></text:p>
      <text:p text:style-name="P8"><text:s text:c="5"/>на <text:s text:c="2"/>оплату труда <text:s text:c="2"/>в <text:s text:c="2"/>соответствии <text:s text:c="2"/>с <text:s/>Положением, а <text:s text:c="4"/>также <text:s text:c="5"/>структуру <text:s text:c="4"/>управления <text:s text:c="3"/></text:p>
      <text:p text:style-name="P8"><text:s text:c="5"/>деятельностью <text:s text:c="3"/>Школы, <text:s text:c="7"/>штатное <text:s text:c="7"/>расписание, <text:s text:c="4"/>распределение <text:s text:c="6"/>должностных <text:s text:c="3"/></text:p>
      <text:p text:style-name="P45"><text:s text:c="5"/>обязанностей <text:s text:c="3"/>по согласованию с Учредителем;</text:p>
      <text:list xml:id="list34662833" text:continue-numbering="true" text:style-name="WW8Num2">
        <text:list-header>
          <text:p text:style-name="P70"><text:s text:c="3"/>- выплачивает <text:s text:c="3"/>материальную <text:s text:c="2"/>помощь в пределах фонда оплаты <text:s/>труда <text:s text:c="3"/>в <text:s text:c="2"/>соответствии <text:s text:c="2"/></text:p>
        </text:list-header>
      </text:list>
      <text:p text:style-name="P8"><text:s text:c="5"/>с локальными актами Школы.</text:p>
      <text:p text:style-name="P14"/>
      <text:p text:style-name="P25"><text:s text:c="2"/>8.9.Школа вправе <text:s text:c="4"/>осуществлять <text:s text:c="6"/>самостоятельную <text:s text:c="5"/>хозяйственную <text:s text:c="6"/>деятельность, <text:s/></text:p>
      <text:p text:style-name="P39"><text:s text:c="3"/>предусмотренную настоящим Уставом.</text:p>
      <text:p text:style-name="P3"><text:s/>8.10.Школа обязана:</text:p>
      <text:p text:style-name="P20"><text:s text:c="5"/>- <text:s/>возмещать ущерб, <text:s text:c="2"/>примененный <text:s text:c="3"/>нерациональным <text:s text:c="2"/>использованием <text:s text:c="3"/>земли, <text:s text:c="3"/>других </text:p>
      <text:p text:style-name="P20"><text:s text:c="7"/>природных <text:s text:c="5"/>ресурсов, <text:s text:c="3"/>загрязнений <text:s text:c="6"/>окружающей <text:s text:c="5"/>среды, <text:s text:c="2"/>нарушение <text:s text:c="6"/>правил </text:p>
      <text:p text:style-name="P20"><text:s text:c="7"/>безопасности <text:s/>производства, санитарно-технических <text:s/>норм <text:s text:c="2"/>и <text:s text:c="2"/>требований <text:s text:c="3"/>по <text:s text:c="3"/>защите <text:s/></text:p>
      <text:p text:style-name="P20"><text:s text:c="7"/>здоровья населения;</text:p>
      <text:p text:style-name="P20"><text:s text:c="4"/>- <text:s/>обеспечивать <text:s text:c="4"/>своих <text:s text:c="4"/>работников <text:s text:c="4"/>безопасными <text:s text:c="3"/>условиями <text:s text:c="6"/>труда <text:s text:c="4"/>и <text:s text:c="6"/>нести </text:p>
      <text:p text:style-name="P20"><text:s text:c="8"/>ответственность в установленном порядке за <text:s text:c="2"/>ущерб, <text:s/>причиненный <text:s text:c="3"/>их <text:s text:c="3"/>здоровью <text:s text:c="3"/>и <text:s/></text:p>
      <text:p text:style-name="P20"><text:s text:c="8"/>трудоспособность; </text:p>
      <text:p text:style-name="P20"><text:s text:c="4"/>- <text:s/>осуществлять <text:s text:c="4"/>оперативный <text:s text:c="4"/>бухгалтерский <text:s text:c="4"/>учёт <text:s text:c="3"/>результатов <text:s text:c="3"/>производственной </text:p>
      <text:p text:style-name="P20"><text:s text:c="8"/>хозяйственной <text:s text:c="4"/>и <text:s text:c="4"/>иной <text:s text:c="3"/>деятельности, <text:s/>вести <text:s text:c="2"/>статистическую <text:s text:c="3"/>и <text:s text:c="4"/>бухгалтерскую </text:p>
      <text:p text:style-name="P20"><text:s text:c="8"/>отчётность, отчитываться о результатах деятельности; <text:s text:c="445"/></text:p>
      <text:p text:style-name="P20"><text:s text:c="5"/>- <text:s/>средства <text:s text:c="4"/>местного <text:s text:c="4"/>бюджета <text:s text:c="5"/>Поныровского <text:s text:c="4"/>района <text:s text:c="4"/>расходовать <text:s text:c="4"/>строго <text:s text:c="3"/>в </text:p>
      <text:p text:style-name="P22"><text:s text:c="8"/>соответствии <text:s text:c="2"/>с <text:s text:c="3"/>утверждёнными <text:s text:c="3"/>бюджетной <text:s text:c="3"/>сметой <text:s text:c="4"/>и <text:s text:c="4"/>лимитами <text:s text:c="2"/>бюджетных </text:p>
      <text:p text:style-name="P22"><text:s text:c="8"/>обязательств;</text:p>
      <text:p text:style-name="P20"><text:s text:c="5"/>- договоры на поставку <text:s text:c="2"/>товаров, <text:s/>работ <text:s text:c="2"/>и <text:s text:c="4"/>услуг <text:s text:c="5"/>в <text:s text:c="3"/>целях <text:s text:c="3"/>реализации <text:s text:c="5"/>функций, <text:s text:c="146"/></text:p>
      <text:p text:style-name="P20"><text:s text:c="8"/>предусмотреннных <text:s text:c="4"/>настоящим <text:s text:c="3"/>Уставом, <text:s text:c="2"/>заключать <text:s text:c="3"/>в <text:s text:c="4"/>пределах <text:s text:c="4"/>утверждённых <text:s/></text:p>
      <text:p text:style-name="P20"><text:s text:c="8"/>лимитов <text:s/>бюджетных обязательств;</text:p>
      <text:p text:style-name="P20"><text:s text:c="5"/>- не привлекать кредиты, не <text:s/>предоставлять <text:s text:c="2"/>гарантии, поручительства, не <text:s text:c="2"/>принимать <text:s text:c="2"/>на</text:p>
      <text:p text:style-name="P20"><text:s text:c="8"/>себя <text:s text:c="2"/>обязательства третьих лиц;</text:p>
      <text:p text:style-name="P20"><text:s text:c="6"/>- открывать счета в кредитных <text:s/>организациях <text:s text:c="2"/>только <text:s text:c="3"/>по <text:s text:c="3"/>письменному <text:s text:c="3"/>согласованию </text:p>
      <text:p text:style-name="P20"><text:s text:c="9"/>с <text:s/>органом, осуществляющим финансовое обеспечение <text:s/>образовательной <text:s text:c="3"/>деятельности</text:p>
      <text:p text:style-name="P21"><text:s text:c="9"/>Школы.</text:p>
      <text:p text:style-name="P3"><text:soft-page-break/><text:s text:c="153"/>28</text:p>
      <text:p text:style-name="P3"><text:s/>8.11.Контроль и ревизия деятельности Школы осуществляется Учредителем, либо органами, <text:s text:c="3"/></text:p>
      <text:p text:style-name="P3"><text:s text:c="8"/>на <text:s text:c="2"/>которые в <text:s/>соответствии <text:s/>с действующим законодательством <text:s text:c="3"/>возложены <text:s text:c="3"/>проверки <text:s text:c="2"/></text:p>
      <text:p text:style-name="P3"><text:s text:c="8"/>деятельности муниципальных учреждений. <text:s/></text:p>
      <text:p text:style-name="P25">8.12.Контроль за использованием и распоряжением <text:s/>имуществом, <text:s/>закреплённым <text:s/>за <text:s/>Школой <text:s text:c="8"/></text:p>
      <text:p text:style-name="P25"><text:s text:c="7"/>на праве оперативного управления, осуществляет администрация <text:s/>Поныровского <text:s/>района</text:p>
      <text:p text:style-name="P4"><text:s text:c="7"/>или уполномоченный ею орган.</text:p>
      <text:p text:style-name="P3">8.13.За искажение <text:s text:c="5"/>государственной <text:s text:c="4"/>отчётности <text:s text:c="4"/>должностные <text:s text:c="3"/>лица <text:s text:c="3"/>Школы <text:s text:c="3"/>несут <text:s text:c="3"/></text:p>
      <text:p text:style-name="P4"><text:s text:c="8"/>установленную <text:s text:c="5"/>законодательством <text:s text:c="6"/>Российской <text:s text:c="5"/>Федерации <text:s text:c="5"/>дисциплинарную <text:s text:c="2"/></text:p>
      <text:p text:style-name="P4"><text:s text:c="8"/>административную <text:s/>и <text:s text:c="2"/>уголовную <text:s text:c="2"/>ответственность.</text:p>
      <text:p text:style-name="P3">8.14. Бухгалтерский учет <text:s/>и <text:s text:c="3"/>отчетность <text:s text:c="3"/>осуществляет <text:s text:c="3"/>Школа <text:s text:c="3"/>или <text:s text:c="4"/>Централизованная <text:s text:c="3"/></text:p>
      <text:p text:style-name="P3"><text:s text:c="9"/>бухгалтерия <text:s/>учреждений <text:s/>культуры <text:s/>Поныровского <text:s/>района <text:s/>Курской <text:s/>области на <text:s/>основ-</text:p>
      <text:p text:style-name="P33"><text:s text:c="9"/>ве <text:s text:c="3"/>заключенного договора. <text:s text:c="163"/></text:p>
      <text:p text:style-name="P11">8.15. Ведение <text:s/>учета <text:s/>доходов и расходов <text:s/>дополнительных <text:s text:c="3"/>видов <text:s text:c="4"/>деятельности <text:s text:c="4"/>должно</text:p>
      <text:p text:style-name="P11"><text:s text:c="8"/>осуществляться <text:s/>в <text:s/>соответствии <text:s/>с <text:s/>действующим <text:s text:c="2"/>законодательством, <text:s/>Бюджетным <text:s text:c="2"/>ко- <text:s/></text:p>
      <text:p text:style-name="P11"><text:s text:c="9"/>дексом <text:s/>и <text:s/>настоящим <text:s/>Уставом. <text:s/></text:p>
      <text:p text:style-name="P11">8.16. Дополнительные платные образовательные услуги предоставляются обучающимся и их <text:s text:c="2"/></text:p>
      <text:p text:style-name="P11"><text:s text:c="9"/>родителям (законным представителям) в соответствии с заключенными с ними <text:s text:c="2"/>догово-</text:p>
      <text:p text:style-name="P11"><text:s text:c="9"/>рами. </text:p>
      <text:p text:style-name="P11"><text:s text:c="9"/>Размер платы за дополнительные <text:s/>платные <text:s/>образовательные <text:s text:c="2"/>услуги <text:s text:c="2"/>устанавливается</text:p>
      <text:p text:style-name="P11"><text:s text:c="9"/>Представительным собранием Поныровского района Курской области. <text:s text:c="288"/></text:p>
      <text:p text:style-name="P11">8.17. Школа может оказывать дополнительные образовательные услуги, выходящие за рамки <text:s text:c="8"/></text:p>
      <text:p text:style-name="P11"><text:s text:c="8"/>финансируемых из бюджета образовательных программ.</text:p>
      <text:p text:style-name="P11"><text:s text:c="8"/>Доход от платных дополнительных образовательных услуг используется Школой в уста-</text:p>
      <text:p text:style-name="P11"><text:s text:c="9"/>новленном порядке в соответствии с ее уставными целями деятельности. <text:s text:c="146"/></text:p>
      <text:p text:style-name="P17">8.18.Финансовое обеспечение деятельности образовательного <text:s/>учреждения <text:s text:c="2"/>осуществляется </text:p>
      <text:p text:style-name="P17"><text:s text:c="9"/>за счет средств, поступающих <text:s/>от <text:s/>Учредителя, <text:s/>и <text:s/>местных <text:s/>нормативов <text:s/>в <text:s text:c="2"/>расчете <text:s text:c="2"/>на </text:p>
      <text:p text:style-name="P17"><text:s text:c="9"/>одного <text:s text:c="2"/>ребенка <text:s text:c="2"/>в <text:s text:c="2"/>зависимости <text:s text:c="3"/>от <text:s text:c="3"/>вида <text:s text:c="3"/>учреждения. <text:s/>Нормативы <text:s text:c="3"/>финансового </text:p>
      <text:p text:style-name="P17"><text:s text:c="9"/>обеспечения <text:s text:c="3"/>образовательной <text:s text:c="5"/>деятельности <text:s text:c="3"/>учреждения <text:s text:c="3"/>устанавливаются <text:s text:c="2"/>вне</text:p>
      <text:p text:style-name="P17"><text:s text:c="9"/>зависимости <text:s text:c="2"/>от количества детей. Привлечение дополнительных средств не влечет <text:s/>за <text:s/></text:p>
      <text:p text:style-name="P17"><text:s text:c="9"/>собой <text:s text:c="3"/>снижения <text:s text:c="2"/>нормативов <text:s text:c="2"/>и <text:s text:c="2"/>(или) <text:s text:c="3"/>абсолютных <text:s text:c="2"/>размеров <text:s text:c="3"/>его <text:s text:c="3"/>финансового </text:p>
      <text:p text:style-name="P17"><text:s text:c="9"/>обеспечения образовательной деятельности учреждения из <text:s/>бюджета <text:s text:c="2"/>Учредителя.<text:span text:style-name="T3"> <text:s text:c="124"/></text:span></text:p>
      <text:h text:style-name="P60" text:outline-level="1" text:is-list-header="true"><text:soft-page-break/><text:s text:c="126"/><text:span text:style-name="T5">29</text:span> <text:s text:c="34"/></text:h>
      <text:h text:style-name="P60" text:outline-level="1"><text:s text:c="29"/>9. <text:s/>Реорганизация и ликвидация Школы</text:h>
      <text:p text:style-name="P3">9.1. Реорганизация Школы (слияние, присоединение, <text:s/>разделение, преобразование <text:s/>организа-</text:p>
      <text:p text:style-name="P3"><text:s text:c="3"/>ционно - правовой <text:s/>формы) <text:s/>может <text:s/>быть <text:s/>осуществлена <text:s text:c="2"/>в <text:s text:c="3"/>соответствии <text:s text:c="2"/>с <text:s/>действующим <text:s text:c="4"/>законодательством Российской Федерации , Курской области и нормативными правовыми актами Поныровского района. <text:s/></text:p>
      <text:p text:style-name="P3">9.2. Решение <text:s/>о <text:s/>ликвидации <text:s/>Школы <text:s/>принимается Учредителем в порядке, предусмотренном </text:p>
      <text:p text:style-name="P2"><text:s text:c="7"/>законодательством Российской Федерации, Курской области и нормативными правовыми <text:s text:c="2"/></text:p>
      <text:p text:style-name="P4"><text:s text:c="6"/>актами Поныровского района.</text:p>
      <text:p text:style-name="P3">9.3.При ликвидации и реорганизации Школы уволенным работникам <text:s text:c="2"/>гарантируется <text:s text:c="2"/>соблю-</text:p>
      <text:p text:style-name="P4"><text:s text:c="6"/>дение их прав в соответствии с законодательством Российской Федерации.</text:p>
      <text:p text:style-name="P3">9.4.Имущество ликвидируемой Школы после расчётов произведённых <text:s/>в <text:s/>установленном по-</text:p>
      <text:p text:style-name="P3"><text:s text:c="6"/>рядке <text:s/>с <text:s/>бюджетом, <text:s text:c="2"/>кредиторами, <text:s text:c="2"/>работниками <text:s text:c="2"/>Школы, <text:s text:c="2"/>остается <text:s text:c="2"/>в <text:s/>муниципальной</text:p>
      <text:p text:style-name="P4"><text:s text:c="6"/>собственности Поныровского района. <text:s/></text:p>
      <text:p text:style-name="P3">9.5.При реорганизации Школы все <text:s/>документы <text:s/>(управленческие, <text:s/>финансово-хозяйственные, </text:p>
      <text:p text:style-name="P3"><text:s text:c="6"/>по <text:s/>личному <text:s/>составу и др.) <text:s/>передаются <text:s/>в <text:s text:c="2"/>соответствии <text:s/>с <text:s/>установленными <text:s text:c="2"/>правилами</text:p>
      <text:p text:style-name="P4"><text:s text:c="6"/>учреждению-правоприемнику. <text:s/></text:p>
      <text:p text:style-name="P3">9.6.При ликвидации <text:s/>Школы <text:s/>документация <text:s/>постоянного <text:s/>хранения <text:s/>передаётся <text:s/>на <text:s/>государ-</text:p>
      <text:p text:style-name="P3"><text:s text:c="6"/>ственное хранение в архивное учреждение, документы по личному составу (приказы,лич-</text:p>
      <text:p text:style-name="P3"><text:s text:c="6"/>ные дела, карточки учета, <text:s/>лицевые <text:s/>счета <text:s/>и т.п.) <text:s/>передаются <text:s/>на <text:s/>хранение <text:s/>в <text:s/>районный </text:p>
      <text:p text:style-name="P3"><text:s text:c="6"/>архивный <text:s/>фонд <text:s/>по <text:s/>месту <text:s/>нахождения <text:s/>Школы. <text:s/>Передача <text:s/>и <text:s/>упорядочение <text:s/>документов <text:s text:c="149"/></text:p>
      <text:p text:style-name="P3"><text:s text:c="6"/>осуществляется <text:s/>силами <text:s text:c="2"/>и <text:s text:c="2"/>за <text:s text:c="2"/>счет <text:s text:c="2"/>средств <text:s text:c="2"/>Школы <text:s text:c="2"/>в <text:s/>соответствии <text:s/>с требованиями <text:s text:c="5"/></text:p>
      <text:p text:style-name="P4"><text:s text:c="6"/>архивных органов. <text:s text:c="2"/></text:p>
      <text:p text:style-name="P3">9.7.Школа считается прекратившей существование после внесения об этом записи в Единый <text:s text:c="145"/></text:p>
      <text:p text:style-name="P4"><text:s text:c="7"/>Государственный реестр юридических лиц.</text:p>
      <text:p text:style-name="P3">9.8.Все изменения и дополнения к настоящему Уставу, новые редакции Устава <text:s text:c="2"/>утверждают-</text:p>
      <text:p text:style-name="P3"><text:s text:c="6"/>ся Учредителем и регистрируется в установленном законодательством порядке.</text:p>
      <text:p text:style-name="P16"><text:s text:c="186"/><text:span text:style-name="T12">10. Локальные акты</text:span></text:p>
      <text:p text:style-name="P15"/>
      <text:p text:style-name="P14"><text:span text:style-name="T20">10</text:span><text:span text:style-name="T21">.1.Деятельность Школы регламентируется следующими видами локальных актов: п</text:span>риказы,</text:p>
      <text:list xml:id="list34674624" text:continue-numbering="true" text:style-name="WW8Num2">
        <text:list-header>
          <text:p text:style-name="P71"><text:soft-page-break/><text:s text:c="153"/>30</text:p>
          <text:p text:style-name="P71"><text:s text:c="7"/>правила, инструкции, положения, договоры, учебные планы, графики и другие.</text:p>
        </text:list-header>
      </text:list>
      <text:p text:style-name="P3">10.2. Локальные <text:s/>акты <text:s/>Школы не могут противоречить настоящему <text:s/>Уставу <text:s/>и <text:s/>законодатель-</text:p>
      <text:p text:style-name="P40"><text:s text:c="7"/>ству Российской Федерации. <text:s text:c="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Quotations" style:family="paragraph" style:parent-style-name="Standard" style:class="html"/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635cm" fo:margin-right="1cm" fo:margin-top="0.423cm" fo:margin-bottom="0.212cm" fo:text-align="center" style:justify-single-word="false" fo:text-indent="-0.635cm" style:auto-text-indent="false"/>
      <style:text-properties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list-style-name="WW8Num2" style:class="text">
      <style:paragraph-properties fo:margin="100%" fo:margin-left="0cm" fo:margin-right="0cm" fo:margin-top="0.176cm" fo:margin-bottom="0.176cm" fo:text-align="justify" style:justify-single-word="false" fo:hyphenation-ladder-count="no-limit" fo:text-indent="0cm" style:auto-text-indent="false">
        <style:tab-stops>
          <style:tab-stop style:position="-0.25cm"/>
          <style:tab-stop style:position="0.635cm"/>
          <style:tab-stop style:position="0.751cm"/>
          <style:tab-stop style:position="1.501cm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Нумерованный_20_обычный_20_Знак_20_Знак" style:display-name="Нумерованный обычный Знак Знак" style:family="text" style:parent-style-name="Основной_20_шрифт_20_абзаца">
      <style:text-properties fo:font-size="12pt" fo:language="ru" fo:country="RU" style:font-size-asian="12pt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start-value="9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 text:c="4"/></text:p>
      </style:header>
      <style:footer>
        <text:p text:style-name="Footer"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5T11:35:07.12</meta:creation-date>
    <dc:date>2012-07-06T14:54:18.13</dc:date>
    <meta:editing-duration>PT1H58S</meta:editing-duration>
    <meta:editing-cycles>26</meta:editing-cycles>
    <meta:generator>LibreOffice/3.5$Windows_x86 LibreOffice_project/165a79a-7059095-e13bb37-fef39a4-9503d18</meta:generator>
    <meta:print-date>2012-07-05T15:28:43.04</meta:print-date>
    <meta:document-statistic meta:table-count="0" meta:image-count="0" meta:object-count="0" meta:page-count="30" meta:paragraph-count="932" meta:word-count="6628" meta:character-count="84238" meta:non-whitespace-character-count="50347"/>
  </office:meta>
</office:document-meta>
</file>